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54cm"/>
    </style:style>
    <style:style style:name="co3" style:family="table-column">
      <style:table-column-properties fo:break-before="auto" style:column-width="18.812cm"/>
    </style:style>
    <style:style style:name="co4" style:family="table-column">
      <style:table-column-properties fo:break-before="auto" style:column-width="16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1 </text:p>
          </table:table-cell>
          <table:table-cell office:value-type="string" calcext:value-type="string">
            <text:p>green1</text:p>
          </table:table-cell>
          <table:table-cell office:value-type="string" calcext:value-type="string">
            <text:p>blue1</text:p>
          </table:table-cell>
          <table:table-cell office:value-type="string" calcext:value-type="string">
            <text:p>flix_code</text:p>
          </table:table-cell>
          <table:table-cell office:value-type="string" calcext:value-type="string">
            <text:p>Flix_code2</text:p>
          </table:table-cell>
        </table:table-row>
        <table:table-row table:style-name="ro1">
          <table:table-cell office:value-type="string" calcext:value-type="string">
            <text:p>aliceblue</text:p>
          </table:table-cell>
          <table:table-cell office:value-type="string" calcext:value-type="string">
            <text:p>rgb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table:formula="of:=[.C2]/255" office:value-type="float" office:value="0.941176470588235" calcext:value-type="float">
            <text:p>0.94</text:p>
          </table:table-cell>
          <table:table-cell table:formula="of:=[.D2]/255" office:value-type="float" office:value="0.972549019607843" calcext:value-type="float">
            <text:p>0.97</text:p>
          </table:table-cell>
          <table:table-cell table:style-name="ce1" table:formula="of:=[.E2]/255" office:value-type="float" office:value="1" calcext:value-type="float">
            <text:p>1.00</text:p>
          </table:table-cell>
          <table:table-cell table:formula="of:=&quot;pub def &quot;&amp; [.A2] &amp; &quot;(): NamedColour = {name = &quot;&quot;&quot; &amp; [.A2] &amp; &quot;&quot;&quot;, red = &quot; &amp; [.C2] &amp; &quot;, green = &quot; &amp; [.D2] &amp; &quot;, blue = &quot; &amp; [.E2] &amp; &quot;}&quot;" office:value-type="string" office:string-value="pub def aliceblue(): NamedColour = {name = &quot;aliceblue&quot;, red = 240, green = 248, blue = 255}" calcext:value-type="string">
            <text:p>pub def aliceblue(): NamedColour = {name = "aliceblue", red = 240, green = 248, blue = 255}</text:p>
          </table:table-cell>
          <table:table-cell table:formula="of:=&quot;pub def &quot;&amp; [.A2] &amp; &quot;(): NamedColour = {name = &quot;&quot;&quot; &amp; [.A2] &amp; &quot;&quot;&quot;, red = &quot; &amp; TEXT([.F2]; &quot;#0.00&quot;) &amp; &quot;f64, green = &quot; &amp; TEXT([.G2]; &quot;#0.00&quot;) &amp; &quot;f64, blue = &quot; &amp; TEXT([.H2]; &quot;#0.00&quot;) &amp; &quot;f64}&quot;" office:value-type="string" office:string-value="pub def aliceblue(): NamedColour = {name = &quot;aliceblue&quot;, red = 0.94f64, green = 0.97f64, blue = 1.00f64}" calcext:value-type="string">
            <text:p>pub def aliceblue(): NamedColour = {name = "aliceblue", red = 0.94f64, green = 0.97f64, blue = 1.00f64}</text:p>
          </table:table-cell>
        </table:table-row>
        <table:table-row table:style-name="ro1">
          <table:table-cell office:value-type="string" calcext:value-type="string">
            <text:p>antiquewhite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table:formula="of:=[.C3]/255" office:value-type="float" office:value="0.980392156862745" calcext:value-type="float">
            <text:p>0.98</text:p>
          </table:table-cell>
          <table:table-cell table:formula="of:=[.D3]/255" office:value-type="float" office:value="0.92156862745098" calcext:value-type="float">
            <text:p>0.92</text:p>
          </table:table-cell>
          <table:table-cell table:style-name="ce1" table:formula="of:=[.E3]/255" office:value-type="float" office:value="0.843137254901961" calcext:value-type="float">
            <text:p>0.84</text:p>
          </table:table-cell>
          <table:table-cell table:formula="of:=&quot;pub def &quot;&amp; [.A3] &amp; &quot;(): NamedColour = {name = &quot;&quot;&quot; &amp; [.A3] &amp; &quot;&quot;&quot;, red = &quot; &amp; [.C3] &amp; &quot;, green = &quot; &amp; [.D3] &amp; &quot;, blue = &quot; &amp; [.E3] &amp; &quot;}&quot;" office:value-type="string" office:string-value="pub def antiquewhite(): NamedColour = {name = &quot;antiquewhite&quot;, red = 250, green = 235, blue = 215}" calcext:value-type="string">
            <text:p>pub def antiquewhite(): NamedColour = {name = "antiquewhite", red = 250, green = 235, blue = 215}</text:p>
          </table:table-cell>
          <table:table-cell table:formula="of:=&quot;pub def &quot;&amp; [.A3] &amp; &quot;(): NamedColour = {name = &quot;&quot;&quot; &amp; [.A3] &amp; &quot;&quot;&quot;, red = &quot; &amp; TEXT([.F3]; &quot;#0.00&quot;) &amp; &quot;f64, green = &quot; &amp; TEXT([.G3]; &quot;#0.00&quot;) &amp; &quot;f64, blue = &quot; &amp; TEXT([.H3]; &quot;#0.00&quot;) &amp; &quot;f64}&quot;" office:value-type="string" office:string-value="pub def antiquewhite(): NamedColour = {name = &quot;antiquewhite&quot;, red = 0.98f64, green = 0.92f64, blue = 0.84f64}" calcext:value-type="string">
            <text:p>pub def antiquewhite(): NamedColour = {name = "antiquewhite", red = 0.98f64, green = 0.92f64, blue = 0.84f64}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[.C4]/255" office:value-type="float" office:value="0" calcext:value-type="float">
            <text:p>0.00</text:p>
          </table:table-cell>
          <table:table-cell table:formula="of:=[.D4]/255" office:value-type="float" office:value="1" calcext:value-type="float">
            <text:p>1.00</text:p>
          </table:table-cell>
          <table:table-cell table:style-name="ce1" table:formula="of:=[.E4]/255" office:value-type="float" office:value="1" calcext:value-type="float">
            <text:p>1.00</text:p>
          </table:table-cell>
          <table:table-cell table:formula="of:=&quot;pub def &quot;&amp; [.A4] &amp; &quot;(): NamedColour = {name = &quot;&quot;&quot; &amp; [.A4] &amp; &quot;&quot;&quot;, red = &quot; &amp; [.C4] &amp; &quot;, green = &quot; &amp; [.D4] &amp; &quot;, blue = &quot; &amp; [.E4] &amp; &quot;}&quot;" office:value-type="string" office:string-value="pub def aqua(): NamedColour = {name = &quot;aqua&quot;, red = 0, green = 255, blue = 255}" calcext:value-type="string">
            <text:p>pub def aqua(): NamedColour = {name = "aqua", red = 0, green = 255, blue = 255}</text:p>
          </table:table-cell>
          <table:table-cell table:formula="of:=&quot;pub def &quot;&amp; [.A4] &amp; &quot;(): NamedColour = {name = &quot;&quot;&quot; &amp; [.A4] &amp; &quot;&quot;&quot;, red = &quot; &amp; TEXT([.F4]; &quot;#0.00&quot;) &amp; &quot;f64, green = &quot; &amp; TEXT([.G4]; &quot;#0.00&quot;) &amp; &quot;f64, blue = &quot; &amp; TEXT([.H4]; &quot;#0.00&quot;) &amp; &quot;f64}&quot;" office:value-type="string" office:string-value="pub def aqua(): NamedColour = {name = &quot;aqua&quot;, red = 0.00f64, green = 1.00f64, blue = 1.00f64}" calcext:value-type="string">
            <text:p>pub def aqua(): NamedColour = {name = "aqua", red = 0.00f64, green = 1.00f64, blue = 1.00f64}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rgb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12" calcext:value-type="float">
            <text:p>212</text:p>
          </table:table-cell>
          <table:table-cell table:formula="of:=[.C5]/255" office:value-type="float" office:value="0.498039215686275" calcext:value-type="float">
            <text:p>0.50</text:p>
          </table:table-cell>
          <table:table-cell table:formula="of:=[.D5]/255" office:value-type="float" office:value="1" calcext:value-type="float">
            <text:p>1.00</text:p>
          </table:table-cell>
          <table:table-cell table:style-name="ce1" table:formula="of:=[.E5]/255" office:value-type="float" office:value="0.831372549019608" calcext:value-type="float">
            <text:p>0.83</text:p>
          </table:table-cell>
          <table:table-cell table:formula="of:=&quot;pub def &quot;&amp; [.A5] &amp; &quot;(): NamedColour = {name = &quot;&quot;&quot; &amp; [.A5] &amp; &quot;&quot;&quot;, red = &quot; &amp; [.C5] &amp; &quot;, green = &quot; &amp; [.D5] &amp; &quot;, blue = &quot; &amp; [.E5] &amp; &quot;}&quot;" office:value-type="string" office:string-value="pub def aquamarine(): NamedColour = {name = &quot;aquamarine&quot;, red = 127, green = 255, blue = 212}" calcext:value-type="string">
            <text:p>pub def aquamarine(): NamedColour = {name = "aquamarine", red = 127, green = 255, blue = 212}</text:p>
          </table:table-cell>
          <table:table-cell table:formula="of:=&quot;pub def &quot;&amp; [.A5] &amp; &quot;(): NamedColour = {name = &quot;&quot;&quot; &amp; [.A5] &amp; &quot;&quot;&quot;, red = &quot; &amp; TEXT([.F5]; &quot;#0.00&quot;) &amp; &quot;f64, green = &quot; &amp; TEXT([.G5]; &quot;#0.00&quot;) &amp; &quot;f64, blue = &quot; &amp; TEXT([.H5]; &quot;#0.00&quot;) &amp; &quot;f64}&quot;" office:value-type="string" office:string-value="pub def aquamarine(): NamedColour = {name = &quot;aquamarine&quot;, red = 0.50f64, green = 1.00f64, blue = 0.83f64}" calcext:value-type="string">
            <text:p>pub def aquamarine(): NamedColour = {name = "aquamarine", red = 0.50f64, green = 1.00f64, blue = 0.83f64}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rgb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[.C6]/255" office:value-type="float" office:value="0.941176470588235" calcext:value-type="float">
            <text:p>0.94</text:p>
          </table:table-cell>
          <table:table-cell table:formula="of:=[.D6]/255" office:value-type="float" office:value="1" calcext:value-type="float">
            <text:p>1.00</text:p>
          </table:table-cell>
          <table:table-cell table:style-name="ce1" table:formula="of:=[.E6]/255" office:value-type="float" office:value="1" calcext:value-type="float">
            <text:p>1.00</text:p>
          </table:table-cell>
          <table:table-cell table:formula="of:=&quot;pub def &quot;&amp; [.A6] &amp; &quot;(): NamedColour = {name = &quot;&quot;&quot; &amp; [.A6] &amp; &quot;&quot;&quot;, red = &quot; &amp; [.C6] &amp; &quot;, green = &quot; &amp; [.D6] &amp; &quot;, blue = &quot; &amp; [.E6] &amp; &quot;}&quot;" office:value-type="string" office:string-value="pub def azure(): NamedColour = {name = &quot;azure&quot;, red = 240, green = 255, blue = 255}" calcext:value-type="string">
            <text:p>pub def azure(): NamedColour = {name = "azure", red = 240, green = 255, blue = 255}</text:p>
          </table:table-cell>
          <table:table-cell table:formula="of:=&quot;pub def &quot;&amp; [.A6] &amp; &quot;(): NamedColour = {name = &quot;&quot;&quot; &amp; [.A6] &amp; &quot;&quot;&quot;, red = &quot; &amp; TEXT([.F6]; &quot;#0.00&quot;) &amp; &quot;f64, green = &quot; &amp; TEXT([.G6]; &quot;#0.00&quot;) &amp; &quot;f64, blue = &quot; &amp; TEXT([.H6]; &quot;#0.00&quot;) &amp; &quot;f64}&quot;" office:value-type="string" office:string-value="pub def azure(): NamedColour = {name = &quot;azure&quot;, red = 0.94f64, green = 1.00f64, blue = 1.00f64}" calcext:value-type="string">
            <text:p>pub def azure(): NamedColour = {name = "azure", red = 0.94f64, green = 1.00f64, blue = 1.00f64}</text:p>
          </table:table-cell>
        </table:table-row>
        <table:table-row table:style-name="ro1">
          <table:table-cell office:value-type="string" calcext:value-type="string">
            <text:p>beige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table:formula="of:=[.C7]/255" office:value-type="float" office:value="0.96078431372549" calcext:value-type="float">
            <text:p>0.96</text:p>
          </table:table-cell>
          <table:table-cell table:formula="of:=[.D7]/255" office:value-type="float" office:value="0.96078431372549" calcext:value-type="float">
            <text:p>0.96</text:p>
          </table:table-cell>
          <table:table-cell table:style-name="ce1" table:formula="of:=[.E7]/255" office:value-type="float" office:value="0.862745098039216" calcext:value-type="float">
            <text:p>0.86</text:p>
          </table:table-cell>
          <table:table-cell table:formula="of:=&quot;pub def &quot;&amp; [.A7] &amp; &quot;(): NamedColour = {name = &quot;&quot;&quot; &amp; [.A7] &amp; &quot;&quot;&quot;, red = &quot; &amp; [.C7] &amp; &quot;, green = &quot; &amp; [.D7] &amp; &quot;, blue = &quot; &amp; [.E7] &amp; &quot;}&quot;" office:value-type="string" office:string-value="pub def beige(): NamedColour = {name = &quot;beige&quot;, red = 245, green = 245, blue = 220}" calcext:value-type="string">
            <text:p>pub def beige(): NamedColour = {name = "beige", red = 245, green = 245, blue = 220}</text:p>
          </table:table-cell>
          <table:table-cell table:formula="of:=&quot;pub def &quot;&amp; [.A7] &amp; &quot;(): NamedColour = {name = &quot;&quot;&quot; &amp; [.A7] &amp; &quot;&quot;&quot;, red = &quot; &amp; TEXT([.F7]; &quot;#0.00&quot;) &amp; &quot;f64, green = &quot; &amp; TEXT([.G7]; &quot;#0.00&quot;) &amp; &quot;f64, blue = &quot; &amp; TEXT([.H7]; &quot;#0.00&quot;) &amp; &quot;f64}&quot;" office:value-type="string" office:string-value="pub def beige(): NamedColour = {name = &quot;beige&quot;, red = 0.96f64, green = 0.96f64, blue = 0.86f64}" calcext:value-type="string">
            <text:p>pub def beige(): NamedColour = {name = "beige", red = 0.96f64, green = 0.96f64, blue = 0.86f64}</text:p>
          </table:table-cell>
        </table:table-row>
        <table:table-row table:style-name="ro1">
          <table:table-cell office:value-type="string" calcext:value-type="string">
            <text:p>bisque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table:formula="of:=[.C8]/255" office:value-type="float" office:value="1" calcext:value-type="float">
            <text:p>1.00</text:p>
          </table:table-cell>
          <table:table-cell table:formula="of:=[.D8]/255" office:value-type="float" office:value="0.894117647058824" calcext:value-type="float">
            <text:p>0.89</text:p>
          </table:table-cell>
          <table:table-cell table:style-name="ce1" table:formula="of:=[.E8]/255" office:value-type="float" office:value="0.768627450980392" calcext:value-type="float">
            <text:p>0.77</text:p>
          </table:table-cell>
          <table:table-cell table:formula="of:=&quot;pub def &quot;&amp; [.A8] &amp; &quot;(): NamedColour = {name = &quot;&quot;&quot; &amp; [.A8] &amp; &quot;&quot;&quot;, red = &quot; &amp; [.C8] &amp; &quot;, green = &quot; &amp; [.D8] &amp; &quot;, blue = &quot; &amp; [.E8] &amp; &quot;}&quot;" office:value-type="string" office:string-value="pub def bisque(): NamedColour = {name = &quot;bisque&quot;, red = 255, green = 228, blue = 196}" calcext:value-type="string">
            <text:p>pub def bisque(): NamedColour = {name = "bisque", red = 255, green = 228, blue = 196}</text:p>
          </table:table-cell>
          <table:table-cell table:formula="of:=&quot;pub def &quot;&amp; [.A8] &amp; &quot;(): NamedColour = {name = &quot;&quot;&quot; &amp; [.A8] &amp; &quot;&quot;&quot;, red = &quot; &amp; TEXT([.F8]; &quot;#0.00&quot;) &amp; &quot;f64, green = &quot; &amp; TEXT([.G8]; &quot;#0.00&quot;) &amp; &quot;f64, blue = &quot; &amp; TEXT([.H8]; &quot;#0.00&quot;) &amp; &quot;f64}&quot;" office:value-type="string" office:string-value="pub def bisque(): NamedColour = {name = &quot;bisque&quot;, red = 1.00f64, green = 0.89f64, blue = 0.77f64}" calcext:value-type="string">
            <text:p>pub def bisque(): NamedColour = {name = "bisque", red = 1.00f64, green = 0.89f64, blue = 0.77f64}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/255" office:value-type="float" office:value="0" calcext:value-type="float">
            <text:p>0.00</text:p>
          </table:table-cell>
          <table:table-cell table:formula="of:=[.D9]/255" office:value-type="float" office:value="0" calcext:value-type="float">
            <text:p>0.00</text:p>
          </table:table-cell>
          <table:table-cell table:style-name="ce1" table:formula="of:=[.E9]/255" office:value-type="float" office:value="0" calcext:value-type="float">
            <text:p>0.00</text:p>
          </table:table-cell>
          <table:table-cell table:formula="of:=&quot;pub def &quot;&amp; [.A9] &amp; &quot;(): NamedColour = {name = &quot;&quot;&quot; &amp; [.A9] &amp; &quot;&quot;&quot;, red = &quot; &amp; [.C9] &amp; &quot;, green = &quot; &amp; [.D9] &amp; &quot;, blue = &quot; &amp; [.E9] &amp; &quot;}&quot;" office:value-type="string" office:string-value="pub def black(): NamedColour = {name = &quot;black&quot;, red = 0, green = 0, blue = 0}" calcext:value-type="string">
            <text:p>pub def black(): NamedColour = {name = "black", red = 0, green = 0, blue = 0}</text:p>
          </table:table-cell>
          <table:table-cell table:formula="of:=&quot;pub def &quot;&amp; [.A9] &amp; &quot;(): NamedColour = {name = &quot;&quot;&quot; &amp; [.A9] &amp; &quot;&quot;&quot;, red = &quot; &amp; TEXT([.F9]; &quot;#0.00&quot;) &amp; &quot;f64, green = &quot; &amp; TEXT([.G9]; &quot;#0.00&quot;) &amp; &quot;f64, blue = &quot; &amp; TEXT([.H9]; &quot;#0.00&quot;) &amp; &quot;f64}&quot;" office:value-type="string" office:string-value="pub def black(): NamedColour = {name = &quot;black&quot;, red = 0.00f64, green = 0.00f64, blue = 0.00f64}" calcext:value-type="string">
            <text:p>pub def black(): NamedColour = {name = "black", red = 0.00f64, green = 0.00f64, blue = 0.00f64}</text:p>
          </table:table-cell>
        </table:table-row>
        <table:table-row table:style-name="ro1">
          <table:table-cell office:value-type="string" calcext:value-type="string">
            <text:p>blanchedalmond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table:formula="of:=[.C10]/255" office:value-type="float" office:value="1" calcext:value-type="float">
            <text:p>1.00</text:p>
          </table:table-cell>
          <table:table-cell table:formula="of:=[.D10]/255" office:value-type="float" office:value="0.92156862745098" calcext:value-type="float">
            <text:p>0.92</text:p>
          </table:table-cell>
          <table:table-cell table:style-name="ce1" table:formula="of:=[.E10]/255" office:value-type="float" office:value="0.803921568627451" calcext:value-type="float">
            <text:p>0.80</text:p>
          </table:table-cell>
          <table:table-cell table:formula="of:=&quot;pub def &quot;&amp; [.A10] &amp; &quot;(): NamedColour = {name = &quot;&quot;&quot; &amp; [.A10] &amp; &quot;&quot;&quot;, red = &quot; &amp; [.C10] &amp; &quot;, green = &quot; &amp; [.D10] &amp; &quot;, blue = &quot; &amp; [.E10] &amp; &quot;}&quot;" office:value-type="string" office:string-value="pub def blanchedalmond(): NamedColour = {name = &quot;blanchedalmond&quot;, red = 255, green = 235, blue = 205}" calcext:value-type="string">
            <text:p>pub def blanchedalmond(): NamedColour = {name = "blanchedalmond", red = 255, green = 235, blue = 205}</text:p>
          </table:table-cell>
          <table:table-cell table:formula="of:=&quot;pub def &quot;&amp; [.A10] &amp; &quot;(): NamedColour = {name = &quot;&quot;&quot; &amp; [.A10] &amp; &quot;&quot;&quot;, red = &quot; &amp; TEXT([.F10]; &quot;#0.00&quot;) &amp; &quot;f64, green = &quot; &amp; TEXT([.G10]; &quot;#0.00&quot;) &amp; &quot;f64, blue = &quot; &amp; TEXT([.H10]; &quot;#0.00&quot;) &amp; &quot;f64}&quot;" office:value-type="string" office:string-value="pub def blanchedalmond(): NamedColour = {name = &quot;blanchedalmond&quot;, red = 1.00f64, green = 0.92f64, blue = 0.80f64}" calcext:value-type="string">
            <text:p>pub def blanchedalmond(): NamedColour = {name = "blanchedalmond", red = 1.00f64, green = 0.92f64, blue = 0.80f64}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[.C11]/255" office:value-type="float" office:value="0" calcext:value-type="float">
            <text:p>0.00</text:p>
          </table:table-cell>
          <table:table-cell table:formula="of:=[.D11]/255" office:value-type="float" office:value="0" calcext:value-type="float">
            <text:p>0.00</text:p>
          </table:table-cell>
          <table:table-cell table:style-name="ce1" table:formula="of:=[.E11]/255" office:value-type="float" office:value="1" calcext:value-type="float">
            <text:p>1.00</text:p>
          </table:table-cell>
          <table:table-cell table:formula="of:=&quot;pub def &quot;&amp; [.A11] &amp; &quot;(): NamedColour = {name = &quot;&quot;&quot; &amp; [.A11] &amp; &quot;&quot;&quot;, red = &quot; &amp; [.C11] &amp; &quot;, green = &quot; &amp; [.D11] &amp; &quot;, blue = &quot; &amp; [.E11] &amp; &quot;}&quot;" office:value-type="string" office:string-value="pub def blue(): NamedColour = {name = &quot;blue&quot;, red = 0, green = 0, blue = 255}" calcext:value-type="string">
            <text:p>pub def blue(): NamedColour = {name = "blue", red = 0, green = 0, blue = 255}</text:p>
          </table:table-cell>
          <table:table-cell table:formula="of:=&quot;pub def &quot;&amp; [.A11] &amp; &quot;(): NamedColour = {name = &quot;&quot;&quot; &amp; [.A11] &amp; &quot;&quot;&quot;, red = &quot; &amp; TEXT([.F11]; &quot;#0.00&quot;) &amp; &quot;f64, green = &quot; &amp; TEXT([.G11]; &quot;#0.00&quot;) &amp; &quot;f64, blue = &quot; &amp; TEXT([.H11]; &quot;#0.00&quot;) &amp; &quot;f64}&quot;" office:value-type="string" office:string-value="pub def blue(): NamedColour = {name = &quot;blue&quot;, red = 0.00f64, green = 0.00f64, blue = 1.00f64}" calcext:value-type="string">
            <text:p>pub def blue(): NamedColour = {name = "blue", red = 0.00f64, green = 0.00f64, blue = 1.00f64}</text:p>
          </table:table-cell>
        </table:table-row>
        <table:table-row table:style-name="ro1">
          <table:table-cell office:value-type="string" calcext:value-type="string">
            <text:p>blueviolet</text:p>
          </table:table-cell>
          <table:table-cell office:value-type="string" calcext:value-type="string">
            <text:p>rgb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226" calcext:value-type="float">
            <text:p>226</text:p>
          </table:table-cell>
          <table:table-cell table:formula="of:=[.C12]/255" office:value-type="float" office:value="0.541176470588235" calcext:value-type="float">
            <text:p>0.54</text:p>
          </table:table-cell>
          <table:table-cell table:formula="of:=[.D12]/255" office:value-type="float" office:value="0.168627450980392" calcext:value-type="float">
            <text:p>0.17</text:p>
          </table:table-cell>
          <table:table-cell table:style-name="ce1" table:formula="of:=[.E12]/255" office:value-type="float" office:value="0.886274509803922" calcext:value-type="float">
            <text:p>0.89</text:p>
          </table:table-cell>
          <table:table-cell table:formula="of:=&quot;pub def &quot;&amp; [.A12] &amp; &quot;(): NamedColour = {name = &quot;&quot;&quot; &amp; [.A12] &amp; &quot;&quot;&quot;, red = &quot; &amp; [.C12] &amp; &quot;, green = &quot; &amp; [.D12] &amp; &quot;, blue = &quot; &amp; [.E12] &amp; &quot;}&quot;" office:value-type="string" office:string-value="pub def blueviolet(): NamedColour = {name = &quot;blueviolet&quot;, red = 138, green = 43, blue = 226}" calcext:value-type="string">
            <text:p>pub def blueviolet(): NamedColour = {name = "blueviolet", red = 138, green = 43, blue = 226}</text:p>
          </table:table-cell>
          <table:table-cell table:formula="of:=&quot;pub def &quot;&amp; [.A12] &amp; &quot;(): NamedColour = {name = &quot;&quot;&quot; &amp; [.A12] &amp; &quot;&quot;&quot;, red = &quot; &amp; TEXT([.F12]; &quot;#0.00&quot;) &amp; &quot;f64, green = &quot; &amp; TEXT([.G12]; &quot;#0.00&quot;) &amp; &quot;f64, blue = &quot; &amp; TEXT([.H12]; &quot;#0.00&quot;) &amp; &quot;f64}&quot;" office:value-type="string" office:string-value="pub def blueviolet(): NamedColour = {name = &quot;blueviolet&quot;, red = 0.54f64, green = 0.17f64, blue = 0.89f64}" calcext:value-type="string">
            <text:p>pub def blueviolet(): NamedColour = {name = "blueviolet", red = 0.54f64, green = 0.17f64, blue = 0.89f64}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rgb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C13]/255" office:value-type="float" office:value="0.647058823529412" calcext:value-type="float">
            <text:p>0.65</text:p>
          </table:table-cell>
          <table:table-cell table:formula="of:=[.D13]/255" office:value-type="float" office:value="0.164705882352941" calcext:value-type="float">
            <text:p>0.16</text:p>
          </table:table-cell>
          <table:table-cell table:style-name="ce1" table:formula="of:=[.E13]/255" office:value-type="float" office:value="0.164705882352941" calcext:value-type="float">
            <text:p>0.16</text:p>
          </table:table-cell>
          <table:table-cell table:formula="of:=&quot;pub def &quot;&amp; [.A13] &amp; &quot;(): NamedColour = {name = &quot;&quot;&quot; &amp; [.A13] &amp; &quot;&quot;&quot;, red = &quot; &amp; [.C13] &amp; &quot;, green = &quot; &amp; [.D13] &amp; &quot;, blue = &quot; &amp; [.E13] &amp; &quot;}&quot;" office:value-type="string" office:string-value="pub def brown(): NamedColour = {name = &quot;brown&quot;, red = 165, green = 42, blue = 42}" calcext:value-type="string">
            <text:p>pub def brown(): NamedColour = {name = "brown", red = 165, green = 42, blue = 42}</text:p>
          </table:table-cell>
          <table:table-cell table:formula="of:=&quot;pub def &quot;&amp; [.A13] &amp; &quot;(): NamedColour = {name = &quot;&quot;&quot; &amp; [.A13] &amp; &quot;&quot;&quot;, red = &quot; &amp; TEXT([.F13]; &quot;#0.00&quot;) &amp; &quot;f64, green = &quot; &amp; TEXT([.G13]; &quot;#0.00&quot;) &amp; &quot;f64, blue = &quot; &amp; TEXT([.H13]; &quot;#0.00&quot;) &amp; &quot;f64}&quot;" office:value-type="string" office:string-value="pub def brown(): NamedColour = {name = &quot;brown&quot;, red = 0.65f64, green = 0.16f64, blue = 0.16f64}" calcext:value-type="string">
            <text:p>pub def brown(): NamedColour = {name = "brown", red = 0.65f64, green = 0.16f64, blue = 0.16f64}</text:p>
          </table:table-cell>
        </table:table-row>
        <table:table-row table:style-name="ro1">
          <table:table-cell office:value-type="string" calcext:value-type="string">
            <text:p>burlywood</text:p>
          </table:table-cell>
          <table:table-cell office:value-type="string" calcext:value-type="string">
            <text:p>rgb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35" calcext:value-type="float">
            <text:p>135</text:p>
          </table:table-cell>
          <table:table-cell table:formula="of:=[.C14]/255" office:value-type="float" office:value="0.870588235294118" calcext:value-type="float">
            <text:p>0.87</text:p>
          </table:table-cell>
          <table:table-cell table:formula="of:=[.D14]/255" office:value-type="float" office:value="0.72156862745098" calcext:value-type="float">
            <text:p>0.72</text:p>
          </table:table-cell>
          <table:table-cell table:style-name="ce1" table:formula="of:=[.E14]/255" office:value-type="float" office:value="0.529411764705882" calcext:value-type="float">
            <text:p>0.53</text:p>
          </table:table-cell>
          <table:table-cell table:formula="of:=&quot;pub def &quot;&amp; [.A14] &amp; &quot;(): NamedColour = {name = &quot;&quot;&quot; &amp; [.A14] &amp; &quot;&quot;&quot;, red = &quot; &amp; [.C14] &amp; &quot;, green = &quot; &amp; [.D14] &amp; &quot;, blue = &quot; &amp; [.E14] &amp; &quot;}&quot;" office:value-type="string" office:string-value="pub def burlywood(): NamedColour = {name = &quot;burlywood&quot;, red = 222, green = 184, blue = 135}" calcext:value-type="string">
            <text:p>pub def burlywood(): NamedColour = {name = "burlywood", red = 222, green = 184, blue = 135}</text:p>
          </table:table-cell>
          <table:table-cell table:formula="of:=&quot;pub def &quot;&amp; [.A14] &amp; &quot;(): NamedColour = {name = &quot;&quot;&quot; &amp; [.A14] &amp; &quot;&quot;&quot;, red = &quot; &amp; TEXT([.F14]; &quot;#0.00&quot;) &amp; &quot;f64, green = &quot; &amp; TEXT([.G14]; &quot;#0.00&quot;) &amp; &quot;f64, blue = &quot; &amp; TEXT([.H14]; &quot;#0.00&quot;) &amp; &quot;f64}&quot;" office:value-type="string" office:string-value="pub def burlywood(): NamedColour = {name = &quot;burlywood&quot;, red = 0.87f64, green = 0.72f64, blue = 0.53f64}" calcext:value-type="string">
            <text:p>pub def burlywood(): NamedColour = {name = "burlywood", red = 0.87f64, green = 0.72f64, blue = 0.53f64}</text:p>
          </table:table-cell>
        </table:table-row>
        <table:table-row table:style-name="ro1">
          <table:table-cell office:value-type="string" calcext:value-type="string">
            <text:p>cadetblue</text:p>
          </table:table-cell>
          <table:table-cell office:value-type="string" calcext:value-type="string">
            <text:p>rgb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formula="of:=[.C15]/255" office:value-type="float" office:value="0.372549019607843" calcext:value-type="float">
            <text:p>0.37</text:p>
          </table:table-cell>
          <table:table-cell table:formula="of:=[.D15]/255" office:value-type="float" office:value="0.619607843137255" calcext:value-type="float">
            <text:p>0.62</text:p>
          </table:table-cell>
          <table:table-cell table:style-name="ce1" table:formula="of:=[.E15]/255" office:value-type="float" office:value="0.627450980392157" calcext:value-type="float">
            <text:p>0.63</text:p>
          </table:table-cell>
          <table:table-cell table:formula="of:=&quot;pub def &quot;&amp; [.A15] &amp; &quot;(): NamedColour = {name = &quot;&quot;&quot; &amp; [.A15] &amp; &quot;&quot;&quot;, red = &quot; &amp; [.C15] &amp; &quot;, green = &quot; &amp; [.D15] &amp; &quot;, blue = &quot; &amp; [.E15] &amp; &quot;}&quot;" office:value-type="string" office:string-value="pub def cadetblue(): NamedColour = {name = &quot;cadetblue&quot;, red = 95, green = 158, blue = 160}" calcext:value-type="string">
            <text:p>pub def cadetblue(): NamedColour = {name = "cadetblue", red = 95, green = 158, blue = 160}</text:p>
          </table:table-cell>
          <table:table-cell table:formula="of:=&quot;pub def &quot;&amp; [.A15] &amp; &quot;(): NamedColour = {name = &quot;&quot;&quot; &amp; [.A15] &amp; &quot;&quot;&quot;, red = &quot; &amp; TEXT([.F15]; &quot;#0.00&quot;) &amp; &quot;f64, green = &quot; &amp; TEXT([.G15]; &quot;#0.00&quot;) &amp; &quot;f64, blue = &quot; &amp; TEXT([.H15]; &quot;#0.00&quot;) &amp; &quot;f64}&quot;" office:value-type="string" office:string-value="pub def cadetblue(): NamedColour = {name = &quot;cadetblue&quot;, red = 0.37f64, green = 0.62f64, blue = 0.63f64}" calcext:value-type="string">
            <text:p>pub def cadetblue(): NamedColour = {name = "cadetblue", red = 0.37f64, green = 0.62f64, blue = 0.63f64}</text:p>
          </table:table-cell>
        </table:table-row>
        <table:table-row table:style-name="ro1">
          <table:table-cell office:value-type="string" calcext:value-type="string">
            <text:p>chartreuse</text:p>
          </table:table-cell>
          <table:table-cell office:value-type="string" calcext:value-type="string">
            <text:p>rgb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C16]/255" office:value-type="float" office:value="0.498039215686275" calcext:value-type="float">
            <text:p>0.50</text:p>
          </table:table-cell>
          <table:table-cell table:formula="of:=[.D16]/255" office:value-type="float" office:value="1" calcext:value-type="float">
            <text:p>1.00</text:p>
          </table:table-cell>
          <table:table-cell table:style-name="ce1" table:formula="of:=[.E16]/255" office:value-type="float" office:value="0" calcext:value-type="float">
            <text:p>0.00</text:p>
          </table:table-cell>
          <table:table-cell table:formula="of:=&quot;pub def &quot;&amp; [.A16] &amp; &quot;(): NamedColour = {name = &quot;&quot;&quot; &amp; [.A16] &amp; &quot;&quot;&quot;, red = &quot; &amp; [.C16] &amp; &quot;, green = &quot; &amp; [.D16] &amp; &quot;, blue = &quot; &amp; [.E16] &amp; &quot;}&quot;" office:value-type="string" office:string-value="pub def chartreuse(): NamedColour = {name = &quot;chartreuse&quot;, red = 127, green = 255, blue = 0}" calcext:value-type="string">
            <text:p>pub def chartreuse(): NamedColour = {name = "chartreuse", red = 127, green = 255, blue = 0}</text:p>
          </table:table-cell>
          <table:table-cell table:formula="of:=&quot;pub def &quot;&amp; [.A16] &amp; &quot;(): NamedColour = {name = &quot;&quot;&quot; &amp; [.A16] &amp; &quot;&quot;&quot;, red = &quot; &amp; TEXT([.F16]; &quot;#0.00&quot;) &amp; &quot;f64, green = &quot; &amp; TEXT([.G16]; &quot;#0.00&quot;) &amp; &quot;f64, blue = &quot; &amp; TEXT([.H16]; &quot;#0.00&quot;) &amp; &quot;f64}&quot;" office:value-type="string" office:string-value="pub def chartreuse(): NamedColour = {name = &quot;chartreuse&quot;, red = 0.50f64, green = 1.00f64, blue = 0.00f64}" calcext:value-type="string">
            <text:p>pub def chartreuse(): NamedColour = {name = "chartreuse", red = 0.50f64, green = 1.00f64, blue = 0.00f64}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rgb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[.C17]/255" office:value-type="float" office:value="0.823529411764706" calcext:value-type="float">
            <text:p>0.82</text:p>
          </table:table-cell>
          <table:table-cell table:formula="of:=[.D17]/255" office:value-type="float" office:value="0.411764705882353" calcext:value-type="float">
            <text:p>0.41</text:p>
          </table:table-cell>
          <table:table-cell table:style-name="ce1" table:formula="of:=[.E17]/255" office:value-type="float" office:value="0.117647058823529" calcext:value-type="float">
            <text:p>0.12</text:p>
          </table:table-cell>
          <table:table-cell table:formula="of:=&quot;pub def &quot;&amp; [.A17] &amp; &quot;(): NamedColour = {name = &quot;&quot;&quot; &amp; [.A17] &amp; &quot;&quot;&quot;, red = &quot; &amp; [.C17] &amp; &quot;, green = &quot; &amp; [.D17] &amp; &quot;, blue = &quot; &amp; [.E17] &amp; &quot;}&quot;" office:value-type="string" office:string-value="pub def chocolate(): NamedColour = {name = &quot;chocolate&quot;, red = 210, green = 105, blue = 30}" calcext:value-type="string">
            <text:p>pub def chocolate(): NamedColour = {name = "chocolate", red = 210, green = 105, blue = 30}</text:p>
          </table:table-cell>
          <table:table-cell table:formula="of:=&quot;pub def &quot;&amp; [.A17] &amp; &quot;(): NamedColour = {name = &quot;&quot;&quot; &amp; [.A17] &amp; &quot;&quot;&quot;, red = &quot; &amp; TEXT([.F17]; &quot;#0.00&quot;) &amp; &quot;f64, green = &quot; &amp; TEXT([.G17]; &quot;#0.00&quot;) &amp; &quot;f64, blue = &quot; &amp; TEXT([.H17]; &quot;#0.00&quot;) &amp; &quot;f64}&quot;" office:value-type="string" office:string-value="pub def chocolate(): NamedColour = {name = &quot;chocolate&quot;, red = 0.82f64, green = 0.41f64, blue = 0.12f64}" calcext:value-type="string">
            <text:p>pub def chocolate(): NamedColour = {name = "chocolate", red = 0.82f64, green = 0.41f64, blue = 0.12f64}</text:p>
          </table:table-cell>
        </table:table-row>
        <table:table-row table:style-name="ro1">
          <table:table-cell office:value-type="string" calcext:value-type="string">
            <text:p>coral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table:formula="of:=[.C18]/255" office:value-type="float" office:value="1" calcext:value-type="float">
            <text:p>1.00</text:p>
          </table:table-cell>
          <table:table-cell table:formula="of:=[.D18]/255" office:value-type="float" office:value="0.498039215686275" calcext:value-type="float">
            <text:p>0.50</text:p>
          </table:table-cell>
          <table:table-cell table:style-name="ce1" table:formula="of:=[.E18]/255" office:value-type="float" office:value="0.313725490196078" calcext:value-type="float">
            <text:p>0.31</text:p>
          </table:table-cell>
          <table:table-cell table:formula="of:=&quot;pub def &quot;&amp; [.A18] &amp; &quot;(): NamedColour = {name = &quot;&quot;&quot; &amp; [.A18] &amp; &quot;&quot;&quot;, red = &quot; &amp; [.C18] &amp; &quot;, green = &quot; &amp; [.D18] &amp; &quot;, blue = &quot; &amp; [.E18] &amp; &quot;}&quot;" office:value-type="string" office:string-value="pub def coral(): NamedColour = {name = &quot;coral&quot;, red = 255, green = 127, blue = 80}" calcext:value-type="string">
            <text:p>pub def coral(): NamedColour = {name = "coral", red = 255, green = 127, blue = 80}</text:p>
          </table:table-cell>
          <table:table-cell table:formula="of:=&quot;pub def &quot;&amp; [.A18] &amp; &quot;(): NamedColour = {name = &quot;&quot;&quot; &amp; [.A18] &amp; &quot;&quot;&quot;, red = &quot; &amp; TEXT([.F18]; &quot;#0.00&quot;) &amp; &quot;f64, green = &quot; &amp; TEXT([.G18]; &quot;#0.00&quot;) &amp; &quot;f64, blue = &quot; &amp; TEXT([.H18]; &quot;#0.00&quot;) &amp; &quot;f64}&quot;" office:value-type="string" office:string-value="pub def coral(): NamedColour = {name = &quot;coral&quot;, red = 1.00f64, green = 0.50f64, blue = 0.31f64}" calcext:value-type="string">
            <text:p>pub def coral(): NamedColour = {name = "coral", red = 1.00f64, green = 0.50f64, blue = 0.31f64}</text:p>
          </table:table-cell>
        </table:table-row>
        <table:table-row table:style-name="ro1">
          <table:table-cell office:value-type="string" calcext:value-type="string">
            <text:p>cornflowerblue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37" calcext:value-type="float">
            <text:p>237</text:p>
          </table:table-cell>
          <table:table-cell table:formula="of:=[.C19]/255" office:value-type="float" office:value="0.392156862745098" calcext:value-type="float">
            <text:p>0.39</text:p>
          </table:table-cell>
          <table:table-cell table:formula="of:=[.D19]/255" office:value-type="float" office:value="0.584313725490196" calcext:value-type="float">
            <text:p>0.58</text:p>
          </table:table-cell>
          <table:table-cell table:style-name="ce1" table:formula="of:=[.E19]/255" office:value-type="float" office:value="0.929411764705882" calcext:value-type="float">
            <text:p>0.93</text:p>
          </table:table-cell>
          <table:table-cell table:formula="of:=&quot;pub def &quot;&amp; [.A19] &amp; &quot;(): NamedColour = {name = &quot;&quot;&quot; &amp; [.A19] &amp; &quot;&quot;&quot;, red = &quot; &amp; [.C19] &amp; &quot;, green = &quot; &amp; [.D19] &amp; &quot;, blue = &quot; &amp; [.E19] &amp; &quot;}&quot;" office:value-type="string" office:string-value="pub def cornflowerblue(): NamedColour = {name = &quot;cornflowerblue&quot;, red = 100, green = 149, blue = 237}" calcext:value-type="string">
            <text:p>pub def cornflowerblue(): NamedColour = {name = "cornflowerblue", red = 100, green = 149, blue = 237}</text:p>
          </table:table-cell>
          <table:table-cell table:formula="of:=&quot;pub def &quot;&amp; [.A19] &amp; &quot;(): NamedColour = {name = &quot;&quot;&quot; &amp; [.A19] &amp; &quot;&quot;&quot;, red = &quot; &amp; TEXT([.F19]; &quot;#0.00&quot;) &amp; &quot;f64, green = &quot; &amp; TEXT([.G19]; &quot;#0.00&quot;) &amp; &quot;f64, blue = &quot; &amp; TEXT([.H19]; &quot;#0.00&quot;) &amp; &quot;f64}&quot;" office:value-type="string" office:string-value="pub def cornflowerblue(): NamedColour = {name = &quot;cornflowerblue&quot;, red = 0.39f64, green = 0.58f64, blue = 0.93f64}" calcext:value-type="string">
            <text:p>pub def cornflowerblue(): NamedColour = {name = "cornflowerblue", red = 0.39f64, green = 0.58f64, blue = 0.93f64}</text:p>
          </table:table-cell>
        </table:table-row>
        <table:table-row table:style-name="ro1">
          <table:table-cell office:value-type="string" calcext:value-type="string">
            <text:p>cornsilk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table:formula="of:=[.C20]/255" office:value-type="float" office:value="1" calcext:value-type="float">
            <text:p>1.00</text:p>
          </table:table-cell>
          <table:table-cell table:formula="of:=[.D20]/255" office:value-type="float" office:value="0.972549019607843" calcext:value-type="float">
            <text:p>0.97</text:p>
          </table:table-cell>
          <table:table-cell table:style-name="ce1" table:formula="of:=[.E20]/255" office:value-type="float" office:value="0.862745098039216" calcext:value-type="float">
            <text:p>0.86</text:p>
          </table:table-cell>
          <table:table-cell table:formula="of:=&quot;pub def &quot;&amp; [.A20] &amp; &quot;(): NamedColour = {name = &quot;&quot;&quot; &amp; [.A20] &amp; &quot;&quot;&quot;, red = &quot; &amp; [.C20] &amp; &quot;, green = &quot; &amp; [.D20] &amp; &quot;, blue = &quot; &amp; [.E20] &amp; &quot;}&quot;" office:value-type="string" office:string-value="pub def cornsilk(): NamedColour = {name = &quot;cornsilk&quot;, red = 255, green = 248, blue = 220}" calcext:value-type="string">
            <text:p>pub def cornsilk(): NamedColour = {name = "cornsilk", red = 255, green = 248, blue = 220}</text:p>
          </table:table-cell>
          <table:table-cell table:formula="of:=&quot;pub def &quot;&amp; [.A20] &amp; &quot;(): NamedColour = {name = &quot;&quot;&quot; &amp; [.A20] &amp; &quot;&quot;&quot;, red = &quot; &amp; TEXT([.F20]; &quot;#0.00&quot;) &amp; &quot;f64, green = &quot; &amp; TEXT([.G20]; &quot;#0.00&quot;) &amp; &quot;f64, blue = &quot; &amp; TEXT([.H20]; &quot;#0.00&quot;) &amp; &quot;f64}&quot;" office:value-type="string" office:string-value="pub def cornsilk(): NamedColour = {name = &quot;cornsilk&quot;, red = 1.00f64, green = 0.97f64, blue = 0.86f64}" calcext:value-type="string">
            <text:p>pub def cornsilk(): NamedColour = {name = "cornsilk", red = 1.00f64, green = 0.97f64, blue = 0.86f64}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office:value-type="string" calcext:value-type="string">
            <text:p>rgb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[.C21]/255" office:value-type="float" office:value="0.862745098039216" calcext:value-type="float">
            <text:p>0.86</text:p>
          </table:table-cell>
          <table:table-cell table:formula="of:=[.D21]/255" office:value-type="float" office:value="0.0784313725490196" calcext:value-type="float">
            <text:p>0.08</text:p>
          </table:table-cell>
          <table:table-cell table:style-name="ce1" table:formula="of:=[.E21]/255" office:value-type="float" office:value="0.235294117647059" calcext:value-type="float">
            <text:p>0.24</text:p>
          </table:table-cell>
          <table:table-cell table:formula="of:=&quot;pub def &quot;&amp; [.A21] &amp; &quot;(): NamedColour = {name = &quot;&quot;&quot; &amp; [.A21] &amp; &quot;&quot;&quot;, red = &quot; &amp; [.C21] &amp; &quot;, green = &quot; &amp; [.D21] &amp; &quot;, blue = &quot; &amp; [.E21] &amp; &quot;}&quot;" office:value-type="string" office:string-value="pub def crimson(): NamedColour = {name = &quot;crimson&quot;, red = 220, green = 20, blue = 60}" calcext:value-type="string">
            <text:p>pub def crimson(): NamedColour = {name = "crimson", red = 220, green = 20, blue = 60}</text:p>
          </table:table-cell>
          <table:table-cell table:formula="of:=&quot;pub def &quot;&amp; [.A21] &amp; &quot;(): NamedColour = {name = &quot;&quot;&quot; &amp; [.A21] &amp; &quot;&quot;&quot;, red = &quot; &amp; TEXT([.F21]; &quot;#0.00&quot;) &amp; &quot;f64, green = &quot; &amp; TEXT([.G21]; &quot;#0.00&quot;) &amp; &quot;f64, blue = &quot; &amp; TEXT([.H21]; &quot;#0.00&quot;) &amp; &quot;f64}&quot;" office:value-type="string" office:string-value="pub def crimson(): NamedColour = {name = &quot;crimson&quot;, red = 0.86f64, green = 0.08f64, blue = 0.24f64}" calcext:value-type="string">
            <text:p>pub def crimson(): NamedColour = {name = "crimson", red = 0.86f64, green = 0.08f64, blue = 0.24f64}</text:p>
          </table:table-cell>
        </table:table-row>
        <table:table-row table:style-name="ro1">
          <table:table-cell office:value-type="string" calcext:value-type="string">
            <text:p>cyan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[.C22]/255" office:value-type="float" office:value="0" calcext:value-type="float">
            <text:p>0.00</text:p>
          </table:table-cell>
          <table:table-cell table:formula="of:=[.D22]/255" office:value-type="float" office:value="1" calcext:value-type="float">
            <text:p>1.00</text:p>
          </table:table-cell>
          <table:table-cell table:style-name="ce1" table:formula="of:=[.E22]/255" office:value-type="float" office:value="1" calcext:value-type="float">
            <text:p>1.00</text:p>
          </table:table-cell>
          <table:table-cell table:formula="of:=&quot;pub def &quot;&amp; [.A22] &amp; &quot;(): NamedColour = {name = &quot;&quot;&quot; &amp; [.A22] &amp; &quot;&quot;&quot;, red = &quot; &amp; [.C22] &amp; &quot;, green = &quot; &amp; [.D22] &amp; &quot;, blue = &quot; &amp; [.E22] &amp; &quot;}&quot;" office:value-type="string" office:string-value="pub def cyan(): NamedColour = {name = &quot;cyan&quot;, red = 0, green = 255, blue = 255}" calcext:value-type="string">
            <text:p>pub def cyan(): NamedColour = {name = "cyan", red = 0, green = 255, blue = 255}</text:p>
          </table:table-cell>
          <table:table-cell table:formula="of:=&quot;pub def &quot;&amp; [.A22] &amp; &quot;(): NamedColour = {name = &quot;&quot;&quot; &amp; [.A22] &amp; &quot;&quot;&quot;, red = &quot; &amp; TEXT([.F22]; &quot;#0.00&quot;) &amp; &quot;f64, green = &quot; &amp; TEXT([.G22]; &quot;#0.00&quot;) &amp; &quot;f64, blue = &quot; &amp; TEXT([.H22]; &quot;#0.00&quot;) &amp; &quot;f64}&quot;" office:value-type="string" office:string-value="pub def cyan(): NamedColour = {name = &quot;cyan&quot;, red = 0.00f64, green = 1.00f64, blue = 1.00f64}" calcext:value-type="string">
            <text:p>pub def cyan(): NamedColour = {name = "cyan", red = 0.00f64, green = 1.00f64, blue = 1.00f64}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[.C23]/255" office:value-type="float" office:value="0" calcext:value-type="float">
            <text:p>0.00</text:p>
          </table:table-cell>
          <table:table-cell table:formula="of:=[.D23]/255" office:value-type="float" office:value="0" calcext:value-type="float">
            <text:p>0.00</text:p>
          </table:table-cell>
          <table:table-cell table:style-name="ce1" table:formula="of:=[.E23]/255" office:value-type="float" office:value="0.545098039215686" calcext:value-type="float">
            <text:p>0.55</text:p>
          </table:table-cell>
          <table:table-cell table:formula="of:=&quot;pub def &quot;&amp; [.A23] &amp; &quot;(): NamedColour = {name = &quot;&quot;&quot; &amp; [.A23] &amp; &quot;&quot;&quot;, red = &quot; &amp; [.C23] &amp; &quot;, green = &quot; &amp; [.D23] &amp; &quot;, blue = &quot; &amp; [.E23] &amp; &quot;}&quot;" office:value-type="string" office:string-value="pub def darkblue(): NamedColour = {name = &quot;darkblue&quot;, red = 0, green = 0, blue = 139}" calcext:value-type="string">
            <text:p>pub def darkblue(): NamedColour = {name = "darkblue", red = 0, green = 0, blue = 139}</text:p>
          </table:table-cell>
          <table:table-cell table:formula="of:=&quot;pub def &quot;&amp; [.A23] &amp; &quot;(): NamedColour = {name = &quot;&quot;&quot; &amp; [.A23] &amp; &quot;&quot;&quot;, red = &quot; &amp; TEXT([.F23]; &quot;#0.00&quot;) &amp; &quot;f64, green = &quot; &amp; TEXT([.G23]; &quot;#0.00&quot;) &amp; &quot;f64, blue = &quot; &amp; TEXT([.H23]; &quot;#0.00&quot;) &amp; &quot;f64}&quot;" office:value-type="string" office:string-value="pub def darkblue(): NamedColour = {name = &quot;darkblue&quot;, red = 0.00f64, green = 0.00f64, blue = 0.55f64}" calcext:value-type="string">
            <text:p>pub def darkblue(): NamedColour = {name = "darkblue", red = 0.00f64, green = 0.00f64, blue = 0.55f64}</text:p>
          </table:table-cell>
        </table:table-row>
        <table:table-row table:style-name="ro1">
          <table:table-cell office:value-type="string" calcext:value-type="string">
            <text:p>darkcyan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  <table:table-cell table:formula="of:=[.C24]/255" office:value-type="float" office:value="0" calcext:value-type="float">
            <text:p>0.00</text:p>
          </table:table-cell>
          <table:table-cell table:formula="of:=[.D24]/255" office:value-type="float" office:value="0.545098039215686" calcext:value-type="float">
            <text:p>0.55</text:p>
          </table:table-cell>
          <table:table-cell table:style-name="ce1" table:formula="of:=[.E24]/255" office:value-type="float" office:value="0.545098039215686" calcext:value-type="float">
            <text:p>0.55</text:p>
          </table:table-cell>
          <table:table-cell table:formula="of:=&quot;pub def &quot;&amp; [.A24] &amp; &quot;(): NamedColour = {name = &quot;&quot;&quot; &amp; [.A24] &amp; &quot;&quot;&quot;, red = &quot; &amp; [.C24] &amp; &quot;, green = &quot; &amp; [.D24] &amp; &quot;, blue = &quot; &amp; [.E24] &amp; &quot;}&quot;" office:value-type="string" office:string-value="pub def darkcyan(): NamedColour = {name = &quot;darkcyan&quot;, red = 0, green = 139, blue = 139}" calcext:value-type="string">
            <text:p>pub def darkcyan(): NamedColour = {name = "darkcyan", red = 0, green = 139, blue = 139}</text:p>
          </table:table-cell>
          <table:table-cell table:formula="of:=&quot;pub def &quot;&amp; [.A24] &amp; &quot;(): NamedColour = {name = &quot;&quot;&quot; &amp; [.A24] &amp; &quot;&quot;&quot;, red = &quot; &amp; TEXT([.F24]; &quot;#0.00&quot;) &amp; &quot;f64, green = &quot; &amp; TEXT([.G24]; &quot;#0.00&quot;) &amp; &quot;f64, blue = &quot; &amp; TEXT([.H24]; &quot;#0.00&quot;) &amp; &quot;f64}&quot;" office:value-type="string" office:string-value="pub def darkcyan(): NamedColour = {name = &quot;darkcyan&quot;, red = 0.00f64, green = 0.55f64, blue = 0.55f64}" calcext:value-type="string">
            <text:p>pub def darkcyan(): NamedColour = {name = "darkcyan", red = 0.00f64, green = 0.55f64, blue = 0.55f64}</text:p>
          </table:table-cell>
        </table:table-row>
        <table:table-row table:style-name="ro1">
          <table:table-cell office:value-type="string" calcext:value-type="string">
            <text:p>darkgoldenrod</text:p>
          </table:table-cell>
          <table:table-cell office:value-type="string" calcext:value-type="string">
            <text:p>rgb</text:p>
          </table:table-cell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table:formula="of:=[.C25]/255" office:value-type="float" office:value="0.72156862745098" calcext:value-type="float">
            <text:p>0.72</text:p>
          </table:table-cell>
          <table:table-cell table:formula="of:=[.D25]/255" office:value-type="float" office:value="0.525490196078431" calcext:value-type="float">
            <text:p>0.53</text:p>
          </table:table-cell>
          <table:table-cell table:style-name="ce1" table:formula="of:=[.E25]/255" office:value-type="float" office:value="0.0431372549019608" calcext:value-type="float">
            <text:p>0.04</text:p>
          </table:table-cell>
          <table:table-cell table:formula="of:=&quot;pub def &quot;&amp; [.A25] &amp; &quot;(): NamedColour = {name = &quot;&quot;&quot; &amp; [.A25] &amp; &quot;&quot;&quot;, red = &quot; &amp; [.C25] &amp; &quot;, green = &quot; &amp; [.D25] &amp; &quot;, blue = &quot; &amp; [.E25] &amp; &quot;}&quot;" office:value-type="string" office:string-value="pub def darkgoldenrod(): NamedColour = {name = &quot;darkgoldenrod&quot;, red = 184, green = 134, blue = 11}" calcext:value-type="string">
            <text:p>pub def darkgoldenrod(): NamedColour = {name = "darkgoldenrod", red = 184, green = 134, blue = 11}</text:p>
          </table:table-cell>
          <table:table-cell table:formula="of:=&quot;pub def &quot;&amp; [.A25] &amp; &quot;(): NamedColour = {name = &quot;&quot;&quot; &amp; [.A25] &amp; &quot;&quot;&quot;, red = &quot; &amp; TEXT([.F25]; &quot;#0.00&quot;) &amp; &quot;f64, green = &quot; &amp; TEXT([.G25]; &quot;#0.00&quot;) &amp; &quot;f64, blue = &quot; &amp; TEXT([.H25]; &quot;#0.00&quot;) &amp; &quot;f64}&quot;" office:value-type="string" office:string-value="pub def darkgoldenrod(): NamedColour = {name = &quot;darkgoldenrod&quot;, red = 0.72f64, green = 0.53f64, blue = 0.04f64}" calcext:value-type="string">
            <text:p>pub def darkgoldenrod(): NamedColour = {name = "darkgoldenrod", red = 0.72f64, green = 0.53f64, blue = 0.04f64}</text:p>
          </table:table-cell>
        </table:table-row>
        <table:table-row table:style-name="ro1">
          <table:table-cell office:value-type="string" calcext:value-type="string">
            <text:p>darkgray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169" calcext:value-type="float">
            <text:p>169</text:p>
          </table:table-cell>
          <table:table-cell table:formula="of:=[.C26]/255" office:value-type="float" office:value="0.662745098039216" calcext:value-type="float">
            <text:p>0.66</text:p>
          </table:table-cell>
          <table:table-cell table:formula="of:=[.D26]/255" office:value-type="float" office:value="0.662745098039216" calcext:value-type="float">
            <text:p>0.66</text:p>
          </table:table-cell>
          <table:table-cell table:style-name="ce1" table:formula="of:=[.E26]/255" office:value-type="float" office:value="0.662745098039216" calcext:value-type="float">
            <text:p>0.66</text:p>
          </table:table-cell>
          <table:table-cell table:formula="of:=&quot;pub def &quot;&amp; [.A26] &amp; &quot;(): NamedColour = {name = &quot;&quot;&quot; &amp; [.A26] &amp; &quot;&quot;&quot;, red = &quot; &amp; [.C26] &amp; &quot;, green = &quot; &amp; [.D26] &amp; &quot;, blue = &quot; &amp; [.E26] &amp; &quot;}&quot;" office:value-type="string" office:string-value="pub def darkgray(): NamedColour = {name = &quot;darkgray&quot;, red = 169, green = 169, blue = 169}" calcext:value-type="string">
            <text:p>pub def darkgray(): NamedColour = {name = "darkgray", red = 169, green = 169, blue = 169}</text:p>
          </table:table-cell>
          <table:table-cell table:formula="of:=&quot;pub def &quot;&amp; [.A26] &amp; &quot;(): NamedColour = {name = &quot;&quot;&quot; &amp; [.A26] &amp; &quot;&quot;&quot;, red = &quot; &amp; TEXT([.F26]; &quot;#0.00&quot;) &amp; &quot;f64, green = &quot; &amp; TEXT([.G26]; &quot;#0.00&quot;) &amp; &quot;f64, blue = &quot; &amp; TEXT([.H26]; &quot;#0.00&quot;) &amp; &quot;f64}&quot;" office:value-type="string" office:string-value="pub def darkgray(): NamedColour = {name = &quot;darkgray&quot;, red = 0.66f64, green = 0.66f64, blue = 0.66f64}" calcext:value-type="string">
            <text:p>pub def darkgray(): NamedColour = {name = "darkgray", red = 0.66f64, green = 0.66f64, blue = 0.66f64}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]/255" office:value-type="float" office:value="0" calcext:value-type="float">
            <text:p>0.00</text:p>
          </table:table-cell>
          <table:table-cell table:formula="of:=[.D27]/255" office:value-type="float" office:value="0.392156862745098" calcext:value-type="float">
            <text:p>0.39</text:p>
          </table:table-cell>
          <table:table-cell table:style-name="ce1" table:formula="of:=[.E27]/255" office:value-type="float" office:value="0" calcext:value-type="float">
            <text:p>0.00</text:p>
          </table:table-cell>
          <table:table-cell table:formula="of:=&quot;pub def &quot;&amp; [.A27] &amp; &quot;(): NamedColour = {name = &quot;&quot;&quot; &amp; [.A27] &amp; &quot;&quot;&quot;, red = &quot; &amp; [.C27] &amp; &quot;, green = &quot; &amp; [.D27] &amp; &quot;, blue = &quot; &amp; [.E27] &amp; &quot;}&quot;" office:value-type="string" office:string-value="pub def darkgreen(): NamedColour = {name = &quot;darkgreen&quot;, red = 0, green = 100, blue = 0}" calcext:value-type="string">
            <text:p>pub def darkgreen(): NamedColour = {name = "darkgreen", red = 0, green = 100, blue = 0}</text:p>
          </table:table-cell>
          <table:table-cell table:formula="of:=&quot;pub def &quot;&amp; [.A27] &amp; &quot;(): NamedColour = {name = &quot;&quot;&quot; &amp; [.A27] &amp; &quot;&quot;&quot;, red = &quot; &amp; TEXT([.F27]; &quot;#0.00&quot;) &amp; &quot;f64, green = &quot; &amp; TEXT([.G27]; &quot;#0.00&quot;) &amp; &quot;f64, blue = &quot; &amp; TEXT([.H27]; &quot;#0.00&quot;) &amp; &quot;f64}&quot;" office:value-type="string" office:string-value="pub def darkgreen(): NamedColour = {name = &quot;darkgreen&quot;, red = 0.00f64, green = 0.39f64, blue = 0.00f64}" calcext:value-type="string">
            <text:p>pub def darkgreen(): NamedColour = {name = "darkgreen", red = 0.00f64, green = 0.39f64, blue = 0.00f64}</text:p>
          </table:table-cell>
        </table:table-row>
        <table:table-row table:style-name="ro1">
          <table:table-cell office:value-type="string" calcext:value-type="string">
            <text:p>darkgrey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169" calcext:value-type="float">
            <text:p>169</text:p>
          </table:table-cell>
          <table:table-cell table:formula="of:=[.C28]/255" office:value-type="float" office:value="0.662745098039216" calcext:value-type="float">
            <text:p>0.66</text:p>
          </table:table-cell>
          <table:table-cell table:formula="of:=[.D28]/255" office:value-type="float" office:value="0.662745098039216" calcext:value-type="float">
            <text:p>0.66</text:p>
          </table:table-cell>
          <table:table-cell table:style-name="ce1" table:formula="of:=[.E28]/255" office:value-type="float" office:value="0.662745098039216" calcext:value-type="float">
            <text:p>0.66</text:p>
          </table:table-cell>
          <table:table-cell table:formula="of:=&quot;pub def &quot;&amp; [.A28] &amp; &quot;(): NamedColour = {name = &quot;&quot;&quot; &amp; [.A28] &amp; &quot;&quot;&quot;, red = &quot; &amp; [.C28] &amp; &quot;, green = &quot; &amp; [.D28] &amp; &quot;, blue = &quot; &amp; [.E28] &amp; &quot;}&quot;" office:value-type="string" office:string-value="pub def darkgrey(): NamedColour = {name = &quot;darkgrey&quot;, red = 169, green = 169, blue = 169}" calcext:value-type="string">
            <text:p>pub def darkgrey(): NamedColour = {name = "darkgrey", red = 169, green = 169, blue = 169}</text:p>
          </table:table-cell>
          <table:table-cell table:formula="of:=&quot;pub def &quot;&amp; [.A28] &amp; &quot;(): NamedColour = {name = &quot;&quot;&quot; &amp; [.A28] &amp; &quot;&quot;&quot;, red = &quot; &amp; TEXT([.F28]; &quot;#0.00&quot;) &amp; &quot;f64, green = &quot; &amp; TEXT([.G28]; &quot;#0.00&quot;) &amp; &quot;f64, blue = &quot; &amp; TEXT([.H28]; &quot;#0.00&quot;) &amp; &quot;f64}&quot;" office:value-type="string" office:string-value="pub def darkgrey(): NamedColour = {name = &quot;darkgrey&quot;, red = 0.66f64, green = 0.66f64, blue = 0.66f64}" calcext:value-type="string">
            <text:p>pub def darkgrey(): NamedColour = {name = "darkgrey", red = 0.66f64, green = 0.66f64, blue = 0.66f64}</text:p>
          </table:table-cell>
        </table:table-row>
        <table:table-row table:style-name="ro1">
          <table:table-cell office:value-type="string" calcext:value-type="string">
            <text:p>darkkhaki</text:p>
          </table:table-cell>
          <table:table-cell office:value-type="string" calcext:value-type="string">
            <text:p>rgb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table:formula="of:=[.C29]/255" office:value-type="float" office:value="0.741176470588235" calcext:value-type="float">
            <text:p>0.74</text:p>
          </table:table-cell>
          <table:table-cell table:formula="of:=[.D29]/255" office:value-type="float" office:value="0.717647058823529" calcext:value-type="float">
            <text:p>0.72</text:p>
          </table:table-cell>
          <table:table-cell table:style-name="ce1" table:formula="of:=[.E29]/255" office:value-type="float" office:value="0.419607843137255" calcext:value-type="float">
            <text:p>0.42</text:p>
          </table:table-cell>
          <table:table-cell table:formula="of:=&quot;pub def &quot;&amp; [.A29] &amp; &quot;(): NamedColour = {name = &quot;&quot;&quot; &amp; [.A29] &amp; &quot;&quot;&quot;, red = &quot; &amp; [.C29] &amp; &quot;, green = &quot; &amp; [.D29] &amp; &quot;, blue = &quot; &amp; [.E29] &amp; &quot;}&quot;" office:value-type="string" office:string-value="pub def darkkhaki(): NamedColour = {name = &quot;darkkhaki&quot;, red = 189, green = 183, blue = 107}" calcext:value-type="string">
            <text:p>pub def darkkhaki(): NamedColour = {name = "darkkhaki", red = 189, green = 183, blue = 107}</text:p>
          </table:table-cell>
          <table:table-cell table:formula="of:=&quot;pub def &quot;&amp; [.A29] &amp; &quot;(): NamedColour = {name = &quot;&quot;&quot; &amp; [.A29] &amp; &quot;&quot;&quot;, red = &quot; &amp; TEXT([.F29]; &quot;#0.00&quot;) &amp; &quot;f64, green = &quot; &amp; TEXT([.G29]; &quot;#0.00&quot;) &amp; &quot;f64, blue = &quot; &amp; TEXT([.H29]; &quot;#0.00&quot;) &amp; &quot;f64}&quot;" office:value-type="string" office:string-value="pub def darkkhaki(): NamedColour = {name = &quot;darkkhaki&quot;, red = 0.74f64, green = 0.72f64, blue = 0.42f64}" calcext:value-type="string">
            <text:p>pub def darkkhaki(): NamedColour = {name = "darkkhaki", red = 0.74f64, green = 0.72f64, blue = 0.42f64}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rgb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[.C30]/255" office:value-type="float" office:value="0.545098039215686" calcext:value-type="float">
            <text:p>0.55</text:p>
          </table:table-cell>
          <table:table-cell table:formula="of:=[.D30]/255" office:value-type="float" office:value="0" calcext:value-type="float">
            <text:p>0.00</text:p>
          </table:table-cell>
          <table:table-cell table:style-name="ce1" table:formula="of:=[.E30]/255" office:value-type="float" office:value="0.545098039215686" calcext:value-type="float">
            <text:p>0.55</text:p>
          </table:table-cell>
          <table:table-cell table:formula="of:=&quot;pub def &quot;&amp; [.A30] &amp; &quot;(): NamedColour = {name = &quot;&quot;&quot; &amp; [.A30] &amp; &quot;&quot;&quot;, red = &quot; &amp; [.C30] &amp; &quot;, green = &quot; &amp; [.D30] &amp; &quot;, blue = &quot; &amp; [.E30] &amp; &quot;}&quot;" office:value-type="string" office:string-value="pub def darkmagenta(): NamedColour = {name = &quot;darkmagenta&quot;, red = 139, green = 0, blue = 139}" calcext:value-type="string">
            <text:p>pub def darkmagenta(): NamedColour = {name = "darkmagenta", red = 139, green = 0, blue = 139}</text:p>
          </table:table-cell>
          <table:table-cell table:formula="of:=&quot;pub def &quot;&amp; [.A30] &amp; &quot;(): NamedColour = {name = &quot;&quot;&quot; &amp; [.A30] &amp; &quot;&quot;&quot;, red = &quot; &amp; TEXT([.F30]; &quot;#0.00&quot;) &amp; &quot;f64, green = &quot; &amp; TEXT([.G30]; &quot;#0.00&quot;) &amp; &quot;f64, blue = &quot; &amp; TEXT([.H30]; &quot;#0.00&quot;) &amp; &quot;f64}&quot;" office:value-type="string" office:string-value="pub def darkmagenta(): NamedColour = {name = &quot;darkmagenta&quot;, red = 0.55f64, green = 0.00f64, blue = 0.55f64}" calcext:value-type="string">
            <text:p>pub def darkmagenta(): NamedColour = {name = "darkmagenta", red = 0.55f64, green = 0.00f64, blue = 0.55f64}</text:p>
          </table:table-cell>
        </table:table-row>
        <table:table-row table:style-name="ro1">
          <table:table-cell office:value-type="string" calcext:value-type="string">
            <text:p>darkolivegreen</text:p>
          </table:table-cell>
          <table:table-cell office:value-type="string" calcext:value-type="string">
            <text:p>rgb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table:formula="of:=[.C31]/255" office:value-type="float" office:value="0.333333333333333" calcext:value-type="float">
            <text:p>0.33</text:p>
          </table:table-cell>
          <table:table-cell table:formula="of:=[.D31]/255" office:value-type="float" office:value="0.419607843137255" calcext:value-type="float">
            <text:p>0.42</text:p>
          </table:table-cell>
          <table:table-cell table:style-name="ce1" table:formula="of:=[.E31]/255" office:value-type="float" office:value="0.184313725490196" calcext:value-type="float">
            <text:p>0.18</text:p>
          </table:table-cell>
          <table:table-cell table:formula="of:=&quot;pub def &quot;&amp; [.A31] &amp; &quot;(): NamedColour = {name = &quot;&quot;&quot; &amp; [.A31] &amp; &quot;&quot;&quot;, red = &quot; &amp; [.C31] &amp; &quot;, green = &quot; &amp; [.D31] &amp; &quot;, blue = &quot; &amp; [.E31] &amp; &quot;}&quot;" office:value-type="string" office:string-value="pub def darkolivegreen(): NamedColour = {name = &quot;darkolivegreen&quot;, red = 85, green = 107, blue = 47}" calcext:value-type="string">
            <text:p>pub def darkolivegreen(): NamedColour = {name = "darkolivegreen", red = 85, green = 107, blue = 47}</text:p>
          </table:table-cell>
          <table:table-cell table:formula="of:=&quot;pub def &quot;&amp; [.A31] &amp; &quot;(): NamedColour = {name = &quot;&quot;&quot; &amp; [.A31] &amp; &quot;&quot;&quot;, red = &quot; &amp; TEXT([.F31]; &quot;#0.00&quot;) &amp; &quot;f64, green = &quot; &amp; TEXT([.G31]; &quot;#0.00&quot;) &amp; &quot;f64, blue = &quot; &amp; TEXT([.H31]; &quot;#0.00&quot;) &amp; &quot;f64}&quot;" office:value-type="string" office:string-value="pub def darkolivegreen(): NamedColour = {name = &quot;darkolivegreen&quot;, red = 0.33f64, green = 0.42f64, blue = 0.18f64}" calcext:value-type="string">
            <text:p>pub def darkolivegreen(): NamedColour = {name = "darkolivegreen", red = 0.33f64, green = 0.42f64, blue = 0.18f64}</text:p>
          </table:table-cell>
        </table:table-row>
        <table:table-row table:style-name="ro1">
          <table:table-cell office:value-type="string" calcext:value-type="string">
            <text:p>darkorange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32]/255" office:value-type="float" office:value="1" calcext:value-type="float">
            <text:p>1.00</text:p>
          </table:table-cell>
          <table:table-cell table:formula="of:=[.D32]/255" office:value-type="float" office:value="0.549019607843137" calcext:value-type="float">
            <text:p>0.55</text:p>
          </table:table-cell>
          <table:table-cell table:style-name="ce1" table:formula="of:=[.E32]/255" office:value-type="float" office:value="0" calcext:value-type="float">
            <text:p>0.00</text:p>
          </table:table-cell>
          <table:table-cell table:formula="of:=&quot;pub def &quot;&amp; [.A32] &amp; &quot;(): NamedColour = {name = &quot;&quot;&quot; &amp; [.A32] &amp; &quot;&quot;&quot;, red = &quot; &amp; [.C32] &amp; &quot;, green = &quot; &amp; [.D32] &amp; &quot;, blue = &quot; &amp; [.E32] &amp; &quot;}&quot;" office:value-type="string" office:string-value="pub def darkorange(): NamedColour = {name = &quot;darkorange&quot;, red = 255, green = 140, blue = 0}" calcext:value-type="string">
            <text:p>pub def darkorange(): NamedColour = {name = "darkorange", red = 255, green = 140, blue = 0}</text:p>
          </table:table-cell>
          <table:table-cell table:formula="of:=&quot;pub def &quot;&amp; [.A32] &amp; &quot;(): NamedColour = {name = &quot;&quot;&quot; &amp; [.A32] &amp; &quot;&quot;&quot;, red = &quot; &amp; TEXT([.F32]; &quot;#0.00&quot;) &amp; &quot;f64, green = &quot; &amp; TEXT([.G32]; &quot;#0.00&quot;) &amp; &quot;f64, blue = &quot; &amp; TEXT([.H32]; &quot;#0.00&quot;) &amp; &quot;f64}&quot;" office:value-type="string" office:string-value="pub def darkorange(): NamedColour = {name = &quot;darkorange&quot;, red = 1.00f64, green = 0.55f64, blue = 0.00f64}" calcext:value-type="string">
            <text:p>pub def darkorange(): NamedColour = {name = "darkorange", red = 1.00f64, green = 0.55f64, blue = 0.00f64}</text:p>
          </table:table-cell>
        </table:table-row>
        <table:table-row table:style-name="ro1">
          <table:table-cell office:value-type="string" calcext:value-type="string">
            <text:p>darkorchid</text:p>
          </table:table-cell>
          <table:table-cell office:value-type="string" calcext:value-type="string">
            <text:p>rgb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table:formula="of:=[.C33]/255" office:value-type="float" office:value="0.6" calcext:value-type="float">
            <text:p>0.60</text:p>
          </table:table-cell>
          <table:table-cell table:formula="of:=[.D33]/255" office:value-type="float" office:value="0.196078431372549" calcext:value-type="float">
            <text:p>0.20</text:p>
          </table:table-cell>
          <table:table-cell table:style-name="ce1" table:formula="of:=[.E33]/255" office:value-type="float" office:value="0.8" calcext:value-type="float">
            <text:p>0.80</text:p>
          </table:table-cell>
          <table:table-cell table:formula="of:=&quot;pub def &quot;&amp; [.A33] &amp; &quot;(): NamedColour = {name = &quot;&quot;&quot; &amp; [.A33] &amp; &quot;&quot;&quot;, red = &quot; &amp; [.C33] &amp; &quot;, green = &quot; &amp; [.D33] &amp; &quot;, blue = &quot; &amp; [.E33] &amp; &quot;}&quot;" office:value-type="string" office:string-value="pub def darkorchid(): NamedColour = {name = &quot;darkorchid&quot;, red = 153, green = 50, blue = 204}" calcext:value-type="string">
            <text:p>pub def darkorchid(): NamedColour = {name = "darkorchid", red = 153, green = 50, blue = 204}</text:p>
          </table:table-cell>
          <table:table-cell table:formula="of:=&quot;pub def &quot;&amp; [.A33] &amp; &quot;(): NamedColour = {name = &quot;&quot;&quot; &amp; [.A33] &amp; &quot;&quot;&quot;, red = &quot; &amp; TEXT([.F33]; &quot;#0.00&quot;) &amp; &quot;f64, green = &quot; &amp; TEXT([.G33]; &quot;#0.00&quot;) &amp; &quot;f64, blue = &quot; &amp; TEXT([.H33]; &quot;#0.00&quot;) &amp; &quot;f64}&quot;" office:value-type="string" office:string-value="pub def darkorchid(): NamedColour = {name = &quot;darkorchid&quot;, red = 0.60f64, green = 0.20f64, blue = 0.80f64}" calcext:value-type="string">
            <text:p>pub def darkorchid(): NamedColour = {name = "darkorchid", red = 0.60f64, green = 0.20f64, blue = 0.80f64}</text:p>
          </table:table-cell>
        </table:table-row>
        <table:table-row table:style-name="ro1">
          <table:table-cell office:value-type="string" calcext:value-type="string">
            <text:p>darkred</text:p>
          </table:table-cell>
          <table:table-cell office:value-type="string" calcext:value-type="string">
            <text:p>rgb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]/255" office:value-type="float" office:value="0.545098039215686" calcext:value-type="float">
            <text:p>0.55</text:p>
          </table:table-cell>
          <table:table-cell table:formula="of:=[.D34]/255" office:value-type="float" office:value="0" calcext:value-type="float">
            <text:p>0.00</text:p>
          </table:table-cell>
          <table:table-cell table:style-name="ce1" table:formula="of:=[.E34]/255" office:value-type="float" office:value="0" calcext:value-type="float">
            <text:p>0.00</text:p>
          </table:table-cell>
          <table:table-cell table:formula="of:=&quot;pub def &quot;&amp; [.A34] &amp; &quot;(): NamedColour = {name = &quot;&quot;&quot; &amp; [.A34] &amp; &quot;&quot;&quot;, red = &quot; &amp; [.C34] &amp; &quot;, green = &quot; &amp; [.D34] &amp; &quot;, blue = &quot; &amp; [.E34] &amp; &quot;}&quot;" office:value-type="string" office:string-value="pub def darkred(): NamedColour = {name = &quot;darkred&quot;, red = 139, green = 0, blue = 0}" calcext:value-type="string">
            <text:p>pub def darkred(): NamedColour = {name = "darkred", red = 139, green = 0, blue = 0}</text:p>
          </table:table-cell>
          <table:table-cell table:formula="of:=&quot;pub def &quot;&amp; [.A34] &amp; &quot;(): NamedColour = {name = &quot;&quot;&quot; &amp; [.A34] &amp; &quot;&quot;&quot;, red = &quot; &amp; TEXT([.F34]; &quot;#0.00&quot;) &amp; &quot;f64, green = &quot; &amp; TEXT([.G34]; &quot;#0.00&quot;) &amp; &quot;f64, blue = &quot; &amp; TEXT([.H34]; &quot;#0.00&quot;) &amp; &quot;f64}&quot;" office:value-type="string" office:string-value="pub def darkred(): NamedColour = {name = &quot;darkred&quot;, red = 0.55f64, green = 0.00f64, blue = 0.00f64}" calcext:value-type="string">
            <text:p>pub def darkred(): NamedColour = {name = "darkred", red = 0.55f64, green = 0.00f64, blue = 0.00f64}</text:p>
          </table:table-cell>
        </table:table-row>
        <table:table-row table:style-name="ro1">
          <table:table-cell office:value-type="string" calcext:value-type="string">
            <text:p>darksalmon</text:p>
          </table:table-cell>
          <table:table-cell office:value-type="string" calcext:value-type="string">
            <text:p>rgb</text:p>
          </table:table-cell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table:formula="of:=[.C35]/255" office:value-type="float" office:value="0.913725490196078" calcext:value-type="float">
            <text:p>0.91</text:p>
          </table:table-cell>
          <table:table-cell table:formula="of:=[.D35]/255" office:value-type="float" office:value="0.588235294117647" calcext:value-type="float">
            <text:p>0.59</text:p>
          </table:table-cell>
          <table:table-cell table:style-name="ce1" table:formula="of:=[.E35]/255" office:value-type="float" office:value="0.47843137254902" calcext:value-type="float">
            <text:p>0.48</text:p>
          </table:table-cell>
          <table:table-cell table:formula="of:=&quot;pub def &quot;&amp; [.A35] &amp; &quot;(): NamedColour = {name = &quot;&quot;&quot; &amp; [.A35] &amp; &quot;&quot;&quot;, red = &quot; &amp; [.C35] &amp; &quot;, green = &quot; &amp; [.D35] &amp; &quot;, blue = &quot; &amp; [.E35] &amp; &quot;}&quot;" office:value-type="string" office:string-value="pub def darksalmon(): NamedColour = {name = &quot;darksalmon&quot;, red = 233, green = 150, blue = 122}" calcext:value-type="string">
            <text:p>pub def darksalmon(): NamedColour = {name = "darksalmon", red = 233, green = 150, blue = 122}</text:p>
          </table:table-cell>
          <table:table-cell table:formula="of:=&quot;pub def &quot;&amp; [.A35] &amp; &quot;(): NamedColour = {name = &quot;&quot;&quot; &amp; [.A35] &amp; &quot;&quot;&quot;, red = &quot; &amp; TEXT([.F35]; &quot;#0.00&quot;) &amp; &quot;f64, green = &quot; &amp; TEXT([.G35]; &quot;#0.00&quot;) &amp; &quot;f64, blue = &quot; &amp; TEXT([.H35]; &quot;#0.00&quot;) &amp; &quot;f64}&quot;" office:value-type="string" office:string-value="pub def darksalmon(): NamedColour = {name = &quot;darksalmon&quot;, red = 0.91f64, green = 0.59f64, blue = 0.48f64}" calcext:value-type="string">
            <text:p>pub def darksalmon(): NamedColour = {name = "darksalmon", red = 0.91f64, green = 0.59f64, blue = 0.48f64}</text:p>
          </table:table-cell>
        </table:table-row>
        <table:table-row table:style-name="ro1">
          <table:table-cell office:value-type="string" calcext:value-type="string">
            <text:p>darkseagreen</text:p>
          </table:table-cell>
          <table:table-cell office:value-type="string" calcext:value-type="string">
            <text:p>rgb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table:formula="of:=[.C36]/255" office:value-type="float" office:value="0.56078431372549" calcext:value-type="float">
            <text:p>0.56</text:p>
          </table:table-cell>
          <table:table-cell table:formula="of:=[.D36]/255" office:value-type="float" office:value="0.737254901960784" calcext:value-type="float">
            <text:p>0.74</text:p>
          </table:table-cell>
          <table:table-cell table:style-name="ce1" table:formula="of:=[.E36]/255" office:value-type="float" office:value="0.56078431372549" calcext:value-type="float">
            <text:p>0.56</text:p>
          </table:table-cell>
          <table:table-cell table:formula="of:=&quot;pub def &quot;&amp; [.A36] &amp; &quot;(): NamedColour = {name = &quot;&quot;&quot; &amp; [.A36] &amp; &quot;&quot;&quot;, red = &quot; &amp; [.C36] &amp; &quot;, green = &quot; &amp; [.D36] &amp; &quot;, blue = &quot; &amp; [.E36] &amp; &quot;}&quot;" office:value-type="string" office:string-value="pub def darkseagreen(): NamedColour = {name = &quot;darkseagreen&quot;, red = 143, green = 188, blue = 143}" calcext:value-type="string">
            <text:p>pub def darkseagreen(): NamedColour = {name = "darkseagreen", red = 143, green = 188, blue = 143}</text:p>
          </table:table-cell>
          <table:table-cell table:formula="of:=&quot;pub def &quot;&amp; [.A36] &amp; &quot;(): NamedColour = {name = &quot;&quot;&quot; &amp; [.A36] &amp; &quot;&quot;&quot;, red = &quot; &amp; TEXT([.F36]; &quot;#0.00&quot;) &amp; &quot;f64, green = &quot; &amp; TEXT([.G36]; &quot;#0.00&quot;) &amp; &quot;f64, blue = &quot; &amp; TEXT([.H36]; &quot;#0.00&quot;) &amp; &quot;f64}&quot;" office:value-type="string" office:string-value="pub def darkseagreen(): NamedColour = {name = &quot;darkseagreen&quot;, red = 0.56f64, green = 0.74f64, blue = 0.56f64}" calcext:value-type="string">
            <text:p>pub def darkseagreen(): NamedColour = {name = "darkseagreen", red = 0.56f64, green = 0.74f64, blue = 0.56f64}</text:p>
          </table:table-cell>
        </table:table-row>
        <table:table-row table:style-name="ro1">
          <table:table-cell office:value-type="string" calcext:value-type="string">
            <text:p>darkslateblue</text:p>
          </table:table-cell>
          <table:table-cell office:value-type="string" calcext:value-type="string">
            <text:p>rgb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table:formula="of:=[.C37]/255" office:value-type="float" office:value="0.282352941176471" calcext:value-type="float">
            <text:p>0.28</text:p>
          </table:table-cell>
          <table:table-cell table:formula="of:=[.D37]/255" office:value-type="float" office:value="0.23921568627451" calcext:value-type="float">
            <text:p>0.24</text:p>
          </table:table-cell>
          <table:table-cell table:style-name="ce1" table:formula="of:=[.E37]/255" office:value-type="float" office:value="0.545098039215686" calcext:value-type="float">
            <text:p>0.55</text:p>
          </table:table-cell>
          <table:table-cell table:formula="of:=&quot;pub def &quot;&amp; [.A37] &amp; &quot;(): NamedColour = {name = &quot;&quot;&quot; &amp; [.A37] &amp; &quot;&quot;&quot;, red = &quot; &amp; [.C37] &amp; &quot;, green = &quot; &amp; [.D37] &amp; &quot;, blue = &quot; &amp; [.E37] &amp; &quot;}&quot;" office:value-type="string" office:string-value="pub def darkslateblue(): NamedColour = {name = &quot;darkslateblue&quot;, red = 72, green = 61, blue = 139}" calcext:value-type="string">
            <text:p>pub def darkslateblue(): NamedColour = {name = "darkslateblue", red = 72, green = 61, blue = 139}</text:p>
          </table:table-cell>
          <table:table-cell table:formula="of:=&quot;pub def &quot;&amp; [.A37] &amp; &quot;(): NamedColour = {name = &quot;&quot;&quot; &amp; [.A37] &amp; &quot;&quot;&quot;, red = &quot; &amp; TEXT([.F37]; &quot;#0.00&quot;) &amp; &quot;f64, green = &quot; &amp; TEXT([.G37]; &quot;#0.00&quot;) &amp; &quot;f64, blue = &quot; &amp; TEXT([.H37]; &quot;#0.00&quot;) &amp; &quot;f64}&quot;" office:value-type="string" office:string-value="pub def darkslateblue(): NamedColour = {name = &quot;darkslateblue&quot;, red = 0.28f64, green = 0.24f64, blue = 0.55f64}" calcext:value-type="string">
            <text:p>pub def darkslateblue(): NamedColour = {name = "darkslateblue", red = 0.28f64, green = 0.24f64, blue = 0.55f64}</text:p>
          </table:table-cell>
        </table:table-row>
        <table:table-row table:style-name="ro1">
          <table:table-cell office:value-type="string" calcext:value-type="string">
            <text:p>darkslategray</text:p>
          </table:table-cell>
          <table:table-cell office:value-type="string" calcext:value-type="string">
            <text:p>rgb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[.C38]/255" office:value-type="float" office:value="0.184313725490196" calcext:value-type="float">
            <text:p>0.18</text:p>
          </table:table-cell>
          <table:table-cell table:formula="of:=[.D38]/255" office:value-type="float" office:value="0.309803921568627" calcext:value-type="float">
            <text:p>0.31</text:p>
          </table:table-cell>
          <table:table-cell table:style-name="ce1" table:formula="of:=[.E38]/255" office:value-type="float" office:value="0.309803921568627" calcext:value-type="float">
            <text:p>0.31</text:p>
          </table:table-cell>
          <table:table-cell table:formula="of:=&quot;pub def &quot;&amp; [.A38] &amp; &quot;(): NamedColour = {name = &quot;&quot;&quot; &amp; [.A38] &amp; &quot;&quot;&quot;, red = &quot; &amp; [.C38] &amp; &quot;, green = &quot; &amp; [.D38] &amp; &quot;, blue = &quot; &amp; [.E38] &amp; &quot;}&quot;" office:value-type="string" office:string-value="pub def darkslategray(): NamedColour = {name = &quot;darkslategray&quot;, red = 47, green = 79, blue = 79}" calcext:value-type="string">
            <text:p>pub def darkslategray(): NamedColour = {name = "darkslategray", red = 47, green = 79, blue = 79}</text:p>
          </table:table-cell>
          <table:table-cell table:formula="of:=&quot;pub def &quot;&amp; [.A38] &amp; &quot;(): NamedColour = {name = &quot;&quot;&quot; &amp; [.A38] &amp; &quot;&quot;&quot;, red = &quot; &amp; TEXT([.F38]; &quot;#0.00&quot;) &amp; &quot;f64, green = &quot; &amp; TEXT([.G38]; &quot;#0.00&quot;) &amp; &quot;f64, blue = &quot; &amp; TEXT([.H38]; &quot;#0.00&quot;) &amp; &quot;f64}&quot;" office:value-type="string" office:string-value="pub def darkslategray(): NamedColour = {name = &quot;darkslategray&quot;, red = 0.18f64, green = 0.31f64, blue = 0.31f64}" calcext:value-type="string">
            <text:p>pub def darkslategray(): NamedColour = {name = "darkslategray", red = 0.18f64, green = 0.31f64, blue = 0.31f64}</text:p>
          </table:table-cell>
        </table:table-row>
        <table:table-row table:style-name="ro1">
          <table:table-cell office:value-type="string" calcext:value-type="string">
            <text:p>darkslategrey</text:p>
          </table:table-cell>
          <table:table-cell office:value-type="string" calcext:value-type="string">
            <text:p>rgb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[.C39]/255" office:value-type="float" office:value="0.184313725490196" calcext:value-type="float">
            <text:p>0.18</text:p>
          </table:table-cell>
          <table:table-cell table:formula="of:=[.D39]/255" office:value-type="float" office:value="0.309803921568627" calcext:value-type="float">
            <text:p>0.31</text:p>
          </table:table-cell>
          <table:table-cell table:style-name="ce1" table:formula="of:=[.E39]/255" office:value-type="float" office:value="0.309803921568627" calcext:value-type="float">
            <text:p>0.31</text:p>
          </table:table-cell>
          <table:table-cell table:formula="of:=&quot;pub def &quot;&amp; [.A39] &amp; &quot;(): NamedColour = {name = &quot;&quot;&quot; &amp; [.A39] &amp; &quot;&quot;&quot;, red = &quot; &amp; [.C39] &amp; &quot;, green = &quot; &amp; [.D39] &amp; &quot;, blue = &quot; &amp; [.E39] &amp; &quot;}&quot;" office:value-type="string" office:string-value="pub def darkslategrey(): NamedColour = {name = &quot;darkslategrey&quot;, red = 47, green = 79, blue = 79}" calcext:value-type="string">
            <text:p>pub def darkslategrey(): NamedColour = {name = "darkslategrey", red = 47, green = 79, blue = 79}</text:p>
          </table:table-cell>
          <table:table-cell table:formula="of:=&quot;pub def &quot;&amp; [.A39] &amp; &quot;(): NamedColour = {name = &quot;&quot;&quot; &amp; [.A39] &amp; &quot;&quot;&quot;, red = &quot; &amp; TEXT([.F39]; &quot;#0.00&quot;) &amp; &quot;f64, green = &quot; &amp; TEXT([.G39]; &quot;#0.00&quot;) &amp; &quot;f64, blue = &quot; &amp; TEXT([.H39]; &quot;#0.00&quot;) &amp; &quot;f64}&quot;" office:value-type="string" office:string-value="pub def darkslategrey(): NamedColour = {name = &quot;darkslategrey&quot;, red = 0.18f64, green = 0.31f64, blue = 0.31f64}" calcext:value-type="string">
            <text:p>pub def darkslategrey(): NamedColour = {name = "darkslategrey", red = 0.18f64, green = 0.31f64, blue = 0.31f64}</text:p>
          </table:table-cell>
        </table:table-row>
        <table:table-row table:style-name="ro1">
          <table:table-cell office:value-type="string" calcext:value-type="string">
            <text:p>darkturquoise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formula="of:=[.C40]/255" office:value-type="float" office:value="0" calcext:value-type="float">
            <text:p>0.00</text:p>
          </table:table-cell>
          <table:table-cell table:formula="of:=[.D40]/255" office:value-type="float" office:value="0.807843137254902" calcext:value-type="float">
            <text:p>0.81</text:p>
          </table:table-cell>
          <table:table-cell table:style-name="ce1" table:formula="of:=[.E40]/255" office:value-type="float" office:value="0.819607843137255" calcext:value-type="float">
            <text:p>0.82</text:p>
          </table:table-cell>
          <table:table-cell table:formula="of:=&quot;pub def &quot;&amp; [.A40] &amp; &quot;(): NamedColour = {name = &quot;&quot;&quot; &amp; [.A40] &amp; &quot;&quot;&quot;, red = &quot; &amp; [.C40] &amp; &quot;, green = &quot; &amp; [.D40] &amp; &quot;, blue = &quot; &amp; [.E40] &amp; &quot;}&quot;" office:value-type="string" office:string-value="pub def darkturquoise(): NamedColour = {name = &quot;darkturquoise&quot;, red = 0, green = 206, blue = 209}" calcext:value-type="string">
            <text:p>pub def darkturquoise(): NamedColour = {name = "darkturquoise", red = 0, green = 206, blue = 209}</text:p>
          </table:table-cell>
          <table:table-cell table:formula="of:=&quot;pub def &quot;&amp; [.A40] &amp; &quot;(): NamedColour = {name = &quot;&quot;&quot; &amp; [.A40] &amp; &quot;&quot;&quot;, red = &quot; &amp; TEXT([.F40]; &quot;#0.00&quot;) &amp; &quot;f64, green = &quot; &amp; TEXT([.G40]; &quot;#0.00&quot;) &amp; &quot;f64, blue = &quot; &amp; TEXT([.H40]; &quot;#0.00&quot;) &amp; &quot;f64}&quot;" office:value-type="string" office:string-value="pub def darkturquoise(): NamedColour = {name = &quot;darkturquoise&quot;, red = 0.00f64, green = 0.81f64, blue = 0.82f64}" calcext:value-type="string">
            <text:p>pub def darkturquoise(): NamedColour = {name = "darkturquoise", red = 0.00f64, green = 0.81f64, blue = 0.82f64}</text:p>
          </table:table-cell>
        </table:table-row>
        <table:table-row table:style-name="ro1">
          <table:table-cell office:value-type="string" calcext:value-type="string">
            <text:p>darkviolet</text:p>
          </table:table-cell>
          <table:table-cell office:value-type="string" calcext:value-type="string">
            <text:p>rgb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formula="of:=[.C41]/255" office:value-type="float" office:value="0.580392156862745" calcext:value-type="float">
            <text:p>0.58</text:p>
          </table:table-cell>
          <table:table-cell table:formula="of:=[.D41]/255" office:value-type="float" office:value="0" calcext:value-type="float">
            <text:p>0.00</text:p>
          </table:table-cell>
          <table:table-cell table:style-name="ce1" table:formula="of:=[.E41]/255" office:value-type="float" office:value="0.827450980392157" calcext:value-type="float">
            <text:p>0.83</text:p>
          </table:table-cell>
          <table:table-cell table:formula="of:=&quot;pub def &quot;&amp; [.A41] &amp; &quot;(): NamedColour = {name = &quot;&quot;&quot; &amp; [.A41] &amp; &quot;&quot;&quot;, red = &quot; &amp; [.C41] &amp; &quot;, green = &quot; &amp; [.D41] &amp; &quot;, blue = &quot; &amp; [.E41] &amp; &quot;}&quot;" office:value-type="string" office:string-value="pub def darkviolet(): NamedColour = {name = &quot;darkviolet&quot;, red = 148, green = 0, blue = 211}" calcext:value-type="string">
            <text:p>pub def darkviolet(): NamedColour = {name = "darkviolet", red = 148, green = 0, blue = 211}</text:p>
          </table:table-cell>
          <table:table-cell table:formula="of:=&quot;pub def &quot;&amp; [.A41] &amp; &quot;(): NamedColour = {name = &quot;&quot;&quot; &amp; [.A41] &amp; &quot;&quot;&quot;, red = &quot; &amp; TEXT([.F41]; &quot;#0.00&quot;) &amp; &quot;f64, green = &quot; &amp; TEXT([.G41]; &quot;#0.00&quot;) &amp; &quot;f64, blue = &quot; &amp; TEXT([.H41]; &quot;#0.00&quot;) &amp; &quot;f64}&quot;" office:value-type="string" office:string-value="pub def darkviolet(): NamedColour = {name = &quot;darkviolet&quot;, red = 0.58f64, green = 0.00f64, blue = 0.83f64}" calcext:value-type="string">
            <text:p>pub def darkviolet(): NamedColour = {name = "darkviolet", red = 0.58f64, green = 0.00f64, blue = 0.83f64}</text:p>
          </table:table-cell>
        </table:table-row>
        <table:table-row table:style-name="ro1">
          <table:table-cell office:value-type="string" calcext:value-type="string">
            <text:p>deeppink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table:formula="of:=[.C42]/255" office:value-type="float" office:value="1" calcext:value-type="float">
            <text:p>1.00</text:p>
          </table:table-cell>
          <table:table-cell table:formula="of:=[.D42]/255" office:value-type="float" office:value="0.0784313725490196" calcext:value-type="float">
            <text:p>0.08</text:p>
          </table:table-cell>
          <table:table-cell table:style-name="ce1" table:formula="of:=[.E42]/255" office:value-type="float" office:value="0.576470588235294" calcext:value-type="float">
            <text:p>0.58</text:p>
          </table:table-cell>
          <table:table-cell table:formula="of:=&quot;pub def &quot;&amp; [.A42] &amp; &quot;(): NamedColour = {name = &quot;&quot;&quot; &amp; [.A42] &amp; &quot;&quot;&quot;, red = &quot; &amp; [.C42] &amp; &quot;, green = &quot; &amp; [.D42] &amp; &quot;, blue = &quot; &amp; [.E42] &amp; &quot;}&quot;" office:value-type="string" office:string-value="pub def deeppink(): NamedColour = {name = &quot;deeppink&quot;, red = 255, green = 20, blue = 147}" calcext:value-type="string">
            <text:p>pub def deeppink(): NamedColour = {name = "deeppink", red = 255, green = 20, blue = 147}</text:p>
          </table:table-cell>
          <table:table-cell table:formula="of:=&quot;pub def &quot;&amp; [.A42] &amp; &quot;(): NamedColour = {name = &quot;&quot;&quot; &amp; [.A42] &amp; &quot;&quot;&quot;, red = &quot; &amp; TEXT([.F42]; &quot;#0.00&quot;) &amp; &quot;f64, green = &quot; &amp; TEXT([.G42]; &quot;#0.00&quot;) &amp; &quot;f64, blue = &quot; &amp; TEXT([.H42]; &quot;#0.00&quot;) &amp; &quot;f64}&quot;" office:value-type="string" office:string-value="pub def deeppink(): NamedColour = {name = &quot;deeppink&quot;, red = 1.00f64, green = 0.08f64, blue = 0.58f64}" calcext:value-type="string">
            <text:p>pub def deeppink(): NamedColour = {name = "deeppink", red = 1.00f64, green = 0.08f64, blue = 0.58f64}</text:p>
          </table:table-cell>
        </table:table-row>
        <table:table-row table:style-name="ro1">
          <table:table-cell office:value-type="string" calcext:value-type="string">
            <text:p>deepskyblue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formula="of:=[.C43]/255" office:value-type="float" office:value="0" calcext:value-type="float">
            <text:p>0.00</text:p>
          </table:table-cell>
          <table:table-cell table:formula="of:=[.D43]/255" office:value-type="float" office:value="0.749019607843137" calcext:value-type="float">
            <text:p>0.75</text:p>
          </table:table-cell>
          <table:table-cell table:style-name="ce1" table:formula="of:=[.E43]/255" office:value-type="float" office:value="1" calcext:value-type="float">
            <text:p>1.00</text:p>
          </table:table-cell>
          <table:table-cell table:formula="of:=&quot;pub def &quot;&amp; [.A43] &amp; &quot;(): NamedColour = {name = &quot;&quot;&quot; &amp; [.A43] &amp; &quot;&quot;&quot;, red = &quot; &amp; [.C43] &amp; &quot;, green = &quot; &amp; [.D43] &amp; &quot;, blue = &quot; &amp; [.E43] &amp; &quot;}&quot;" office:value-type="string" office:string-value="pub def deepskyblue(): NamedColour = {name = &quot;deepskyblue&quot;, red = 0, green = 191, blue = 255}" calcext:value-type="string">
            <text:p>pub def deepskyblue(): NamedColour = {name = "deepskyblue", red = 0, green = 191, blue = 255}</text:p>
          </table:table-cell>
          <table:table-cell table:formula="of:=&quot;pub def &quot;&amp; [.A43] &amp; &quot;(): NamedColour = {name = &quot;&quot;&quot; &amp; [.A43] &amp; &quot;&quot;&quot;, red = &quot; &amp; TEXT([.F43]; &quot;#0.00&quot;) &amp; &quot;f64, green = &quot; &amp; TEXT([.G43]; &quot;#0.00&quot;) &amp; &quot;f64, blue = &quot; &amp; TEXT([.H43]; &quot;#0.00&quot;) &amp; &quot;f64}&quot;" office:value-type="string" office:string-value="pub def deepskyblue(): NamedColour = {name = &quot;deepskyblue&quot;, red = 0.00f64, green = 0.75f64, blue = 1.00f64}" calcext:value-type="string">
            <text:p>pub def deepskyblue(): NamedColour = {name = "deepskyblue", red = 0.00f64, green = 0.75f64, blue = 1.00f64}</text:p>
          </table:table-cell>
        </table:table-row>
        <table:table-row table:style-name="ro1">
          <table:table-cell office:value-type="string" calcext:value-type="string">
            <text:p>dimgray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105" calcext:value-type="float">
            <text:p>105</text:p>
          </table:table-cell>
          <table:table-cell table:formula="of:=[.C44]/255" office:value-type="float" office:value="0.411764705882353" calcext:value-type="float">
            <text:p>0.41</text:p>
          </table:table-cell>
          <table:table-cell table:formula="of:=[.D44]/255" office:value-type="float" office:value="0.411764705882353" calcext:value-type="float">
            <text:p>0.41</text:p>
          </table:table-cell>
          <table:table-cell table:style-name="ce1" table:formula="of:=[.E44]/255" office:value-type="float" office:value="0.411764705882353" calcext:value-type="float">
            <text:p>0.41</text:p>
          </table:table-cell>
          <table:table-cell table:formula="of:=&quot;pub def &quot;&amp; [.A44] &amp; &quot;(): NamedColour = {name = &quot;&quot;&quot; &amp; [.A44] &amp; &quot;&quot;&quot;, red = &quot; &amp; [.C44] &amp; &quot;, green = &quot; &amp; [.D44] &amp; &quot;, blue = &quot; &amp; [.E44] &amp; &quot;}&quot;" office:value-type="string" office:string-value="pub def dimgray(): NamedColour = {name = &quot;dimgray&quot;, red = 105, green = 105, blue = 105}" calcext:value-type="string">
            <text:p>pub def dimgray(): NamedColour = {name = "dimgray", red = 105, green = 105, blue = 105}</text:p>
          </table:table-cell>
          <table:table-cell table:formula="of:=&quot;pub def &quot;&amp; [.A44] &amp; &quot;(): NamedColour = {name = &quot;&quot;&quot; &amp; [.A44] &amp; &quot;&quot;&quot;, red = &quot; &amp; TEXT([.F44]; &quot;#0.00&quot;) &amp; &quot;f64, green = &quot; &amp; TEXT([.G44]; &quot;#0.00&quot;) &amp; &quot;f64, blue = &quot; &amp; TEXT([.H44]; &quot;#0.00&quot;) &amp; &quot;f64}&quot;" office:value-type="string" office:string-value="pub def dimgray(): NamedColour = {name = &quot;dimgray&quot;, red = 0.41f64, green = 0.41f64, blue = 0.41f64}" calcext:value-type="string">
            <text:p>pub def dimgray(): NamedColour = {name = "dimgray", red = 0.41f64, green = 0.41f64, blue = 0.41f64}</text:p>
          </table:table-cell>
        </table:table-row>
        <table:table-row table:style-name="ro1">
          <table:table-cell office:value-type="string" calcext:value-type="string">
            <text:p>dimgrey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105" calcext:value-type="float">
            <text:p>105</text:p>
          </table:table-cell>
          <table:table-cell table:formula="of:=[.C45]/255" office:value-type="float" office:value="0.411764705882353" calcext:value-type="float">
            <text:p>0.41</text:p>
          </table:table-cell>
          <table:table-cell table:formula="of:=[.D45]/255" office:value-type="float" office:value="0.411764705882353" calcext:value-type="float">
            <text:p>0.41</text:p>
          </table:table-cell>
          <table:table-cell table:style-name="ce1" table:formula="of:=[.E45]/255" office:value-type="float" office:value="0.411764705882353" calcext:value-type="float">
            <text:p>0.41</text:p>
          </table:table-cell>
          <table:table-cell table:formula="of:=&quot;pub def &quot;&amp; [.A45] &amp; &quot;(): NamedColour = {name = &quot;&quot;&quot; &amp; [.A45] &amp; &quot;&quot;&quot;, red = &quot; &amp; [.C45] &amp; &quot;, green = &quot; &amp; [.D45] &amp; &quot;, blue = &quot; &amp; [.E45] &amp; &quot;}&quot;" office:value-type="string" office:string-value="pub def dimgrey(): NamedColour = {name = &quot;dimgrey&quot;, red = 105, green = 105, blue = 105}" calcext:value-type="string">
            <text:p>pub def dimgrey(): NamedColour = {name = "dimgrey", red = 105, green = 105, blue = 105}</text:p>
          </table:table-cell>
          <table:table-cell table:formula="of:=&quot;pub def &quot;&amp; [.A45] &amp; &quot;(): NamedColour = {name = &quot;&quot;&quot; &amp; [.A45] &amp; &quot;&quot;&quot;, red = &quot; &amp; TEXT([.F45]; &quot;#0.00&quot;) &amp; &quot;f64, green = &quot; &amp; TEXT([.G45]; &quot;#0.00&quot;) &amp; &quot;f64, blue = &quot; &amp; TEXT([.H45]; &quot;#0.00&quot;) &amp; &quot;f64}&quot;" office:value-type="string" office:string-value="pub def dimgrey(): NamedColour = {name = &quot;dimgrey&quot;, red = 0.41f64, green = 0.41f64, blue = 0.41f64}" calcext:value-type="string">
            <text:p>pub def dimgrey(): NamedColour = {name = "dimgrey", red = 0.41f64, green = 0.41f64, blue = 0.41f64}</text:p>
          </table:table-cell>
        </table:table-row>
        <table:table-row table:style-name="ro1">
          <table:table-cell office:value-type="string" calcext:value-type="string">
            <text:p>dodgerblue</text:p>
          </table:table-cell>
          <table:table-cell office:value-type="string" calcext:value-type="string">
            <text:p>rgb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  <table:table-cell table:formula="of:=[.C46]/255" office:value-type="float" office:value="0.117647058823529" calcext:value-type="float">
            <text:p>0.12</text:p>
          </table:table-cell>
          <table:table-cell table:formula="of:=[.D46]/255" office:value-type="float" office:value="0.564705882352941" calcext:value-type="float">
            <text:p>0.56</text:p>
          </table:table-cell>
          <table:table-cell table:style-name="ce1" table:formula="of:=[.E46]/255" office:value-type="float" office:value="1" calcext:value-type="float">
            <text:p>1.00</text:p>
          </table:table-cell>
          <table:table-cell table:formula="of:=&quot;pub def &quot;&amp; [.A46] &amp; &quot;(): NamedColour = {name = &quot;&quot;&quot; &amp; [.A46] &amp; &quot;&quot;&quot;, red = &quot; &amp; [.C46] &amp; &quot;, green = &quot; &amp; [.D46] &amp; &quot;, blue = &quot; &amp; [.E46] &amp; &quot;}&quot;" office:value-type="string" office:string-value="pub def dodgerblue(): NamedColour = {name = &quot;dodgerblue&quot;, red = 30, green = 144, blue = 255}" calcext:value-type="string">
            <text:p>pub def dodgerblue(): NamedColour = {name = "dodgerblue", red = 30, green = 144, blue = 255}</text:p>
          </table:table-cell>
          <table:table-cell table:formula="of:=&quot;pub def &quot;&amp; [.A46] &amp; &quot;(): NamedColour = {name = &quot;&quot;&quot; &amp; [.A46] &amp; &quot;&quot;&quot;, red = &quot; &amp; TEXT([.F46]; &quot;#0.00&quot;) &amp; &quot;f64, green = &quot; &amp; TEXT([.G46]; &quot;#0.00&quot;) &amp; &quot;f64, blue = &quot; &amp; TEXT([.H46]; &quot;#0.00&quot;) &amp; &quot;f64}&quot;" office:value-type="string" office:string-value="pub def dodgerblue(): NamedColour = {name = &quot;dodgerblue&quot;, red = 0.12f64, green = 0.56f64, blue = 1.00f64}" calcext:value-type="string">
            <text:p>pub def dodgerblue(): NamedColour = {name = "dodgerblue", red = 0.12f64, green = 0.56f64, blue = 1.00f64}</text:p>
          </table:table-cell>
        </table:table-row>
        <table:table-row table:style-name="ro1">
          <table:table-cell office:value-type="string" calcext:value-type="string">
            <text:p>firebrick</text:p>
          </table:table-cell>
          <table:table-cell office:value-type="string" calcext:value-type="string">
            <text:p>rgb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C47]/255" office:value-type="float" office:value="0.698039215686275" calcext:value-type="float">
            <text:p>0.70</text:p>
          </table:table-cell>
          <table:table-cell table:formula="of:=[.D47]/255" office:value-type="float" office:value="0.133333333333333" calcext:value-type="float">
            <text:p>0.13</text:p>
          </table:table-cell>
          <table:table-cell table:style-name="ce1" table:formula="of:=[.E47]/255" office:value-type="float" office:value="0.133333333333333" calcext:value-type="float">
            <text:p>0.13</text:p>
          </table:table-cell>
          <table:table-cell table:formula="of:=&quot;pub def &quot;&amp; [.A47] &amp; &quot;(): NamedColour = {name = &quot;&quot;&quot; &amp; [.A47] &amp; &quot;&quot;&quot;, red = &quot; &amp; [.C47] &amp; &quot;, green = &quot; &amp; [.D47] &amp; &quot;, blue = &quot; &amp; [.E47] &amp; &quot;}&quot;" office:value-type="string" office:string-value="pub def firebrick(): NamedColour = {name = &quot;firebrick&quot;, red = 178, green = 34, blue = 34}" calcext:value-type="string">
            <text:p>pub def firebrick(): NamedColour = {name = "firebrick", red = 178, green = 34, blue = 34}</text:p>
          </table:table-cell>
          <table:table-cell table:formula="of:=&quot;pub def &quot;&amp; [.A47] &amp; &quot;(): NamedColour = {name = &quot;&quot;&quot; &amp; [.A47] &amp; &quot;&quot;&quot;, red = &quot; &amp; TEXT([.F47]; &quot;#0.00&quot;) &amp; &quot;f64, green = &quot; &amp; TEXT([.G47]; &quot;#0.00&quot;) &amp; &quot;f64, blue = &quot; &amp; TEXT([.H47]; &quot;#0.00&quot;) &amp; &quot;f64}&quot;" office:value-type="string" office:string-value="pub def firebrick(): NamedColour = {name = &quot;firebrick&quot;, red = 0.70f64, green = 0.13f64, blue = 0.13f64}" calcext:value-type="string">
            <text:p>pub def firebrick(): NamedColour = {name = "firebrick", red = 0.70f64, green = 0.13f64, blue = 0.13f64}</text:p>
          </table:table-cell>
        </table:table-row>
        <table:table-row table:style-name="ro1">
          <table:table-cell office:value-type="string" calcext:value-type="string">
            <text:p>floralwhite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table:formula="of:=[.C48]/255" office:value-type="float" office:value="1" calcext:value-type="float">
            <text:p>1.00</text:p>
          </table:table-cell>
          <table:table-cell table:formula="of:=[.D48]/255" office:value-type="float" office:value="0.980392156862745" calcext:value-type="float">
            <text:p>0.98</text:p>
          </table:table-cell>
          <table:table-cell table:style-name="ce1" table:formula="of:=[.E48]/255" office:value-type="float" office:value="0.941176470588235" calcext:value-type="float">
            <text:p>0.94</text:p>
          </table:table-cell>
          <table:table-cell table:formula="of:=&quot;pub def &quot;&amp; [.A48] &amp; &quot;(): NamedColour = {name = &quot;&quot;&quot; &amp; [.A48] &amp; &quot;&quot;&quot;, red = &quot; &amp; [.C48] &amp; &quot;, green = &quot; &amp; [.D48] &amp; &quot;, blue = &quot; &amp; [.E48] &amp; &quot;}&quot;" office:value-type="string" office:string-value="pub def floralwhite(): NamedColour = {name = &quot;floralwhite&quot;, red = 255, green = 250, blue = 240}" calcext:value-type="string">
            <text:p>pub def floralwhite(): NamedColour = {name = "floralwhite", red = 255, green = 250, blue = 240}</text:p>
          </table:table-cell>
          <table:table-cell table:formula="of:=&quot;pub def &quot;&amp; [.A48] &amp; &quot;(): NamedColour = {name = &quot;&quot;&quot; &amp; [.A48] &amp; &quot;&quot;&quot;, red = &quot; &amp; TEXT([.F48]; &quot;#0.00&quot;) &amp; &quot;f64, green = &quot; &amp; TEXT([.G48]; &quot;#0.00&quot;) &amp; &quot;f64, blue = &quot; &amp; TEXT([.H48]; &quot;#0.00&quot;) &amp; &quot;f64}&quot;" office:value-type="string" office:string-value="pub def floralwhite(): NamedColour = {name = &quot;floralwhite&quot;, red = 1.00f64, green = 0.98f64, blue = 0.94f64}" calcext:value-type="string">
            <text:p>pub def floralwhite(): NamedColour = {name = "floralwhite", red = 1.00f64, green = 0.98f64, blue = 0.94f64}</text:p>
          </table:table-cell>
        </table:table-row>
        <table:table-row table:style-name="ro1">
          <table:table-cell office:value-type="string" calcext:value-type="string">
            <text:p>forestgreen</text:p>
          </table:table-cell>
          <table:table-cell office:value-type="string" calcext:value-type="string">
            <text:p>rgb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table:formula="of:=[.C49]/255" office:value-type="float" office:value="0.133333333333333" calcext:value-type="float">
            <text:p>0.13</text:p>
          </table:table-cell>
          <table:table-cell table:formula="of:=[.D49]/255" office:value-type="float" office:value="0.545098039215686" calcext:value-type="float">
            <text:p>0.55</text:p>
          </table:table-cell>
          <table:table-cell table:style-name="ce1" table:formula="of:=[.E49]/255" office:value-type="float" office:value="0.133333333333333" calcext:value-type="float">
            <text:p>0.13</text:p>
          </table:table-cell>
          <table:table-cell table:formula="of:=&quot;pub def &quot;&amp; [.A49] &amp; &quot;(): NamedColour = {name = &quot;&quot;&quot; &amp; [.A49] &amp; &quot;&quot;&quot;, red = &quot; &amp; [.C49] &amp; &quot;, green = &quot; &amp; [.D49] &amp; &quot;, blue = &quot; &amp; [.E49] &amp; &quot;}&quot;" office:value-type="string" office:string-value="pub def forestgreen(): NamedColour = {name = &quot;forestgreen&quot;, red = 34, green = 139, blue = 34}" calcext:value-type="string">
            <text:p>pub def forestgreen(): NamedColour = {name = "forestgreen", red = 34, green = 139, blue = 34}</text:p>
          </table:table-cell>
          <table:table-cell table:formula="of:=&quot;pub def &quot;&amp; [.A49] &amp; &quot;(): NamedColour = {name = &quot;&quot;&quot; &amp; [.A49] &amp; &quot;&quot;&quot;, red = &quot; &amp; TEXT([.F49]; &quot;#0.00&quot;) &amp; &quot;f64, green = &quot; &amp; TEXT([.G49]; &quot;#0.00&quot;) &amp; &quot;f64, blue = &quot; &amp; TEXT([.H49]; &quot;#0.00&quot;) &amp; &quot;f64}&quot;" office:value-type="string" office:string-value="pub def forestgreen(): NamedColour = {name = &quot;forestgreen&quot;, red = 0.13f64, green = 0.55f64, blue = 0.13f64}" calcext:value-type="string">
            <text:p>pub def forestgreen(): NamedColour = {name = "forestgreen", red = 0.13f64, green = 0.55f64, blue = 0.13f64}</text:p>
          </table:table-cell>
        </table:table-row>
        <table:table-row table:style-name="ro1">
          <table:table-cell office:value-type="string" calcext:value-type="string">
            <text:p>fuchsia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[.C50]/255" office:value-type="float" office:value="1" calcext:value-type="float">
            <text:p>1.00</text:p>
          </table:table-cell>
          <table:table-cell table:formula="of:=[.D50]/255" office:value-type="float" office:value="0" calcext:value-type="float">
            <text:p>0.00</text:p>
          </table:table-cell>
          <table:table-cell table:style-name="ce1" table:formula="of:=[.E50]/255" office:value-type="float" office:value="1" calcext:value-type="float">
            <text:p>1.00</text:p>
          </table:table-cell>
          <table:table-cell table:formula="of:=&quot;pub def &quot;&amp; [.A50] &amp; &quot;(): NamedColour = {name = &quot;&quot;&quot; &amp; [.A50] &amp; &quot;&quot;&quot;, red = &quot; &amp; [.C50] &amp; &quot;, green = &quot; &amp; [.D50] &amp; &quot;, blue = &quot; &amp; [.E50] &amp; &quot;}&quot;" office:value-type="string" office:string-value="pub def fuchsia(): NamedColour = {name = &quot;fuchsia&quot;, red = 255, green = 0, blue = 255}" calcext:value-type="string">
            <text:p>pub def fuchsia(): NamedColour = {name = "fuchsia", red = 255, green = 0, blue = 255}</text:p>
          </table:table-cell>
          <table:table-cell table:formula="of:=&quot;pub def &quot;&amp; [.A50] &amp; &quot;(): NamedColour = {name = &quot;&quot;&quot; &amp; [.A50] &amp; &quot;&quot;&quot;, red = &quot; &amp; TEXT([.F50]; &quot;#0.00&quot;) &amp; &quot;f64, green = &quot; &amp; TEXT([.G50]; &quot;#0.00&quot;) &amp; &quot;f64, blue = &quot; &amp; TEXT([.H50]; &quot;#0.00&quot;) &amp; &quot;f64}&quot;" office:value-type="string" office:string-value="pub def fuchsia(): NamedColour = {name = &quot;fuchsia&quot;, red = 1.00f64, green = 0.00f64, blue = 1.00f64}" calcext:value-type="string">
            <text:p>pub def fuchsia(): NamedColour = {name = "fuchsia", red = 1.00f64, green = 0.00f64, blue = 1.00f64}</text:p>
          </table:table-cell>
        </table:table-row>
        <table:table-row table:style-name="ro1">
          <table:table-cell office:value-type="string" calcext:value-type="string">
            <text:p>gainsboro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220" calcext:value-type="float">
            <text:p>220</text:p>
          </table:table-cell>
          <table:table-cell table:formula="of:=[.C51]/255" office:value-type="float" office:value="0.862745098039216" calcext:value-type="float">
            <text:p>0.86</text:p>
          </table:table-cell>
          <table:table-cell table:formula="of:=[.D51]/255" office:value-type="float" office:value="0.862745098039216" calcext:value-type="float">
            <text:p>0.86</text:p>
          </table:table-cell>
          <table:table-cell table:style-name="ce1" table:formula="of:=[.E51]/255" office:value-type="float" office:value="0.862745098039216" calcext:value-type="float">
            <text:p>0.86</text:p>
          </table:table-cell>
          <table:table-cell table:formula="of:=&quot;pub def &quot;&amp; [.A51] &amp; &quot;(): NamedColour = {name = &quot;&quot;&quot; &amp; [.A51] &amp; &quot;&quot;&quot;, red = &quot; &amp; [.C51] &amp; &quot;, green = &quot; &amp; [.D51] &amp; &quot;, blue = &quot; &amp; [.E51] &amp; &quot;}&quot;" office:value-type="string" office:string-value="pub def gainsboro(): NamedColour = {name = &quot;gainsboro&quot;, red = 220, green = 220, blue = 220}" calcext:value-type="string">
            <text:p>pub def gainsboro(): NamedColour = {name = "gainsboro", red = 220, green = 220, blue = 220}</text:p>
          </table:table-cell>
          <table:table-cell table:formula="of:=&quot;pub def &quot;&amp; [.A51] &amp; &quot;(): NamedColour = {name = &quot;&quot;&quot; &amp; [.A51] &amp; &quot;&quot;&quot;, red = &quot; &amp; TEXT([.F51]; &quot;#0.00&quot;) &amp; &quot;f64, green = &quot; &amp; TEXT([.G51]; &quot;#0.00&quot;) &amp; &quot;f64, blue = &quot; &amp; TEXT([.H51]; &quot;#0.00&quot;) &amp; &quot;f64}&quot;" office:value-type="string" office:string-value="pub def gainsboro(): NamedColour = {name = &quot;gainsboro&quot;, red = 0.86f64, green = 0.86f64, blue = 0.86f64}" calcext:value-type="string">
            <text:p>pub def gainsboro(): NamedColour = {name = "gainsboro", red = 0.86f64, green = 0.86f64, blue = 0.86f64}</text:p>
          </table:table-cell>
        </table:table-row>
        <table:table-row table:style-name="ro1">
          <table:table-cell office:value-type="string" calcext:value-type="string">
            <text:p>ghostwhite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table:formula="of:=[.C52]/255" office:value-type="float" office:value="0.972549019607843" calcext:value-type="float">
            <text:p>0.97</text:p>
          </table:table-cell>
          <table:table-cell table:formula="of:=[.D52]/255" office:value-type="float" office:value="0.972549019607843" calcext:value-type="float">
            <text:p>0.97</text:p>
          </table:table-cell>
          <table:table-cell table:style-name="ce1" table:formula="of:=[.E52]/255" office:value-type="float" office:value="1" calcext:value-type="float">
            <text:p>1.00</text:p>
          </table:table-cell>
          <table:table-cell table:formula="of:=&quot;pub def &quot;&amp; [.A52] &amp; &quot;(): NamedColour = {name = &quot;&quot;&quot; &amp; [.A52] &amp; &quot;&quot;&quot;, red = &quot; &amp; [.C52] &amp; &quot;, green = &quot; &amp; [.D52] &amp; &quot;, blue = &quot; &amp; [.E52] &amp; &quot;}&quot;" office:value-type="string" office:string-value="pub def ghostwhite(): NamedColour = {name = &quot;ghostwhite&quot;, red = 248, green = 248, blue = 255}" calcext:value-type="string">
            <text:p>pub def ghostwhite(): NamedColour = {name = "ghostwhite", red = 248, green = 248, blue = 255}</text:p>
          </table:table-cell>
          <table:table-cell table:formula="of:=&quot;pub def &quot;&amp; [.A52] &amp; &quot;(): NamedColour = {name = &quot;&quot;&quot; &amp; [.A52] &amp; &quot;&quot;&quot;, red = &quot; &amp; TEXT([.F52]; &quot;#0.00&quot;) &amp; &quot;f64, green = &quot; &amp; TEXT([.G52]; &quot;#0.00&quot;) &amp; &quot;f64, blue = &quot; &amp; TEXT([.H52]; &quot;#0.00&quot;) &amp; &quot;f64}&quot;" office:value-type="string" office:string-value="pub def ghostwhite(): NamedColour = {name = &quot;ghostwhite&quot;, red = 0.97f64, green = 0.97f64, blue = 1.00f64}" calcext:value-type="string">
            <text:p>pub def ghostwhite(): NamedColour = {name = "ghostwhite", red = 0.97f64, green = 0.97f64, blue = 1.00f64}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C53]/255" office:value-type="float" office:value="1" calcext:value-type="float">
            <text:p>1.00</text:p>
          </table:table-cell>
          <table:table-cell table:formula="of:=[.D53]/255" office:value-type="float" office:value="0.843137254901961" calcext:value-type="float">
            <text:p>0.84</text:p>
          </table:table-cell>
          <table:table-cell table:style-name="ce1" table:formula="of:=[.E53]/255" office:value-type="float" office:value="0" calcext:value-type="float">
            <text:p>0.00</text:p>
          </table:table-cell>
          <table:table-cell table:formula="of:=&quot;pub def &quot;&amp; [.A53] &amp; &quot;(): NamedColour = {name = &quot;&quot;&quot; &amp; [.A53] &amp; &quot;&quot;&quot;, red = &quot; &amp; [.C53] &amp; &quot;, green = &quot; &amp; [.D53] &amp; &quot;, blue = &quot; &amp; [.E53] &amp; &quot;}&quot;" office:value-type="string" office:string-value="pub def gold(): NamedColour = {name = &quot;gold&quot;, red = 255, green = 215, blue = 0}" calcext:value-type="string">
            <text:p>pub def gold(): NamedColour = {name = "gold", red = 255, green = 215, blue = 0}</text:p>
          </table:table-cell>
          <table:table-cell table:formula="of:=&quot;pub def &quot;&amp; [.A53] &amp; &quot;(): NamedColour = {name = &quot;&quot;&quot; &amp; [.A53] &amp; &quot;&quot;&quot;, red = &quot; &amp; TEXT([.F53]; &quot;#0.00&quot;) &amp; &quot;f64, green = &quot; &amp; TEXT([.G53]; &quot;#0.00&quot;) &amp; &quot;f64, blue = &quot; &amp; TEXT([.H53]; &quot;#0.00&quot;) &amp; &quot;f64}&quot;" office:value-type="string" office:string-value="pub def gold(): NamedColour = {name = &quot;gold&quot;, red = 1.00f64, green = 0.84f64, blue = 0.00f64}" calcext:value-type="string">
            <text:p>pub def gold(): NamedColour = {name = "gold", red = 1.00f64, green = 0.84f64, blue = 0.00f64}</text:p>
          </table:table-cell>
        </table:table-row>
        <table:table-row table:style-name="ro1">
          <table:table-cell office:value-type="string" calcext:value-type="string">
            <text:p>goldenrod</text:p>
          </table:table-cell>
          <table:table-cell office:value-type="string" calcext:value-type="string">
            <text:p>rgb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table:formula="of:=[.C54]/255" office:value-type="float" office:value="0.854901960784314" calcext:value-type="float">
            <text:p>0.85</text:p>
          </table:table-cell>
          <table:table-cell table:formula="of:=[.D54]/255" office:value-type="float" office:value="0.647058823529412" calcext:value-type="float">
            <text:p>0.65</text:p>
          </table:table-cell>
          <table:table-cell table:style-name="ce1" table:formula="of:=[.E54]/255" office:value-type="float" office:value="0.125490196078431" calcext:value-type="float">
            <text:p>0.13</text:p>
          </table:table-cell>
          <table:table-cell table:formula="of:=&quot;pub def &quot;&amp; [.A54] &amp; &quot;(): NamedColour = {name = &quot;&quot;&quot; &amp; [.A54] &amp; &quot;&quot;&quot;, red = &quot; &amp; [.C54] &amp; &quot;, green = &quot; &amp; [.D54] &amp; &quot;, blue = &quot; &amp; [.E54] &amp; &quot;}&quot;" office:value-type="string" office:string-value="pub def goldenrod(): NamedColour = {name = &quot;goldenrod&quot;, red = 218, green = 165, blue = 32}" calcext:value-type="string">
            <text:p>pub def goldenrod(): NamedColour = {name = "goldenrod", red = 218, green = 165, blue = 32}</text:p>
          </table:table-cell>
          <table:table-cell table:formula="of:=&quot;pub def &quot;&amp; [.A54] &amp; &quot;(): NamedColour = {name = &quot;&quot;&quot; &amp; [.A54] &amp; &quot;&quot;&quot;, red = &quot; &amp; TEXT([.F54]; &quot;#0.00&quot;) &amp; &quot;f64, green = &quot; &amp; TEXT([.G54]; &quot;#0.00&quot;) &amp; &quot;f64, blue = &quot; &amp; TEXT([.H54]; &quot;#0.00&quot;) &amp; &quot;f64}&quot;" office:value-type="string" office:string-value="pub def goldenrod(): NamedColour = {name = &quot;goldenrod&quot;, red = 0.85f64, green = 0.65f64, blue = 0.13f64}" calcext:value-type="string">
            <text:p>pub def goldenrod(): NamedColour = {name = "goldenrod", red = 0.85f64, green = 0.65f64, blue = 0.13f64}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[.C55]/255" office:value-type="float" office:value="0.501960784313726" calcext:value-type="float">
            <text:p>0.50</text:p>
          </table:table-cell>
          <table:table-cell table:formula="of:=[.D55]/255" office:value-type="float" office:value="0.501960784313726" calcext:value-type="float">
            <text:p>0.50</text:p>
          </table:table-cell>
          <table:table-cell table:style-name="ce1" table:formula="of:=[.E55]/255" office:value-type="float" office:value="0.501960784313726" calcext:value-type="float">
            <text:p>0.50</text:p>
          </table:table-cell>
          <table:table-cell table:formula="of:=&quot;pub def &quot;&amp; [.A55] &amp; &quot;(): NamedColour = {name = &quot;&quot;&quot; &amp; [.A55] &amp; &quot;&quot;&quot;, red = &quot; &amp; [.C55] &amp; &quot;, green = &quot; &amp; [.D55] &amp; &quot;, blue = &quot; &amp; [.E55] &amp; &quot;}&quot;" office:value-type="string" office:string-value="pub def gray(): NamedColour = {name = &quot;gray&quot;, red = 128, green = 128, blue = 128}" calcext:value-type="string">
            <text:p>pub def gray(): NamedColour = {name = "gray", red = 128, green = 128, blue = 128}</text:p>
          </table:table-cell>
          <table:table-cell table:formula="of:=&quot;pub def &quot;&amp; [.A55] &amp; &quot;(): NamedColour = {name = &quot;&quot;&quot; &amp; [.A55] &amp; &quot;&quot;&quot;, red = &quot; &amp; TEXT([.F55]; &quot;#0.00&quot;) &amp; &quot;f64, green = &quot; &amp; TEXT([.G55]; &quot;#0.00&quot;) &amp; &quot;f64, blue = &quot; &amp; TEXT([.H55]; &quot;#0.00&quot;) &amp; &quot;f64}&quot;" office:value-type="string" office:string-value="pub def gray(): NamedColour = {name = &quot;gray&quot;, red = 0.50f64, green = 0.50f64, blue = 0.50f64}" calcext:value-type="string">
            <text:p>pub def gray(): NamedColour = {name = "gray", red = 0.50f64, green = 0.50f64, blue = 0.50f64}</text:p>
          </table:table-cell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[.C56]/255" office:value-type="float" office:value="0.501960784313726" calcext:value-type="float">
            <text:p>0.50</text:p>
          </table:table-cell>
          <table:table-cell table:formula="of:=[.D56]/255" office:value-type="float" office:value="0.501960784313726" calcext:value-type="float">
            <text:p>0.50</text:p>
          </table:table-cell>
          <table:table-cell table:style-name="ce1" table:formula="of:=[.E56]/255" office:value-type="float" office:value="0.501960784313726" calcext:value-type="float">
            <text:p>0.50</text:p>
          </table:table-cell>
          <table:table-cell table:formula="of:=&quot;pub def &quot;&amp; [.A56] &amp; &quot;(): NamedColour = {name = &quot;&quot;&quot; &amp; [.A56] &amp; &quot;&quot;&quot;, red = &quot; &amp; [.C56] &amp; &quot;, green = &quot; &amp; [.D56] &amp; &quot;, blue = &quot; &amp; [.E56] &amp; &quot;}&quot;" office:value-type="string" office:string-value="pub def grey(): NamedColour = {name = &quot;grey&quot;, red = 128, green = 128, blue = 128}" calcext:value-type="string">
            <text:p>pub def grey(): NamedColour = {name = "grey", red = 128, green = 128, blue = 128}</text:p>
          </table:table-cell>
          <table:table-cell table:formula="of:=&quot;pub def &quot;&amp; [.A56] &amp; &quot;(): NamedColour = {name = &quot;&quot;&quot; &amp; [.A56] &amp; &quot;&quot;&quot;, red = &quot; &amp; TEXT([.F56]; &quot;#0.00&quot;) &amp; &quot;f64, green = &quot; &amp; TEXT([.G56]; &quot;#0.00&quot;) &amp; &quot;f64, blue = &quot; &amp; TEXT([.H56]; &quot;#0.00&quot;) &amp; &quot;f64}&quot;" office:value-type="string" office:string-value="pub def grey(): NamedColour = {name = &quot;grey&quot;, red = 0.50f64, green = 0.50f64, blue = 0.50f64}" calcext:value-type="string">
            <text:p>pub def grey(): NamedColour = {name = "grey", red = 0.50f64, green = 0.50f64, blue = 0.50f64}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7]/255" office:value-type="float" office:value="0" calcext:value-type="float">
            <text:p>0.00</text:p>
          </table:table-cell>
          <table:table-cell table:formula="of:=[.D57]/255" office:value-type="float" office:value="0.501960784313726" calcext:value-type="float">
            <text:p>0.50</text:p>
          </table:table-cell>
          <table:table-cell table:style-name="ce1" table:formula="of:=[.E57]/255" office:value-type="float" office:value="0" calcext:value-type="float">
            <text:p>0.00</text:p>
          </table:table-cell>
          <table:table-cell table:formula="of:=&quot;pub def &quot;&amp; [.A57] &amp; &quot;(): NamedColour = {name = &quot;&quot;&quot; &amp; [.A57] &amp; &quot;&quot;&quot;, red = &quot; &amp; [.C57] &amp; &quot;, green = &quot; &amp; [.D57] &amp; &quot;, blue = &quot; &amp; [.E57] &amp; &quot;}&quot;" office:value-type="string" office:string-value="pub def green(): NamedColour = {name = &quot;green&quot;, red = 0, green = 128, blue = 0}" calcext:value-type="string">
            <text:p>pub def green(): NamedColour = {name = "green", red = 0, green = 128, blue = 0}</text:p>
          </table:table-cell>
          <table:table-cell table:formula="of:=&quot;pub def &quot;&amp; [.A57] &amp; &quot;(): NamedColour = {name = &quot;&quot;&quot; &amp; [.A57] &amp; &quot;&quot;&quot;, red = &quot; &amp; TEXT([.F57]; &quot;#0.00&quot;) &amp; &quot;f64, green = &quot; &amp; TEXT([.G57]; &quot;#0.00&quot;) &amp; &quot;f64, blue = &quot; &amp; TEXT([.H57]; &quot;#0.00&quot;) &amp; &quot;f64}&quot;" office:value-type="string" office:string-value="pub def green(): NamedColour = {name = &quot;green&quot;, red = 0.00f64, green = 0.50f64, blue = 0.00f64}" calcext:value-type="string">
            <text:p>pub def green(): NamedColour = {name = "green", red = 0.00f64, green = 0.50f64, blue = 0.00f64}</text:p>
          </table:table-cell>
        </table:table-row>
        <table:table-row table:style-name="ro1">
          <table:table-cell office:value-type="string" calcext:value-type="string">
            <text:p>greenyellow</text:p>
          </table:table-cell>
          <table:table-cell office:value-type="string" calcext:value-type="string">
            <text:p>rgb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table:formula="of:=[.C58]/255" office:value-type="float" office:value="0.67843137254902" calcext:value-type="float">
            <text:p>0.68</text:p>
          </table:table-cell>
          <table:table-cell table:formula="of:=[.D58]/255" office:value-type="float" office:value="1" calcext:value-type="float">
            <text:p>1.00</text:p>
          </table:table-cell>
          <table:table-cell table:style-name="ce1" table:formula="of:=[.E58]/255" office:value-type="float" office:value="0.184313725490196" calcext:value-type="float">
            <text:p>0.18</text:p>
          </table:table-cell>
          <table:table-cell table:formula="of:=&quot;pub def &quot;&amp; [.A58] &amp; &quot;(): NamedColour = {name = &quot;&quot;&quot; &amp; [.A58] &amp; &quot;&quot;&quot;, red = &quot; &amp; [.C58] &amp; &quot;, green = &quot; &amp; [.D58] &amp; &quot;, blue = &quot; &amp; [.E58] &amp; &quot;}&quot;" office:value-type="string" office:string-value="pub def greenyellow(): NamedColour = {name = &quot;greenyellow&quot;, red = 173, green = 255, blue = 47}" calcext:value-type="string">
            <text:p>pub def greenyellow(): NamedColour = {name = "greenyellow", red = 173, green = 255, blue = 47}</text:p>
          </table:table-cell>
          <table:table-cell table:formula="of:=&quot;pub def &quot;&amp; [.A58] &amp; &quot;(): NamedColour = {name = &quot;&quot;&quot; &amp; [.A58] &amp; &quot;&quot;&quot;, red = &quot; &amp; TEXT([.F58]; &quot;#0.00&quot;) &amp; &quot;f64, green = &quot; &amp; TEXT([.G58]; &quot;#0.00&quot;) &amp; &quot;f64, blue = &quot; &amp; TEXT([.H58]; &quot;#0.00&quot;) &amp; &quot;f64}&quot;" office:value-type="string" office:string-value="pub def greenyellow(): NamedColour = {name = &quot;greenyellow&quot;, red = 0.68f64, green = 1.00f64, blue = 0.18f64}" calcext:value-type="string">
            <text:p>pub def greenyellow(): NamedColour = {name = "greenyellow", red = 0.68f64, green = 1.00f64, blue = 0.18f64}</text:p>
          </table:table-cell>
        </table:table-row>
        <table:table-row table:style-name="ro1">
          <table:table-cell office:value-type="string" calcext:value-type="string">
            <text:p>honeydew</text:p>
          </table:table-cell>
          <table:table-cell office:value-type="string" calcext:value-type="string">
            <text:p>rgb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formula="of:=[.C59]/255" office:value-type="float" office:value="0.941176470588235" calcext:value-type="float">
            <text:p>0.94</text:p>
          </table:table-cell>
          <table:table-cell table:formula="of:=[.D59]/255" office:value-type="float" office:value="1" calcext:value-type="float">
            <text:p>1.00</text:p>
          </table:table-cell>
          <table:table-cell table:style-name="ce1" table:formula="of:=[.E59]/255" office:value-type="float" office:value="0.941176470588235" calcext:value-type="float">
            <text:p>0.94</text:p>
          </table:table-cell>
          <table:table-cell table:formula="of:=&quot;pub def &quot;&amp; [.A59] &amp; &quot;(): NamedColour = {name = &quot;&quot;&quot; &amp; [.A59] &amp; &quot;&quot;&quot;, red = &quot; &amp; [.C59] &amp; &quot;, green = &quot; &amp; [.D59] &amp; &quot;, blue = &quot; &amp; [.E59] &amp; &quot;}&quot;" office:value-type="string" office:string-value="pub def honeydew(): NamedColour = {name = &quot;honeydew&quot;, red = 240, green = 255, blue = 240}" calcext:value-type="string">
            <text:p>pub def honeydew(): NamedColour = {name = "honeydew", red = 240, green = 255, blue = 240}</text:p>
          </table:table-cell>
          <table:table-cell table:formula="of:=&quot;pub def &quot;&amp; [.A59] &amp; &quot;(): NamedColour = {name = &quot;&quot;&quot; &amp; [.A59] &amp; &quot;&quot;&quot;, red = &quot; &amp; TEXT([.F59]; &quot;#0.00&quot;) &amp; &quot;f64, green = &quot; &amp; TEXT([.G59]; &quot;#0.00&quot;) &amp; &quot;f64, blue = &quot; &amp; TEXT([.H59]; &quot;#0.00&quot;) &amp; &quot;f64}&quot;" office:value-type="string" office:string-value="pub def honeydew(): NamedColour = {name = &quot;honeydew&quot;, red = 0.94f64, green = 1.00f64, blue = 0.94f64}" calcext:value-type="string">
            <text:p>pub def honeydew(): NamedColour = {name = "honeydew", red = 0.94f64, green = 1.00f64, blue = 0.94f64}</text:p>
          </table:table-cell>
        </table:table-row>
        <table:table-row table:style-name="ro1">
          <table:table-cell office:value-type="string" calcext:value-type="string">
            <text:p>hotpink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formula="of:=[.C60]/255" office:value-type="float" office:value="1" calcext:value-type="float">
            <text:p>1.00</text:p>
          </table:table-cell>
          <table:table-cell table:formula="of:=[.D60]/255" office:value-type="float" office:value="0.411764705882353" calcext:value-type="float">
            <text:p>0.41</text:p>
          </table:table-cell>
          <table:table-cell table:style-name="ce1" table:formula="of:=[.E60]/255" office:value-type="float" office:value="0.705882352941177" calcext:value-type="float">
            <text:p>0.71</text:p>
          </table:table-cell>
          <table:table-cell table:formula="of:=&quot;pub def &quot;&amp; [.A60] &amp; &quot;(): NamedColour = {name = &quot;&quot;&quot; &amp; [.A60] &amp; &quot;&quot;&quot;, red = &quot; &amp; [.C60] &amp; &quot;, green = &quot; &amp; [.D60] &amp; &quot;, blue = &quot; &amp; [.E60] &amp; &quot;}&quot;" office:value-type="string" office:string-value="pub def hotpink(): NamedColour = {name = &quot;hotpink&quot;, red = 255, green = 105, blue = 180}" calcext:value-type="string">
            <text:p>pub def hotpink(): NamedColour = {name = "hotpink", red = 255, green = 105, blue = 180}</text:p>
          </table:table-cell>
          <table:table-cell table:formula="of:=&quot;pub def &quot;&amp; [.A60] &amp; &quot;(): NamedColour = {name = &quot;&quot;&quot; &amp; [.A60] &amp; &quot;&quot;&quot;, red = &quot; &amp; TEXT([.F60]; &quot;#0.00&quot;) &amp; &quot;f64, green = &quot; &amp; TEXT([.G60]; &quot;#0.00&quot;) &amp; &quot;f64, blue = &quot; &amp; TEXT([.H60]; &quot;#0.00&quot;) &amp; &quot;f64}&quot;" office:value-type="string" office:string-value="pub def hotpink(): NamedColour = {name = &quot;hotpink&quot;, red = 1.00f64, green = 0.41f64, blue = 0.71f64}" calcext:value-type="string">
            <text:p>pub def hotpink(): NamedColour = {name = "hotpink", red = 1.00f64, green = 0.41f64, blue = 0.71f64}</text:p>
          </table:table-cell>
        </table:table-row>
        <table:table-row table:style-name="ro1">
          <table:table-cell office:value-type="string" calcext:value-type="string">
            <text:p>indianred</text:p>
          </table:table-cell>
          <table:table-cell office:value-type="string" calcext:value-type="string">
            <text:p>rgb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[.C61]/255" office:value-type="float" office:value="0.803921568627451" calcext:value-type="float">
            <text:p>0.80</text:p>
          </table:table-cell>
          <table:table-cell table:formula="of:=[.D61]/255" office:value-type="float" office:value="0.36078431372549" calcext:value-type="float">
            <text:p>0.36</text:p>
          </table:table-cell>
          <table:table-cell table:style-name="ce1" table:formula="of:=[.E61]/255" office:value-type="float" office:value="0.36078431372549" calcext:value-type="float">
            <text:p>0.36</text:p>
          </table:table-cell>
          <table:table-cell table:formula="of:=&quot;pub def &quot;&amp; [.A61] &amp; &quot;(): NamedColour = {name = &quot;&quot;&quot; &amp; [.A61] &amp; &quot;&quot;&quot;, red = &quot; &amp; [.C61] &amp; &quot;, green = &quot; &amp; [.D61] &amp; &quot;, blue = &quot; &amp; [.E61] &amp; &quot;}&quot;" office:value-type="string" office:string-value="pub def indianred(): NamedColour = {name = &quot;indianred&quot;, red = 205, green = 92, blue = 92}" calcext:value-type="string">
            <text:p>pub def indianred(): NamedColour = {name = "indianred", red = 205, green = 92, blue = 92}</text:p>
          </table:table-cell>
          <table:table-cell table:formula="of:=&quot;pub def &quot;&amp; [.A61] &amp; &quot;(): NamedColour = {name = &quot;&quot;&quot; &amp; [.A61] &amp; &quot;&quot;&quot;, red = &quot; &amp; TEXT([.F61]; &quot;#0.00&quot;) &amp; &quot;f64, green = &quot; &amp; TEXT([.G61]; &quot;#0.00&quot;) &amp; &quot;f64, blue = &quot; &amp; TEXT([.H61]; &quot;#0.00&quot;) &amp; &quot;f64}&quot;" office:value-type="string" office:string-value="pub def indianred(): NamedColour = {name = &quot;indianred&quot;, red = 0.80f64, green = 0.36f64, blue = 0.36f64}" calcext:value-type="string">
            <text:p>pub def indianred(): NamedColour = {name = "indianred", red = 0.80f64, green = 0.36f64, blue = 0.36f64}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rgb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[.C62]/255" office:value-type="float" office:value="0.294117647058824" calcext:value-type="float">
            <text:p>0.29</text:p>
          </table:table-cell>
          <table:table-cell table:formula="of:=[.D62]/255" office:value-type="float" office:value="0" calcext:value-type="float">
            <text:p>0.00</text:p>
          </table:table-cell>
          <table:table-cell table:style-name="ce1" table:formula="of:=[.E62]/255" office:value-type="float" office:value="0.509803921568627" calcext:value-type="float">
            <text:p>0.51</text:p>
          </table:table-cell>
          <table:table-cell table:formula="of:=&quot;pub def &quot;&amp; [.A62] &amp; &quot;(): NamedColour = {name = &quot;&quot;&quot; &amp; [.A62] &amp; &quot;&quot;&quot;, red = &quot; &amp; [.C62] &amp; &quot;, green = &quot; &amp; [.D62] &amp; &quot;, blue = &quot; &amp; [.E62] &amp; &quot;}&quot;" office:value-type="string" office:string-value="pub def indigo(): NamedColour = {name = &quot;indigo&quot;, red = 75, green = 0, blue = 130}" calcext:value-type="string">
            <text:p>pub def indigo(): NamedColour = {name = "indigo", red = 75, green = 0, blue = 130}</text:p>
          </table:table-cell>
          <table:table-cell table:formula="of:=&quot;pub def &quot;&amp; [.A62] &amp; &quot;(): NamedColour = {name = &quot;&quot;&quot; &amp; [.A62] &amp; &quot;&quot;&quot;, red = &quot; &amp; TEXT([.F62]; &quot;#0.00&quot;) &amp; &quot;f64, green = &quot; &amp; TEXT([.G62]; &quot;#0.00&quot;) &amp; &quot;f64, blue = &quot; &amp; TEXT([.H62]; &quot;#0.00&quot;) &amp; &quot;f64}&quot;" office:value-type="string" office:string-value="pub def indigo(): NamedColour = {name = &quot;indigo&quot;, red = 0.29f64, green = 0.00f64, blue = 0.51f64}" calcext:value-type="string">
            <text:p>pub def indigo(): NamedColour = {name = "indigo", red = 0.29f64, green = 0.00f64, blue = 0.51f64}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formula="of:=[.C63]/255" office:value-type="float" office:value="1" calcext:value-type="float">
            <text:p>1.00</text:p>
          </table:table-cell>
          <table:table-cell table:formula="of:=[.D63]/255" office:value-type="float" office:value="1" calcext:value-type="float">
            <text:p>1.00</text:p>
          </table:table-cell>
          <table:table-cell table:style-name="ce1" table:formula="of:=[.E63]/255" office:value-type="float" office:value="0.941176470588235" calcext:value-type="float">
            <text:p>0.94</text:p>
          </table:table-cell>
          <table:table-cell table:formula="of:=&quot;pub def &quot;&amp; [.A63] &amp; &quot;(): NamedColour = {name = &quot;&quot;&quot; &amp; [.A63] &amp; &quot;&quot;&quot;, red = &quot; &amp; [.C63] &amp; &quot;, green = &quot; &amp; [.D63] &amp; &quot;, blue = &quot; &amp; [.E63] &amp; &quot;}&quot;" office:value-type="string" office:string-value="pub def ivory(): NamedColour = {name = &quot;ivory&quot;, red = 255, green = 255, blue = 240}" calcext:value-type="string">
            <text:p>pub def ivory(): NamedColour = {name = "ivory", red = 255, green = 255, blue = 240}</text:p>
          </table:table-cell>
          <table:table-cell table:formula="of:=&quot;pub def &quot;&amp; [.A63] &amp; &quot;(): NamedColour = {name = &quot;&quot;&quot; &amp; [.A63] &amp; &quot;&quot;&quot;, red = &quot; &amp; TEXT([.F63]; &quot;#0.00&quot;) &amp; &quot;f64, green = &quot; &amp; TEXT([.G63]; &quot;#0.00&quot;) &amp; &quot;f64, blue = &quot; &amp; TEXT([.H63]; &quot;#0.00&quot;) &amp; &quot;f64}&quot;" office:value-type="string" office:string-value="pub def ivory(): NamedColour = {name = &quot;ivory&quot;, red = 1.00f64, green = 1.00f64, blue = 0.94f64}" calcext:value-type="string">
            <text:p>pub def ivory(): NamedColour = {name = "ivory", red = 1.00f64, green = 1.00f64, blue = 0.94f64}</text:p>
          </table:table-cell>
        </table:table-row>
        <table:table-row table:style-name="ro1">
          <table:table-cell office:value-type="string" calcext:value-type="string">
            <text:p>khaki</text:p>
          </table:table-cell>
          <table:table-cell office:value-type="string" calcext:value-type="string">
            <text:p>rgb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table:formula="of:=[.C64]/255" office:value-type="float" office:value="0.941176470588235" calcext:value-type="float">
            <text:p>0.94</text:p>
          </table:table-cell>
          <table:table-cell table:formula="of:=[.D64]/255" office:value-type="float" office:value="0.901960784313726" calcext:value-type="float">
            <text:p>0.90</text:p>
          </table:table-cell>
          <table:table-cell table:style-name="ce1" table:formula="of:=[.E64]/255" office:value-type="float" office:value="0.549019607843137" calcext:value-type="float">
            <text:p>0.55</text:p>
          </table:table-cell>
          <table:table-cell table:formula="of:=&quot;pub def &quot;&amp; [.A64] &amp; &quot;(): NamedColour = {name = &quot;&quot;&quot; &amp; [.A64] &amp; &quot;&quot;&quot;, red = &quot; &amp; [.C64] &amp; &quot;, green = &quot; &amp; [.D64] &amp; &quot;, blue = &quot; &amp; [.E64] &amp; &quot;}&quot;" office:value-type="string" office:string-value="pub def khaki(): NamedColour = {name = &quot;khaki&quot;, red = 240, green = 230, blue = 140}" calcext:value-type="string">
            <text:p>pub def khaki(): NamedColour = {name = "khaki", red = 240, green = 230, blue = 140}</text:p>
          </table:table-cell>
          <table:table-cell table:formula="of:=&quot;pub def &quot;&amp; [.A64] &amp; &quot;(): NamedColour = {name = &quot;&quot;&quot; &amp; [.A64] &amp; &quot;&quot;&quot;, red = &quot; &amp; TEXT([.F64]; &quot;#0.00&quot;) &amp; &quot;f64, green = &quot; &amp; TEXT([.G64]; &quot;#0.00&quot;) &amp; &quot;f64, blue = &quot; &amp; TEXT([.H64]; &quot;#0.00&quot;) &amp; &quot;f64}&quot;" office:value-type="string" office:string-value="pub def khaki(): NamedColour = {name = &quot;khaki&quot;, red = 0.94f64, green = 0.90f64, blue = 0.55f64}" calcext:value-type="string">
            <text:p>pub def khaki(): NamedColour = {name = "khaki", red = 0.94f64, green = 0.90f64, blue = 0.55f64}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table:formula="of:=[.C65]/255" office:value-type="float" office:value="0.901960784313726" calcext:value-type="float">
            <text:p>0.90</text:p>
          </table:table-cell>
          <table:table-cell table:formula="of:=[.D65]/255" office:value-type="float" office:value="0.901960784313726" calcext:value-type="float">
            <text:p>0.90</text:p>
          </table:table-cell>
          <table:table-cell table:style-name="ce1" table:formula="of:=[.E65]/255" office:value-type="float" office:value="0.980392156862745" calcext:value-type="float">
            <text:p>0.98</text:p>
          </table:table-cell>
          <table:table-cell table:formula="of:=&quot;pub def &quot;&amp; [.A65] &amp; &quot;(): NamedColour = {name = &quot;&quot;&quot; &amp; [.A65] &amp; &quot;&quot;&quot;, red = &quot; &amp; [.C65] &amp; &quot;, green = &quot; &amp; [.D65] &amp; &quot;, blue = &quot; &amp; [.E65] &amp; &quot;}&quot;" office:value-type="string" office:string-value="pub def lavender(): NamedColour = {name = &quot;lavender&quot;, red = 230, green = 230, blue = 250}" calcext:value-type="string">
            <text:p>pub def lavender(): NamedColour = {name = "lavender", red = 230, green = 230, blue = 250}</text:p>
          </table:table-cell>
          <table:table-cell table:formula="of:=&quot;pub def &quot;&amp; [.A65] &amp; &quot;(): NamedColour = {name = &quot;&quot;&quot; &amp; [.A65] &amp; &quot;&quot;&quot;, red = &quot; &amp; TEXT([.F65]; &quot;#0.00&quot;) &amp; &quot;f64, green = &quot; &amp; TEXT([.G65]; &quot;#0.00&quot;) &amp; &quot;f64, blue = &quot; &amp; TEXT([.H65]; &quot;#0.00&quot;) &amp; &quot;f64}&quot;" office:value-type="string" office:string-value="pub def lavender(): NamedColour = {name = &quot;lavender&quot;, red = 0.90f64, green = 0.90f64, blue = 0.98f64}" calcext:value-type="string">
            <text:p>pub def lavender(): NamedColour = {name = "lavender", red = 0.90f64, green = 0.90f64, blue = 0.98f64}</text:p>
          </table:table-cell>
        </table:table-row>
        <table:table-row table:style-name="ro1">
          <table:table-cell office:value-type="string" calcext:value-type="string">
            <text:p>lavenderblush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table:formula="of:=[.C66]/255" office:value-type="float" office:value="1" calcext:value-type="float">
            <text:p>1.00</text:p>
          </table:table-cell>
          <table:table-cell table:formula="of:=[.D66]/255" office:value-type="float" office:value="0.941176470588235" calcext:value-type="float">
            <text:p>0.94</text:p>
          </table:table-cell>
          <table:table-cell table:style-name="ce1" table:formula="of:=[.E66]/255" office:value-type="float" office:value="0.96078431372549" calcext:value-type="float">
            <text:p>0.96</text:p>
          </table:table-cell>
          <table:table-cell table:formula="of:=&quot;pub def &quot;&amp; [.A66] &amp; &quot;(): NamedColour = {name = &quot;&quot;&quot; &amp; [.A66] &amp; &quot;&quot;&quot;, red = &quot; &amp; [.C66] &amp; &quot;, green = &quot; &amp; [.D66] &amp; &quot;, blue = &quot; &amp; [.E66] &amp; &quot;}&quot;" office:value-type="string" office:string-value="pub def lavenderblush(): NamedColour = {name = &quot;lavenderblush&quot;, red = 255, green = 240, blue = 245}" calcext:value-type="string">
            <text:p>pub def lavenderblush(): NamedColour = {name = "lavenderblush", red = 255, green = 240, blue = 245}</text:p>
          </table:table-cell>
          <table:table-cell table:formula="of:=&quot;pub def &quot;&amp; [.A66] &amp; &quot;(): NamedColour = {name = &quot;&quot;&quot; &amp; [.A66] &amp; &quot;&quot;&quot;, red = &quot; &amp; TEXT([.F66]; &quot;#0.00&quot;) &amp; &quot;f64, green = &quot; &amp; TEXT([.G66]; &quot;#0.00&quot;) &amp; &quot;f64, blue = &quot; &amp; TEXT([.H66]; &quot;#0.00&quot;) &amp; &quot;f64}&quot;" office:value-type="string" office:string-value="pub def lavenderblush(): NamedColour = {name = &quot;lavenderblush&quot;, red = 1.00f64, green = 0.94f64, blue = 0.96f64}" calcext:value-type="string">
            <text:p>pub def lavenderblush(): NamedColour = {name = "lavenderblush", red = 1.00f64, green = 0.94f64, blue = 0.96f64}</text:p>
          </table:table-cell>
        </table:table-row>
        <table:table-row table:style-name="ro1">
          <table:table-cell office:value-type="string" calcext:value-type="string">
            <text:p>lawngreen</text:p>
          </table:table-cell>
          <table:table-cell office:value-type="string" calcext:value-type="string">
            <text:p>rgb</text:p>
          </table:table-cell>
          <table:table-cell office:value-type="float" office:value="124" calcext:value-type="float">
            <text:p>12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[.C67]/255" office:value-type="float" office:value="0.486274509803922" calcext:value-type="float">
            <text:p>0.49</text:p>
          </table:table-cell>
          <table:table-cell table:formula="of:=[.D67]/255" office:value-type="float" office:value="0.988235294117647" calcext:value-type="float">
            <text:p>0.99</text:p>
          </table:table-cell>
          <table:table-cell table:style-name="ce1" table:formula="of:=[.E67]/255" office:value-type="float" office:value="0" calcext:value-type="float">
            <text:p>0.00</text:p>
          </table:table-cell>
          <table:table-cell table:formula="of:=&quot;pub def &quot;&amp; [.A67] &amp; &quot;(): NamedColour = {name = &quot;&quot;&quot; &amp; [.A67] &amp; &quot;&quot;&quot;, red = &quot; &amp; [.C67] &amp; &quot;, green = &quot; &amp; [.D67] &amp; &quot;, blue = &quot; &amp; [.E67] &amp; &quot;}&quot;" office:value-type="string" office:string-value="pub def lawngreen(): NamedColour = {name = &quot;lawngreen&quot;, red = 124, green = 252, blue = 0}" calcext:value-type="string">
            <text:p>pub def lawngreen(): NamedColour = {name = "lawngreen", red = 124, green = 252, blue = 0}</text:p>
          </table:table-cell>
          <table:table-cell table:formula="of:=&quot;pub def &quot;&amp; [.A67] &amp; &quot;(): NamedColour = {name = &quot;&quot;&quot; &amp; [.A67] &amp; &quot;&quot;&quot;, red = &quot; &amp; TEXT([.F67]; &quot;#0.00&quot;) &amp; &quot;f64, green = &quot; &amp; TEXT([.G67]; &quot;#0.00&quot;) &amp; &quot;f64, blue = &quot; &amp; TEXT([.H67]; &quot;#0.00&quot;) &amp; &quot;f64}&quot;" office:value-type="string" office:string-value="pub def lawngreen(): NamedColour = {name = &quot;lawngreen&quot;, red = 0.49f64, green = 0.99f64, blue = 0.00f64}" calcext:value-type="string">
            <text:p>pub def lawngreen(): NamedColour = {name = "lawngreen", red = 0.49f64, green = 0.99f64, blue = 0.00f64}</text:p>
          </table:table-cell>
        </table:table-row>
        <table:table-row table:style-name="ro1">
          <table:table-cell office:value-type="string" calcext:value-type="string">
            <text:p>lemonchiffon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table:formula="of:=[.C68]/255" office:value-type="float" office:value="1" calcext:value-type="float">
            <text:p>1.00</text:p>
          </table:table-cell>
          <table:table-cell table:formula="of:=[.D68]/255" office:value-type="float" office:value="0.980392156862745" calcext:value-type="float">
            <text:p>0.98</text:p>
          </table:table-cell>
          <table:table-cell table:style-name="ce1" table:formula="of:=[.E68]/255" office:value-type="float" office:value="0.803921568627451" calcext:value-type="float">
            <text:p>0.80</text:p>
          </table:table-cell>
          <table:table-cell table:formula="of:=&quot;pub def &quot;&amp; [.A68] &amp; &quot;(): NamedColour = {name = &quot;&quot;&quot; &amp; [.A68] &amp; &quot;&quot;&quot;, red = &quot; &amp; [.C68] &amp; &quot;, green = &quot; &amp; [.D68] &amp; &quot;, blue = &quot; &amp; [.E68] &amp; &quot;}&quot;" office:value-type="string" office:string-value="pub def lemonchiffon(): NamedColour = {name = &quot;lemonchiffon&quot;, red = 255, green = 250, blue = 205}" calcext:value-type="string">
            <text:p>pub def lemonchiffon(): NamedColour = {name = "lemonchiffon", red = 255, green = 250, blue = 205}</text:p>
          </table:table-cell>
          <table:table-cell table:formula="of:=&quot;pub def &quot;&amp; [.A68] &amp; &quot;(): NamedColour = {name = &quot;&quot;&quot; &amp; [.A68] &amp; &quot;&quot;&quot;, red = &quot; &amp; TEXT([.F68]; &quot;#0.00&quot;) &amp; &quot;f64, green = &quot; &amp; TEXT([.G68]; &quot;#0.00&quot;) &amp; &quot;f64, blue = &quot; &amp; TEXT([.H68]; &quot;#0.00&quot;) &amp; &quot;f64}&quot;" office:value-type="string" office:string-value="pub def lemonchiffon(): NamedColour = {name = &quot;lemonchiffon&quot;, red = 1.00f64, green = 0.98f64, blue = 0.80f64}" calcext:value-type="string">
            <text:p>pub def lemonchiffon(): NamedColour = {name = "lemonchiffon", red = 1.00f64, green = 0.98f64, blue = 0.80f64}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rgb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table:formula="of:=[.C69]/255" office:value-type="float" office:value="0.67843137254902" calcext:value-type="float">
            <text:p>0.68</text:p>
          </table:table-cell>
          <table:table-cell table:formula="of:=[.D69]/255" office:value-type="float" office:value="0.847058823529412" calcext:value-type="float">
            <text:p>0.85</text:p>
          </table:table-cell>
          <table:table-cell table:style-name="ce1" table:formula="of:=[.E69]/255" office:value-type="float" office:value="0.901960784313726" calcext:value-type="float">
            <text:p>0.90</text:p>
          </table:table-cell>
          <table:table-cell table:formula="of:=&quot;pub def &quot;&amp; [.A69] &amp; &quot;(): NamedColour = {name = &quot;&quot;&quot; &amp; [.A69] &amp; &quot;&quot;&quot;, red = &quot; &amp; [.C69] &amp; &quot;, green = &quot; &amp; [.D69] &amp; &quot;, blue = &quot; &amp; [.E69] &amp; &quot;}&quot;" office:value-type="string" office:string-value="pub def lightblue(): NamedColour = {name = &quot;lightblue&quot;, red = 173, green = 216, blue = 230}" calcext:value-type="string">
            <text:p>pub def lightblue(): NamedColour = {name = "lightblue", red = 173, green = 216, blue = 230}</text:p>
          </table:table-cell>
          <table:table-cell table:formula="of:=&quot;pub def &quot;&amp; [.A69] &amp; &quot;(): NamedColour = {name = &quot;&quot;&quot; &amp; [.A69] &amp; &quot;&quot;&quot;, red = &quot; &amp; TEXT([.F69]; &quot;#0.00&quot;) &amp; &quot;f64, green = &quot; &amp; TEXT([.G69]; &quot;#0.00&quot;) &amp; &quot;f64, blue = &quot; &amp; TEXT([.H69]; &quot;#0.00&quot;) &amp; &quot;f64}&quot;" office:value-type="string" office:string-value="pub def lightblue(): NamedColour = {name = &quot;lightblue&quot;, red = 0.68f64, green = 0.85f64, blue = 0.90f64}" calcext:value-type="string">
            <text:p>pub def lightblue(): NamedColour = {name = "lightblue", red = 0.68f64, green = 0.85f64, blue = 0.90f64}</text:p>
          </table:table-cell>
        </table:table-row>
        <table:table-row table:style-name="ro1">
          <table:table-cell office:value-type="string" calcext:value-type="string">
            <text:p>lightcoral</text:p>
          </table:table-cell>
          <table:table-cell office:value-type="string" calcext:value-type="string">
            <text:p>rgb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70]/255" office:value-type="float" office:value="0.941176470588235" calcext:value-type="float">
            <text:p>0.94</text:p>
          </table:table-cell>
          <table:table-cell table:formula="of:=[.D70]/255" office:value-type="float" office:value="0.501960784313726" calcext:value-type="float">
            <text:p>0.50</text:p>
          </table:table-cell>
          <table:table-cell table:style-name="ce1" table:formula="of:=[.E70]/255" office:value-type="float" office:value="0.501960784313726" calcext:value-type="float">
            <text:p>0.50</text:p>
          </table:table-cell>
          <table:table-cell table:formula="of:=&quot;pub def &quot;&amp; [.A70] &amp; &quot;(): NamedColour = {name = &quot;&quot;&quot; &amp; [.A70] &amp; &quot;&quot;&quot;, red = &quot; &amp; [.C70] &amp; &quot;, green = &quot; &amp; [.D70] &amp; &quot;, blue = &quot; &amp; [.E70] &amp; &quot;}&quot;" office:value-type="string" office:string-value="pub def lightcoral(): NamedColour = {name = &quot;lightcoral&quot;, red = 240, green = 128, blue = 128}" calcext:value-type="string">
            <text:p>pub def lightcoral(): NamedColour = {name = "lightcoral", red = 240, green = 128, blue = 128}</text:p>
          </table:table-cell>
          <table:table-cell table:formula="of:=&quot;pub def &quot;&amp; [.A70] &amp; &quot;(): NamedColour = {name = &quot;&quot;&quot; &amp; [.A70] &amp; &quot;&quot;&quot;, red = &quot; &amp; TEXT([.F70]; &quot;#0.00&quot;) &amp; &quot;f64, green = &quot; &amp; TEXT([.G70]; &quot;#0.00&quot;) &amp; &quot;f64, blue = &quot; &amp; TEXT([.H70]; &quot;#0.00&quot;) &amp; &quot;f64}&quot;" office:value-type="string" office:string-value="pub def lightcoral(): NamedColour = {name = &quot;lightcoral&quot;, red = 0.94f64, green = 0.50f64, blue = 0.50f64}" calcext:value-type="string">
            <text:p>pub def lightcoral(): NamedColour = {name = "lightcoral", red = 0.94f64, green = 0.50f64, blue = 0.50f64}</text:p>
          </table:table-cell>
        </table:table-row>
        <table:table-row table:style-name="ro1">
          <table:table-cell office:value-type="string" calcext:value-type="string">
            <text:p>lightcyan</text:p>
          </table:table-cell>
          <table:table-cell office:value-type="string" calcext:value-type="string">
            <text:p>rgb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[.C71]/255" office:value-type="float" office:value="0.87843137254902" calcext:value-type="float">
            <text:p>0.88</text:p>
          </table:table-cell>
          <table:table-cell table:formula="of:=[.D71]/255" office:value-type="float" office:value="1" calcext:value-type="float">
            <text:p>1.00</text:p>
          </table:table-cell>
          <table:table-cell table:style-name="ce1" table:formula="of:=[.E71]/255" office:value-type="float" office:value="1" calcext:value-type="float">
            <text:p>1.00</text:p>
          </table:table-cell>
          <table:table-cell table:formula="of:=&quot;pub def &quot;&amp; [.A71] &amp; &quot;(): NamedColour = {name = &quot;&quot;&quot; &amp; [.A71] &amp; &quot;&quot;&quot;, red = &quot; &amp; [.C71] &amp; &quot;, green = &quot; &amp; [.D71] &amp; &quot;, blue = &quot; &amp; [.E71] &amp; &quot;}&quot;" office:value-type="string" office:string-value="pub def lightcyan(): NamedColour = {name = &quot;lightcyan&quot;, red = 224, green = 255, blue = 255}" calcext:value-type="string">
            <text:p>pub def lightcyan(): NamedColour = {name = "lightcyan", red = 224, green = 255, blue = 255}</text:p>
          </table:table-cell>
          <table:table-cell table:formula="of:=&quot;pub def &quot;&amp; [.A71] &amp; &quot;(): NamedColour = {name = &quot;&quot;&quot; &amp; [.A71] &amp; &quot;&quot;&quot;, red = &quot; &amp; TEXT([.F71]; &quot;#0.00&quot;) &amp; &quot;f64, green = &quot; &amp; TEXT([.G71]; &quot;#0.00&quot;) &amp; &quot;f64, blue = &quot; &amp; TEXT([.H71]; &quot;#0.00&quot;) &amp; &quot;f64}&quot;" office:value-type="string" office:string-value="pub def lightcyan(): NamedColour = {name = &quot;lightcyan&quot;, red = 0.88f64, green = 1.00f64, blue = 1.00f64}" calcext:value-type="string">
            <text:p>pub def lightcyan(): NamedColour = {name = "lightcyan", red = 0.88f64, green = 1.00f64, blue = 1.00f64}</text:p>
          </table:table-cell>
        </table:table-row>
        <table:table-row table:style-name="ro1">
          <table:table-cell office:value-type="string" calcext:value-type="string">
            <text:p>lightgoldenrodyellow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table:formula="of:=[.C72]/255" office:value-type="float" office:value="0.980392156862745" calcext:value-type="float">
            <text:p>0.98</text:p>
          </table:table-cell>
          <table:table-cell table:formula="of:=[.D72]/255" office:value-type="float" office:value="0.980392156862745" calcext:value-type="float">
            <text:p>0.98</text:p>
          </table:table-cell>
          <table:table-cell table:style-name="ce1" table:formula="of:=[.E72]/255" office:value-type="float" office:value="0.823529411764706" calcext:value-type="float">
            <text:p>0.82</text:p>
          </table:table-cell>
          <table:table-cell table:formula="of:=&quot;pub def &quot;&amp; [.A72] &amp; &quot;(): NamedColour = {name = &quot;&quot;&quot; &amp; [.A72] &amp; &quot;&quot;&quot;, red = &quot; &amp; [.C72] &amp; &quot;, green = &quot; &amp; [.D72] &amp; &quot;, blue = &quot; &amp; [.E72] &amp; &quot;}&quot;" office:value-type="string" office:string-value="pub def lightgoldenrodyellow(): NamedColour = {name = &quot;lightgoldenrodyellow&quot;, red = 250, green = 250, blue = 210}" calcext:value-type="string">
            <text:p>pub def lightgoldenrodyellow(): NamedColour = {name = "lightgoldenrodyellow", red = 250, green = 250, blue = 210}</text:p>
          </table:table-cell>
          <table:table-cell table:formula="of:=&quot;pub def &quot;&amp; [.A72] &amp; &quot;(): NamedColour = {name = &quot;&quot;&quot; &amp; [.A72] &amp; &quot;&quot;&quot;, red = &quot; &amp; TEXT([.F72]; &quot;#0.00&quot;) &amp; &quot;f64, green = &quot; &amp; TEXT([.G72]; &quot;#0.00&quot;) &amp; &quot;f64, blue = &quot; &amp; TEXT([.H72]; &quot;#0.00&quot;) &amp; &quot;f64}&quot;" office:value-type="string" office:string-value="pub def lightgoldenrodyellow(): NamedColour = {name = &quot;lightgoldenrodyellow&quot;, red = 0.98f64, green = 0.98f64, blue = 0.82f64}" calcext:value-type="string">
            <text:p>pub def lightgoldenrodyellow(): NamedColour = {name = "lightgoldenrodyellow", red = 0.98f64, green = 0.98f64, blue = 0.82f64}</text:p>
          </table:table-cell>
        </table:table-row>
        <table:table-row table:style-name="ro1">
          <table:table-cell office:value-type="string" calcext:value-type="string">
            <text:p>lightgray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211" calcext:value-type="float">
            <text:p>211</text:p>
          </table:table-cell>
          <table:table-cell table:formula="of:=[.C73]/255" office:value-type="float" office:value="0.827450980392157" calcext:value-type="float">
            <text:p>0.83</text:p>
          </table:table-cell>
          <table:table-cell table:formula="of:=[.D73]/255" office:value-type="float" office:value="0.827450980392157" calcext:value-type="float">
            <text:p>0.83</text:p>
          </table:table-cell>
          <table:table-cell table:style-name="ce1" table:formula="of:=[.E73]/255" office:value-type="float" office:value="0.827450980392157" calcext:value-type="float">
            <text:p>0.83</text:p>
          </table:table-cell>
          <table:table-cell table:formula="of:=&quot;pub def &quot;&amp; [.A73] &amp; &quot;(): NamedColour = {name = &quot;&quot;&quot; &amp; [.A73] &amp; &quot;&quot;&quot;, red = &quot; &amp; [.C73] &amp; &quot;, green = &quot; &amp; [.D73] &amp; &quot;, blue = &quot; &amp; [.E73] &amp; &quot;}&quot;" office:value-type="string" office:string-value="pub def lightgray(): NamedColour = {name = &quot;lightgray&quot;, red = 211, green = 211, blue = 211}" calcext:value-type="string">
            <text:p>pub def lightgray(): NamedColour = {name = "lightgray", red = 211, green = 211, blue = 211}</text:p>
          </table:table-cell>
          <table:table-cell table:formula="of:=&quot;pub def &quot;&amp; [.A73] &amp; &quot;(): NamedColour = {name = &quot;&quot;&quot; &amp; [.A73] &amp; &quot;&quot;&quot;, red = &quot; &amp; TEXT([.F73]; &quot;#0.00&quot;) &amp; &quot;f64, green = &quot; &amp; TEXT([.G73]; &quot;#0.00&quot;) &amp; &quot;f64, blue = &quot; &amp; TEXT([.H73]; &quot;#0.00&quot;) &amp; &quot;f64}&quot;" office:value-type="string" office:string-value="pub def lightgray(): NamedColour = {name = &quot;lightgray&quot;, red = 0.83f64, green = 0.83f64, blue = 0.83f64}" calcext:value-type="string">
            <text:p>pub def lightgray(): NamedColour = {name = "lightgray", red = 0.83f64, green = 0.83f64, blue = 0.83f64}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rgb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44" calcext:value-type="float">
            <text:p>144</text:p>
          </table:table-cell>
          <table:table-cell table:formula="of:=[.C74]/255" office:value-type="float" office:value="0.564705882352941" calcext:value-type="float">
            <text:p>0.56</text:p>
          </table:table-cell>
          <table:table-cell table:formula="of:=[.D74]/255" office:value-type="float" office:value="0.933333333333333" calcext:value-type="float">
            <text:p>0.93</text:p>
          </table:table-cell>
          <table:table-cell table:style-name="ce1" table:formula="of:=[.E74]/255" office:value-type="float" office:value="0.564705882352941" calcext:value-type="float">
            <text:p>0.56</text:p>
          </table:table-cell>
          <table:table-cell table:formula="of:=&quot;pub def &quot;&amp; [.A74] &amp; &quot;(): NamedColour = {name = &quot;&quot;&quot; &amp; [.A74] &amp; &quot;&quot;&quot;, red = &quot; &amp; [.C74] &amp; &quot;, green = &quot; &amp; [.D74] &amp; &quot;, blue = &quot; &amp; [.E74] &amp; &quot;}&quot;" office:value-type="string" office:string-value="pub def lightgreen(): NamedColour = {name = &quot;lightgreen&quot;, red = 144, green = 238, blue = 144}" calcext:value-type="string">
            <text:p>pub def lightgreen(): NamedColour = {name = "lightgreen", red = 144, green = 238, blue = 144}</text:p>
          </table:table-cell>
          <table:table-cell table:formula="of:=&quot;pub def &quot;&amp; [.A74] &amp; &quot;(): NamedColour = {name = &quot;&quot;&quot; &amp; [.A74] &amp; &quot;&quot;&quot;, red = &quot; &amp; TEXT([.F74]; &quot;#0.00&quot;) &amp; &quot;f64, green = &quot; &amp; TEXT([.G74]; &quot;#0.00&quot;) &amp; &quot;f64, blue = &quot; &amp; TEXT([.H74]; &quot;#0.00&quot;) &amp; &quot;f64}&quot;" office:value-type="string" office:string-value="pub def lightgreen(): NamedColour = {name = &quot;lightgreen&quot;, red = 0.56f64, green = 0.93f64, blue = 0.56f64}" calcext:value-type="string">
            <text:p>pub def lightgreen(): NamedColour = {name = "lightgreen", red = 0.56f64, green = 0.93f64, blue = 0.56f64}</text:p>
          </table:table-cell>
        </table:table-row>
        <table:table-row table:style-name="ro1">
          <table:table-cell office:value-type="string" calcext:value-type="string">
            <text:p>lightgrey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211" calcext:value-type="float">
            <text:p>211</text:p>
          </table:table-cell>
          <table:table-cell table:formula="of:=[.C75]/255" office:value-type="float" office:value="0.827450980392157" calcext:value-type="float">
            <text:p>0.83</text:p>
          </table:table-cell>
          <table:table-cell table:formula="of:=[.D75]/255" office:value-type="float" office:value="0.827450980392157" calcext:value-type="float">
            <text:p>0.83</text:p>
          </table:table-cell>
          <table:table-cell table:style-name="ce1" table:formula="of:=[.E75]/255" office:value-type="float" office:value="0.827450980392157" calcext:value-type="float">
            <text:p>0.83</text:p>
          </table:table-cell>
          <table:table-cell table:formula="of:=&quot;pub def &quot;&amp; [.A75] &amp; &quot;(): NamedColour = {name = &quot;&quot;&quot; &amp; [.A75] &amp; &quot;&quot;&quot;, red = &quot; &amp; [.C75] &amp; &quot;, green = &quot; &amp; [.D75] &amp; &quot;, blue = &quot; &amp; [.E75] &amp; &quot;}&quot;" office:value-type="string" office:string-value="pub def lightgrey(): NamedColour = {name = &quot;lightgrey&quot;, red = 211, green = 211, blue = 211}" calcext:value-type="string">
            <text:p>pub def lightgrey(): NamedColour = {name = "lightgrey", red = 211, green = 211, blue = 211}</text:p>
          </table:table-cell>
          <table:table-cell table:formula="of:=&quot;pub def &quot;&amp; [.A75] &amp; &quot;(): NamedColour = {name = &quot;&quot;&quot; &amp; [.A75] &amp; &quot;&quot;&quot;, red = &quot; &amp; TEXT([.F75]; &quot;#0.00&quot;) &amp; &quot;f64, green = &quot; &amp; TEXT([.G75]; &quot;#0.00&quot;) &amp; &quot;f64, blue = &quot; &amp; TEXT([.H75]; &quot;#0.00&quot;) &amp; &quot;f64}&quot;" office:value-type="string" office:string-value="pub def lightgrey(): NamedColour = {name = &quot;lightgrey&quot;, red = 0.83f64, green = 0.83f64, blue = 0.83f64}" calcext:value-type="string">
            <text:p>pub def lightgrey(): NamedColour = {name = "lightgrey", red = 0.83f64, green = 0.83f64, blue = 0.83f64}</text:p>
          </table:table-cell>
        </table:table-row>
        <table:table-row table:style-name="ro1">
          <table:table-cell office:value-type="string" calcext:value-type="string">
            <text:p>lightpink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table:formula="of:=[.C76]/255" office:value-type="float" office:value="1" calcext:value-type="float">
            <text:p>1.00</text:p>
          </table:table-cell>
          <table:table-cell table:formula="of:=[.D76]/255" office:value-type="float" office:value="0.713725490196078" calcext:value-type="float">
            <text:p>0.71</text:p>
          </table:table-cell>
          <table:table-cell table:style-name="ce1" table:formula="of:=[.E76]/255" office:value-type="float" office:value="0.756862745098039" calcext:value-type="float">
            <text:p>0.76</text:p>
          </table:table-cell>
          <table:table-cell table:formula="of:=&quot;pub def &quot;&amp; [.A76] &amp; &quot;(): NamedColour = {name = &quot;&quot;&quot; &amp; [.A76] &amp; &quot;&quot;&quot;, red = &quot; &amp; [.C76] &amp; &quot;, green = &quot; &amp; [.D76] &amp; &quot;, blue = &quot; &amp; [.E76] &amp; &quot;}&quot;" office:value-type="string" office:string-value="pub def lightpink(): NamedColour = {name = &quot;lightpink&quot;, red = 255, green = 182, blue = 193}" calcext:value-type="string">
            <text:p>pub def lightpink(): NamedColour = {name = "lightpink", red = 255, green = 182, blue = 193}</text:p>
          </table:table-cell>
          <table:table-cell table:formula="of:=&quot;pub def &quot;&amp; [.A76] &amp; &quot;(): NamedColour = {name = &quot;&quot;&quot; &amp; [.A76] &amp; &quot;&quot;&quot;, red = &quot; &amp; TEXT([.F76]; &quot;#0.00&quot;) &amp; &quot;f64, green = &quot; &amp; TEXT([.G76]; &quot;#0.00&quot;) &amp; &quot;f64, blue = &quot; &amp; TEXT([.H76]; &quot;#0.00&quot;) &amp; &quot;f64}&quot;" office:value-type="string" office:string-value="pub def lightpink(): NamedColour = {name = &quot;lightpink&quot;, red = 1.00f64, green = 0.71f64, blue = 0.76f64}" calcext:value-type="string">
            <text:p>pub def lightpink(): NamedColour = {name = "lightpink", red = 1.00f64, green = 0.71f64, blue = 0.76f64}</text:p>
          </table:table-cell>
        </table:table-row>
        <table:table-row table:style-name="ro1">
          <table:table-cell office:value-type="string" calcext:value-type="string">
            <text:p>lightsalmon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table:formula="of:=[.C77]/255" office:value-type="float" office:value="1" calcext:value-type="float">
            <text:p>1.00</text:p>
          </table:table-cell>
          <table:table-cell table:formula="of:=[.D77]/255" office:value-type="float" office:value="0.627450980392157" calcext:value-type="float">
            <text:p>0.63</text:p>
          </table:table-cell>
          <table:table-cell table:style-name="ce1" table:formula="of:=[.E77]/255" office:value-type="float" office:value="0.47843137254902" calcext:value-type="float">
            <text:p>0.48</text:p>
          </table:table-cell>
          <table:table-cell table:formula="of:=&quot;pub def &quot;&amp; [.A77] &amp; &quot;(): NamedColour = {name = &quot;&quot;&quot; &amp; [.A77] &amp; &quot;&quot;&quot;, red = &quot; &amp; [.C77] &amp; &quot;, green = &quot; &amp; [.D77] &amp; &quot;, blue = &quot; &amp; [.E77] &amp; &quot;}&quot;" office:value-type="string" office:string-value="pub def lightsalmon(): NamedColour = {name = &quot;lightsalmon&quot;, red = 255, green = 160, blue = 122}" calcext:value-type="string">
            <text:p>pub def lightsalmon(): NamedColour = {name = "lightsalmon", red = 255, green = 160, blue = 122}</text:p>
          </table:table-cell>
          <table:table-cell table:formula="of:=&quot;pub def &quot;&amp; [.A77] &amp; &quot;(): NamedColour = {name = &quot;&quot;&quot; &amp; [.A77] &amp; &quot;&quot;&quot;, red = &quot; &amp; TEXT([.F77]; &quot;#0.00&quot;) &amp; &quot;f64, green = &quot; &amp; TEXT([.G77]; &quot;#0.00&quot;) &amp; &quot;f64, blue = &quot; &amp; TEXT([.H77]; &quot;#0.00&quot;) &amp; &quot;f64}&quot;" office:value-type="string" office:string-value="pub def lightsalmon(): NamedColour = {name = &quot;lightsalmon&quot;, red = 1.00f64, green = 0.63f64, blue = 0.48f64}" calcext:value-type="string">
            <text:p>pub def lightsalmon(): NamedColour = {name = "lightsalmon", red = 1.00f64, green = 0.63f64, blue = 0.48f64}</text:p>
          </table:table-cell>
        </table:table-row>
        <table:table-row table:style-name="ro1">
          <table:table-cell office:value-type="string" calcext:value-type="string">
            <text:p>lightseagreen</text:p>
          </table:table-cell>
          <table:table-cell office:value-type="string" calcext:value-type="string">
            <text:p>rgb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table:formula="of:=[.C78]/255" office:value-type="float" office:value="0.125490196078431" calcext:value-type="float">
            <text:p>0.13</text:p>
          </table:table-cell>
          <table:table-cell table:formula="of:=[.D78]/255" office:value-type="float" office:value="0.698039215686275" calcext:value-type="float">
            <text:p>0.70</text:p>
          </table:table-cell>
          <table:table-cell table:style-name="ce1" table:formula="of:=[.E78]/255" office:value-type="float" office:value="0.666666666666667" calcext:value-type="float">
            <text:p>0.67</text:p>
          </table:table-cell>
          <table:table-cell table:formula="of:=&quot;pub def &quot;&amp; [.A78] &amp; &quot;(): NamedColour = {name = &quot;&quot;&quot; &amp; [.A78] &amp; &quot;&quot;&quot;, red = &quot; &amp; [.C78] &amp; &quot;, green = &quot; &amp; [.D78] &amp; &quot;, blue = &quot; &amp; [.E78] &amp; &quot;}&quot;" office:value-type="string" office:string-value="pub def lightseagreen(): NamedColour = {name = &quot;lightseagreen&quot;, red = 32, green = 178, blue = 170}" calcext:value-type="string">
            <text:p>pub def lightseagreen(): NamedColour = {name = "lightseagreen", red = 32, green = 178, blue = 170}</text:p>
          </table:table-cell>
          <table:table-cell table:formula="of:=&quot;pub def &quot;&amp; [.A78] &amp; &quot;(): NamedColour = {name = &quot;&quot;&quot; &amp; [.A78] &amp; &quot;&quot;&quot;, red = &quot; &amp; TEXT([.F78]; &quot;#0.00&quot;) &amp; &quot;f64, green = &quot; &amp; TEXT([.G78]; &quot;#0.00&quot;) &amp; &quot;f64, blue = &quot; &amp; TEXT([.H78]; &quot;#0.00&quot;) &amp; &quot;f64}&quot;" office:value-type="string" office:string-value="pub def lightseagreen(): NamedColour = {name = &quot;lightseagreen&quot;, red = 0.13f64, green = 0.70f64, blue = 0.67f64}" calcext:value-type="string">
            <text:p>pub def lightseagreen(): NamedColour = {name = "lightseagreen", red = 0.13f64, green = 0.70f64, blue = 0.67f64}</text:p>
          </table:table-cell>
        </table:table-row>
        <table:table-row table:style-name="ro1">
          <table:table-cell office:value-type="string" calcext:value-type="string">
            <text:p>lightskyblue</text:p>
          </table:table-cell>
          <table:table-cell office:value-type="string" calcext:value-type="string">
            <text:p>rgb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  <table:table-cell table:formula="of:=[.C79]/255" office:value-type="float" office:value="0.529411764705882" calcext:value-type="float">
            <text:p>0.53</text:p>
          </table:table-cell>
          <table:table-cell table:formula="of:=[.D79]/255" office:value-type="float" office:value="0.807843137254902" calcext:value-type="float">
            <text:p>0.81</text:p>
          </table:table-cell>
          <table:table-cell table:style-name="ce1" table:formula="of:=[.E79]/255" office:value-type="float" office:value="0.980392156862745" calcext:value-type="float">
            <text:p>0.98</text:p>
          </table:table-cell>
          <table:table-cell table:formula="of:=&quot;pub def &quot;&amp; [.A79] &amp; &quot;(): NamedColour = {name = &quot;&quot;&quot; &amp; [.A79] &amp; &quot;&quot;&quot;, red = &quot; &amp; [.C79] &amp; &quot;, green = &quot; &amp; [.D79] &amp; &quot;, blue = &quot; &amp; [.E79] &amp; &quot;}&quot;" office:value-type="string" office:string-value="pub def lightskyblue(): NamedColour = {name = &quot;lightskyblue&quot;, red = 135, green = 206, blue = 250}" calcext:value-type="string">
            <text:p>pub def lightskyblue(): NamedColour = {name = "lightskyblue", red = 135, green = 206, blue = 250}</text:p>
          </table:table-cell>
          <table:table-cell table:formula="of:=&quot;pub def &quot;&amp; [.A79] &amp; &quot;(): NamedColour = {name = &quot;&quot;&quot; &amp; [.A79] &amp; &quot;&quot;&quot;, red = &quot; &amp; TEXT([.F79]; &quot;#0.00&quot;) &amp; &quot;f64, green = &quot; &amp; TEXT([.G79]; &quot;#0.00&quot;) &amp; &quot;f64, blue = &quot; &amp; TEXT([.H79]; &quot;#0.00&quot;) &amp; &quot;f64}&quot;" office:value-type="string" office:string-value="pub def lightskyblue(): NamedColour = {name = &quot;lightskyblue&quot;, red = 0.53f64, green = 0.81f64, blue = 0.98f64}" calcext:value-type="string">
            <text:p>pub def lightskyblue(): NamedColour = {name = "lightskyblue", red = 0.53f64, green = 0.81f64, blue = 0.98f64}</text:p>
          </table:table-cell>
        </table:table-row>
        <table:table-row table:style-name="ro1">
          <table:table-cell office:value-type="string" calcext:value-type="string">
            <text:p>lightslategray</text:p>
          </table:table-cell>
          <table:table-cell office:value-type="string" calcext:value-type="string">
            <text:p>rgb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table:formula="of:=[.C80]/255" office:value-type="float" office:value="0.466666666666667" calcext:value-type="float">
            <text:p>0.47</text:p>
          </table:table-cell>
          <table:table-cell table:formula="of:=[.D80]/255" office:value-type="float" office:value="0.533333333333333" calcext:value-type="float">
            <text:p>0.53</text:p>
          </table:table-cell>
          <table:table-cell table:style-name="ce1" table:formula="of:=[.E80]/255" office:value-type="float" office:value="0.6" calcext:value-type="float">
            <text:p>0.60</text:p>
          </table:table-cell>
          <table:table-cell table:formula="of:=&quot;pub def &quot;&amp; [.A80] &amp; &quot;(): NamedColour = {name = &quot;&quot;&quot; &amp; [.A80] &amp; &quot;&quot;&quot;, red = &quot; &amp; [.C80] &amp; &quot;, green = &quot; &amp; [.D80] &amp; &quot;, blue = &quot; &amp; [.E80] &amp; &quot;}&quot;" office:value-type="string" office:string-value="pub def lightslategray(): NamedColour = {name = &quot;lightslategray&quot;, red = 119, green = 136, blue = 153}" calcext:value-type="string">
            <text:p>pub def lightslategray(): NamedColour = {name = "lightslategray", red = 119, green = 136, blue = 153}</text:p>
          </table:table-cell>
          <table:table-cell table:formula="of:=&quot;pub def &quot;&amp; [.A80] &amp; &quot;(): NamedColour = {name = &quot;&quot;&quot; &amp; [.A80] &amp; &quot;&quot;&quot;, red = &quot; &amp; TEXT([.F80]; &quot;#0.00&quot;) &amp; &quot;f64, green = &quot; &amp; TEXT([.G80]; &quot;#0.00&quot;) &amp; &quot;f64, blue = &quot; &amp; TEXT([.H80]; &quot;#0.00&quot;) &amp; &quot;f64}&quot;" office:value-type="string" office:string-value="pub def lightslategray(): NamedColour = {name = &quot;lightslategray&quot;, red = 0.47f64, green = 0.53f64, blue = 0.60f64}" calcext:value-type="string">
            <text:p>pub def lightslategray(): NamedColour = {name = "lightslategray", red = 0.47f64, green = 0.53f64, blue = 0.60f64}</text:p>
          </table:table-cell>
        </table:table-row>
        <table:table-row table:style-name="ro1">
          <table:table-cell office:value-type="string" calcext:value-type="string">
            <text:p>lightslategrey</text:p>
          </table:table-cell>
          <table:table-cell office:value-type="string" calcext:value-type="string">
            <text:p>rgb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table:formula="of:=[.C81]/255" office:value-type="float" office:value="0.466666666666667" calcext:value-type="float">
            <text:p>0.47</text:p>
          </table:table-cell>
          <table:table-cell table:formula="of:=[.D81]/255" office:value-type="float" office:value="0.533333333333333" calcext:value-type="float">
            <text:p>0.53</text:p>
          </table:table-cell>
          <table:table-cell table:style-name="ce1" table:formula="of:=[.E81]/255" office:value-type="float" office:value="0.6" calcext:value-type="float">
            <text:p>0.60</text:p>
          </table:table-cell>
          <table:table-cell table:formula="of:=&quot;pub def &quot;&amp; [.A81] &amp; &quot;(): NamedColour = {name = &quot;&quot;&quot; &amp; [.A81] &amp; &quot;&quot;&quot;, red = &quot; &amp; [.C81] &amp; &quot;, green = &quot; &amp; [.D81] &amp; &quot;, blue = &quot; &amp; [.E81] &amp; &quot;}&quot;" office:value-type="string" office:string-value="pub def lightslategrey(): NamedColour = {name = &quot;lightslategrey&quot;, red = 119, green = 136, blue = 153}" calcext:value-type="string">
            <text:p>pub def lightslategrey(): NamedColour = {name = "lightslategrey", red = 119, green = 136, blue = 153}</text:p>
          </table:table-cell>
          <table:table-cell table:formula="of:=&quot;pub def &quot;&amp; [.A81] &amp; &quot;(): NamedColour = {name = &quot;&quot;&quot; &amp; [.A81] &amp; &quot;&quot;&quot;, red = &quot; &amp; TEXT([.F81]; &quot;#0.00&quot;) &amp; &quot;f64, green = &quot; &amp; TEXT([.G81]; &quot;#0.00&quot;) &amp; &quot;f64, blue = &quot; &amp; TEXT([.H81]; &quot;#0.00&quot;) &amp; &quot;f64}&quot;" office:value-type="string" office:string-value="pub def lightslategrey(): NamedColour = {name = &quot;lightslategrey&quot;, red = 0.47f64, green = 0.53f64, blue = 0.60f64}" calcext:value-type="string">
            <text:p>pub def lightslategrey(): NamedColour = {name = "lightslategrey", red = 0.47f64, green = 0.53f64, blue = 0.60f64}</text:p>
          </table:table-cell>
        </table:table-row>
        <table:table-row table:style-name="ro1">
          <table:table-cell office:value-type="string" calcext:value-type="string">
            <text:p>lightsteelblue</text:p>
          </table:table-cell>
          <table:table-cell office:value-type="string" calcext:value-type="string">
            <text:p>rgb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table:formula="of:=[.C82]/255" office:value-type="float" office:value="0.690196078431373" calcext:value-type="float">
            <text:p>0.69</text:p>
          </table:table-cell>
          <table:table-cell table:formula="of:=[.D82]/255" office:value-type="float" office:value="0.768627450980392" calcext:value-type="float">
            <text:p>0.77</text:p>
          </table:table-cell>
          <table:table-cell table:style-name="ce1" table:formula="of:=[.E82]/255" office:value-type="float" office:value="0.870588235294118" calcext:value-type="float">
            <text:p>0.87</text:p>
          </table:table-cell>
          <table:table-cell table:formula="of:=&quot;pub def &quot;&amp; [.A82] &amp; &quot;(): NamedColour = {name = &quot;&quot;&quot; &amp; [.A82] &amp; &quot;&quot;&quot;, red = &quot; &amp; [.C82] &amp; &quot;, green = &quot; &amp; [.D82] &amp; &quot;, blue = &quot; &amp; [.E82] &amp; &quot;}&quot;" office:value-type="string" office:string-value="pub def lightsteelblue(): NamedColour = {name = &quot;lightsteelblue&quot;, red = 176, green = 196, blue = 222}" calcext:value-type="string">
            <text:p>pub def lightsteelblue(): NamedColour = {name = "lightsteelblue", red = 176, green = 196, blue = 222}</text:p>
          </table:table-cell>
          <table:table-cell table:formula="of:=&quot;pub def &quot;&amp; [.A82] &amp; &quot;(): NamedColour = {name = &quot;&quot;&quot; &amp; [.A82] &amp; &quot;&quot;&quot;, red = &quot; &amp; TEXT([.F82]; &quot;#0.00&quot;) &amp; &quot;f64, green = &quot; &amp; TEXT([.G82]; &quot;#0.00&quot;) &amp; &quot;f64, blue = &quot; &amp; TEXT([.H82]; &quot;#0.00&quot;) &amp; &quot;f64}&quot;" office:value-type="string" office:string-value="pub def lightsteelblue(): NamedColour = {name = &quot;lightsteelblue&quot;, red = 0.69f64, green = 0.77f64, blue = 0.87f64}" calcext:value-type="string">
            <text:p>pub def lightsteelblue(): NamedColour = {name = "lightsteelblue", red = 0.69f64, green = 0.77f64, blue = 0.87f64}</text:p>
          </table:table-cell>
        </table:table-row>
        <table:table-row table:style-name="ro1">
          <table:table-cell office:value-type="string" calcext:value-type="string">
            <text:p>lightyellow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table:formula="of:=[.C83]/255" office:value-type="float" office:value="1" calcext:value-type="float">
            <text:p>1.00</text:p>
          </table:table-cell>
          <table:table-cell table:formula="of:=[.D83]/255" office:value-type="float" office:value="1" calcext:value-type="float">
            <text:p>1.00</text:p>
          </table:table-cell>
          <table:table-cell table:style-name="ce1" table:formula="of:=[.E83]/255" office:value-type="float" office:value="0.87843137254902" calcext:value-type="float">
            <text:p>0.88</text:p>
          </table:table-cell>
          <table:table-cell table:formula="of:=&quot;pub def &quot;&amp; [.A83] &amp; &quot;(): NamedColour = {name = &quot;&quot;&quot; &amp; [.A83] &amp; &quot;&quot;&quot;, red = &quot; &amp; [.C83] &amp; &quot;, green = &quot; &amp; [.D83] &amp; &quot;, blue = &quot; &amp; [.E83] &amp; &quot;}&quot;" office:value-type="string" office:string-value="pub def lightyellow(): NamedColour = {name = &quot;lightyellow&quot;, red = 255, green = 255, blue = 224}" calcext:value-type="string">
            <text:p>pub def lightyellow(): NamedColour = {name = "lightyellow", red = 255, green = 255, blue = 224}</text:p>
          </table:table-cell>
          <table:table-cell table:formula="of:=&quot;pub def &quot;&amp; [.A83] &amp; &quot;(): NamedColour = {name = &quot;&quot;&quot; &amp; [.A83] &amp; &quot;&quot;&quot;, red = &quot; &amp; TEXT([.F83]; &quot;#0.00&quot;) &amp; &quot;f64, green = &quot; &amp; TEXT([.G83]; &quot;#0.00&quot;) &amp; &quot;f64, blue = &quot; &amp; TEXT([.H83]; &quot;#0.00&quot;) &amp; &quot;f64}&quot;" office:value-type="string" office:string-value="pub def lightyellow(): NamedColour = {name = &quot;lightyellow&quot;, red = 1.00f64, green = 1.00f64, blue = 0.88f64}" calcext:value-type="string">
            <text:p>pub def lightyellow(): NamedColour = {name = "lightyellow", red = 1.00f64, green = 1.00f64, blue = 0.88f64}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C84]/255" office:value-type="float" office:value="0" calcext:value-type="float">
            <text:p>0.00</text:p>
          </table:table-cell>
          <table:table-cell table:formula="of:=[.D84]/255" office:value-type="float" office:value="1" calcext:value-type="float">
            <text:p>1.00</text:p>
          </table:table-cell>
          <table:table-cell table:style-name="ce1" table:formula="of:=[.E84]/255" office:value-type="float" office:value="0" calcext:value-type="float">
            <text:p>0.00</text:p>
          </table:table-cell>
          <table:table-cell table:formula="of:=&quot;pub def &quot;&amp; [.A84] &amp; &quot;(): NamedColour = {name = &quot;&quot;&quot; &amp; [.A84] &amp; &quot;&quot;&quot;, red = &quot; &amp; [.C84] &amp; &quot;, green = &quot; &amp; [.D84] &amp; &quot;, blue = &quot; &amp; [.E84] &amp; &quot;}&quot;" office:value-type="string" office:string-value="pub def lime(): NamedColour = {name = &quot;lime&quot;, red = 0, green = 255, blue = 0}" calcext:value-type="string">
            <text:p>pub def lime(): NamedColour = {name = "lime", red = 0, green = 255, blue = 0}</text:p>
          </table:table-cell>
          <table:table-cell table:formula="of:=&quot;pub def &quot;&amp; [.A84] &amp; &quot;(): NamedColour = {name = &quot;&quot;&quot; &amp; [.A84] &amp; &quot;&quot;&quot;, red = &quot; &amp; TEXT([.F84]; &quot;#0.00&quot;) &amp; &quot;f64, green = &quot; &amp; TEXT([.G84]; &quot;#0.00&quot;) &amp; &quot;f64, blue = &quot; &amp; TEXT([.H84]; &quot;#0.00&quot;) &amp; &quot;f64}&quot;" office:value-type="string" office:string-value="pub def lime(): NamedColour = {name = &quot;lime&quot;, red = 0.00f64, green = 1.00f64, blue = 0.00f64}" calcext:value-type="string">
            <text:p>pub def lime(): NamedColour = {name = "lime", red = 0.00f64, green = 1.00f64, blue = 0.00f64}</text:p>
          </table:table-cell>
        </table:table-row>
        <table:table-row table:style-name="ro1">
          <table:table-cell office:value-type="string" calcext:value-type="string">
            <text:p>limegreen</text:p>
          </table:table-cell>
          <table:table-cell office:value-type="string" calcext:value-type="string">
            <text:p>rgb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table:formula="of:=[.C85]/255" office:value-type="float" office:value="0.196078431372549" calcext:value-type="float">
            <text:p>0.20</text:p>
          </table:table-cell>
          <table:table-cell table:formula="of:=[.D85]/255" office:value-type="float" office:value="0.803921568627451" calcext:value-type="float">
            <text:p>0.80</text:p>
          </table:table-cell>
          <table:table-cell table:style-name="ce1" table:formula="of:=[.E85]/255" office:value-type="float" office:value="0.196078431372549" calcext:value-type="float">
            <text:p>0.20</text:p>
          </table:table-cell>
          <table:table-cell table:formula="of:=&quot;pub def &quot;&amp; [.A85] &amp; &quot;(): NamedColour = {name = &quot;&quot;&quot; &amp; [.A85] &amp; &quot;&quot;&quot;, red = &quot; &amp; [.C85] &amp; &quot;, green = &quot; &amp; [.D85] &amp; &quot;, blue = &quot; &amp; [.E85] &amp; &quot;}&quot;" office:value-type="string" office:string-value="pub def limegreen(): NamedColour = {name = &quot;limegreen&quot;, red = 50, green = 205, blue = 50}" calcext:value-type="string">
            <text:p>pub def limegreen(): NamedColour = {name = "limegreen", red = 50, green = 205, blue = 50}</text:p>
          </table:table-cell>
          <table:table-cell table:formula="of:=&quot;pub def &quot;&amp; [.A85] &amp; &quot;(): NamedColour = {name = &quot;&quot;&quot; &amp; [.A85] &amp; &quot;&quot;&quot;, red = &quot; &amp; TEXT([.F85]; &quot;#0.00&quot;) &amp; &quot;f64, green = &quot; &amp; TEXT([.G85]; &quot;#0.00&quot;) &amp; &quot;f64, blue = &quot; &amp; TEXT([.H85]; &quot;#0.00&quot;) &amp; &quot;f64}&quot;" office:value-type="string" office:string-value="pub def limegreen(): NamedColour = {name = &quot;limegreen&quot;, red = 0.20f64, green = 0.80f64, blue = 0.20f64}" calcext:value-type="string">
            <text:p>pub def limegreen(): NamedColour = {name = "limegreen", red = 0.20f64, green = 0.80f64, blue = 0.20f64}</text:p>
          </table:table-cell>
        </table:table-row>
        <table:table-row table:style-name="ro1">
          <table:table-cell office:value-type="string" calcext:value-type="string">
            <text:p>linen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formula="of:=[.C86]/255" office:value-type="float" office:value="0.980392156862745" calcext:value-type="float">
            <text:p>0.98</text:p>
          </table:table-cell>
          <table:table-cell table:formula="of:=[.D86]/255" office:value-type="float" office:value="0.941176470588235" calcext:value-type="float">
            <text:p>0.94</text:p>
          </table:table-cell>
          <table:table-cell table:style-name="ce1" table:formula="of:=[.E86]/255" office:value-type="float" office:value="0.901960784313726" calcext:value-type="float">
            <text:p>0.90</text:p>
          </table:table-cell>
          <table:table-cell table:formula="of:=&quot;pub def &quot;&amp; [.A86] &amp; &quot;(): NamedColour = {name = &quot;&quot;&quot; &amp; [.A86] &amp; &quot;&quot;&quot;, red = &quot; &amp; [.C86] &amp; &quot;, green = &quot; &amp; [.D86] &amp; &quot;, blue = &quot; &amp; [.E86] &amp; &quot;}&quot;" office:value-type="string" office:string-value="pub def linen(): NamedColour = {name = &quot;linen&quot;, red = 250, green = 240, blue = 230}" calcext:value-type="string">
            <text:p>pub def linen(): NamedColour = {name = "linen", red = 250, green = 240, blue = 230}</text:p>
          </table:table-cell>
          <table:table-cell table:formula="of:=&quot;pub def &quot;&amp; [.A86] &amp; &quot;(): NamedColour = {name = &quot;&quot;&quot; &amp; [.A86] &amp; &quot;&quot;&quot;, red = &quot; &amp; TEXT([.F86]; &quot;#0.00&quot;) &amp; &quot;f64, green = &quot; &amp; TEXT([.G86]; &quot;#0.00&quot;) &amp; &quot;f64, blue = &quot; &amp; TEXT([.H86]; &quot;#0.00&quot;) &amp; &quot;f64}&quot;" office:value-type="string" office:string-value="pub def linen(): NamedColour = {name = &quot;linen&quot;, red = 0.98f64, green = 0.94f64, blue = 0.90f64}" calcext:value-type="string">
            <text:p>pub def linen(): NamedColour = {name = "linen", red = 0.98f64, green = 0.94f64, blue = 0.90f64}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[.C87]/255" office:value-type="float" office:value="1" calcext:value-type="float">
            <text:p>1.00</text:p>
          </table:table-cell>
          <table:table-cell table:formula="of:=[.D87]/255" office:value-type="float" office:value="0" calcext:value-type="float">
            <text:p>0.00</text:p>
          </table:table-cell>
          <table:table-cell table:style-name="ce1" table:formula="of:=[.E87]/255" office:value-type="float" office:value="1" calcext:value-type="float">
            <text:p>1.00</text:p>
          </table:table-cell>
          <table:table-cell table:formula="of:=&quot;pub def &quot;&amp; [.A87] &amp; &quot;(): NamedColour = {name = &quot;&quot;&quot; &amp; [.A87] &amp; &quot;&quot;&quot;, red = &quot; &amp; [.C87] &amp; &quot;, green = &quot; &amp; [.D87] &amp; &quot;, blue = &quot; &amp; [.E87] &amp; &quot;}&quot;" office:value-type="string" office:string-value="pub def magenta(): NamedColour = {name = &quot;magenta&quot;, red = 255, green = 0, blue = 255}" calcext:value-type="string">
            <text:p>pub def magenta(): NamedColour = {name = "magenta", red = 255, green = 0, blue = 255}</text:p>
          </table:table-cell>
          <table:table-cell table:formula="of:=&quot;pub def &quot;&amp; [.A87] &amp; &quot;(): NamedColour = {name = &quot;&quot;&quot; &amp; [.A87] &amp; &quot;&quot;&quot;, red = &quot; &amp; TEXT([.F87]; &quot;#0.00&quot;) &amp; &quot;f64, green = &quot; &amp; TEXT([.G87]; &quot;#0.00&quot;) &amp; &quot;f64, blue = &quot; &amp; TEXT([.H87]; &quot;#0.00&quot;) &amp; &quot;f64}&quot;" office:value-type="string" office:string-value="pub def magenta(): NamedColour = {name = &quot;magenta&quot;, red = 1.00f64, green = 0.00f64, blue = 1.00f64}" calcext:value-type="string">
            <text:p>pub def magenta(): NamedColour = {name = "magenta", red = 1.00f64, green = 0.00f64, blue = 1.00f64}</text:p>
          </table:table-cell>
        </table:table-row>
        <table:table-row table:style-name="ro1">
          <table:table-cell office:value-type="string" calcext:value-type="string">
            <text:p>maroon</text:p>
          </table:table-cell>
          <table:table-cell office:value-type="string" calcext:value-type="string">
            <text:p>rgb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/255" office:value-type="float" office:value="0.501960784313726" calcext:value-type="float">
            <text:p>0.50</text:p>
          </table:table-cell>
          <table:table-cell table:formula="of:=[.D88]/255" office:value-type="float" office:value="0" calcext:value-type="float">
            <text:p>0.00</text:p>
          </table:table-cell>
          <table:table-cell table:style-name="ce1" table:formula="of:=[.E88]/255" office:value-type="float" office:value="0" calcext:value-type="float">
            <text:p>0.00</text:p>
          </table:table-cell>
          <table:table-cell table:formula="of:=&quot;pub def &quot;&amp; [.A88] &amp; &quot;(): NamedColour = {name = &quot;&quot;&quot; &amp; [.A88] &amp; &quot;&quot;&quot;, red = &quot; &amp; [.C88] &amp; &quot;, green = &quot; &amp; [.D88] &amp; &quot;, blue = &quot; &amp; [.E88] &amp; &quot;}&quot;" office:value-type="string" office:string-value="pub def maroon(): NamedColour = {name = &quot;maroon&quot;, red = 128, green = 0, blue = 0}" calcext:value-type="string">
            <text:p>pub def maroon(): NamedColour = {name = "maroon", red = 128, green = 0, blue = 0}</text:p>
          </table:table-cell>
          <table:table-cell table:formula="of:=&quot;pub def &quot;&amp; [.A88] &amp; &quot;(): NamedColour = {name = &quot;&quot;&quot; &amp; [.A88] &amp; &quot;&quot;&quot;, red = &quot; &amp; TEXT([.F88]; &quot;#0.00&quot;) &amp; &quot;f64, green = &quot; &amp; TEXT([.G88]; &quot;#0.00&quot;) &amp; &quot;f64, blue = &quot; &amp; TEXT([.H88]; &quot;#0.00&quot;) &amp; &quot;f64}&quot;" office:value-type="string" office:string-value="pub def maroon(): NamedColour = {name = &quot;maroon&quot;, red = 0.50f64, green = 0.00f64, blue = 0.00f64}" calcext:value-type="string">
            <text:p>pub def maroon(): NamedColour = {name = "maroon", red = 0.50f64, green = 0.00f64, blue = 0.00f64}</text:p>
          </table:table-cell>
        </table:table-row>
        <table:table-row table:style-name="ro1">
          <table:table-cell office:value-type="string" calcext:value-type="string">
            <text:p>mediumaquamarine</text:p>
          </table:table-cell>
          <table:table-cell office:value-type="string" calcext:value-type="string">
            <text:p>rgb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table:formula="of:=[.C89]/255" office:value-type="float" office:value="0.4" calcext:value-type="float">
            <text:p>0.40</text:p>
          </table:table-cell>
          <table:table-cell table:formula="of:=[.D89]/255" office:value-type="float" office:value="0.803921568627451" calcext:value-type="float">
            <text:p>0.80</text:p>
          </table:table-cell>
          <table:table-cell table:style-name="ce1" table:formula="of:=[.E89]/255" office:value-type="float" office:value="0.666666666666667" calcext:value-type="float">
            <text:p>0.67</text:p>
          </table:table-cell>
          <table:table-cell table:formula="of:=&quot;pub def &quot;&amp; [.A89] &amp; &quot;(): NamedColour = {name = &quot;&quot;&quot; &amp; [.A89] &amp; &quot;&quot;&quot;, red = &quot; &amp; [.C89] &amp; &quot;, green = &quot; &amp; [.D89] &amp; &quot;, blue = &quot; &amp; [.E89] &amp; &quot;}&quot;" office:value-type="string" office:string-value="pub def mediumaquamarine(): NamedColour = {name = &quot;mediumaquamarine&quot;, red = 102, green = 205, blue = 170}" calcext:value-type="string">
            <text:p>pub def mediumaquamarine(): NamedColour = {name = "mediumaquamarine", red = 102, green = 205, blue = 170}</text:p>
          </table:table-cell>
          <table:table-cell table:formula="of:=&quot;pub def &quot;&amp; [.A89] &amp; &quot;(): NamedColour = {name = &quot;&quot;&quot; &amp; [.A89] &amp; &quot;&quot;&quot;, red = &quot; &amp; TEXT([.F89]; &quot;#0.00&quot;) &amp; &quot;f64, green = &quot; &amp; TEXT([.G89]; &quot;#0.00&quot;) &amp; &quot;f64, blue = &quot; &amp; TEXT([.H89]; &quot;#0.00&quot;) &amp; &quot;f64}&quot;" office:value-type="string" office:string-value="pub def mediumaquamarine(): NamedColour = {name = &quot;mediumaquamarine&quot;, red = 0.40f64, green = 0.80f64, blue = 0.67f64}" calcext:value-type="string">
            <text:p>pub def mediumaquamarine(): NamedColour = {name = "mediumaquamarine", red = 0.40f64, green = 0.80f64, blue = 0.67f64}</text:p>
          </table:table-cell>
        </table:table-row>
        <table:table-row table:style-name="ro1">
          <table:table-cell office:value-type="string" calcext:value-type="string">
            <text:p>mediumblue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C90]/255" office:value-type="float" office:value="0" calcext:value-type="float">
            <text:p>0.00</text:p>
          </table:table-cell>
          <table:table-cell table:formula="of:=[.D90]/255" office:value-type="float" office:value="0" calcext:value-type="float">
            <text:p>0.00</text:p>
          </table:table-cell>
          <table:table-cell table:style-name="ce1" table:formula="of:=[.E90]/255" office:value-type="float" office:value="0.803921568627451" calcext:value-type="float">
            <text:p>0.80</text:p>
          </table:table-cell>
          <table:table-cell table:formula="of:=&quot;pub def &quot;&amp; [.A90] &amp; &quot;(): NamedColour = {name = &quot;&quot;&quot; &amp; [.A90] &amp; &quot;&quot;&quot;, red = &quot; &amp; [.C90] &amp; &quot;, green = &quot; &amp; [.D90] &amp; &quot;, blue = &quot; &amp; [.E90] &amp; &quot;}&quot;" office:value-type="string" office:string-value="pub def mediumblue(): NamedColour = {name = &quot;mediumblue&quot;, red = 0, green = 0, blue = 205}" calcext:value-type="string">
            <text:p>pub def mediumblue(): NamedColour = {name = "mediumblue", red = 0, green = 0, blue = 205}</text:p>
          </table:table-cell>
          <table:table-cell table:formula="of:=&quot;pub def &quot;&amp; [.A90] &amp; &quot;(): NamedColour = {name = &quot;&quot;&quot; &amp; [.A90] &amp; &quot;&quot;&quot;, red = &quot; &amp; TEXT([.F90]; &quot;#0.00&quot;) &amp; &quot;f64, green = &quot; &amp; TEXT([.G90]; &quot;#0.00&quot;) &amp; &quot;f64, blue = &quot; &amp; TEXT([.H90]; &quot;#0.00&quot;) &amp; &quot;f64}&quot;" office:value-type="string" office:string-value="pub def mediumblue(): NamedColour = {name = &quot;mediumblue&quot;, red = 0.00f64, green = 0.00f64, blue = 0.80f64}" calcext:value-type="string">
            <text:p>pub def mediumblue(): NamedColour = {name = "mediumblue", red = 0.00f64, green = 0.00f64, blue = 0.80f64}</text:p>
          </table:table-cell>
        </table:table-row>
        <table:table-row table:style-name="ro1">
          <table:table-cell office:value-type="string" calcext:value-type="string">
            <text:p>mediumorchid</text:p>
          </table:table-cell>
          <table:table-cell office:value-type="string" calcext:value-type="string">
            <text:p>rgb</text:p>
          </table:table-cell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211" calcext:value-type="float">
            <text:p>211</text:p>
          </table:table-cell>
          <table:table-cell table:formula="of:=[.C91]/255" office:value-type="float" office:value="0.729411764705882" calcext:value-type="float">
            <text:p>0.73</text:p>
          </table:table-cell>
          <table:table-cell table:formula="of:=[.D91]/255" office:value-type="float" office:value="0.333333333333333" calcext:value-type="float">
            <text:p>0.33</text:p>
          </table:table-cell>
          <table:table-cell table:style-name="ce1" table:formula="of:=[.E91]/255" office:value-type="float" office:value="0.827450980392157" calcext:value-type="float">
            <text:p>0.83</text:p>
          </table:table-cell>
          <table:table-cell table:formula="of:=&quot;pub def &quot;&amp; [.A91] &amp; &quot;(): NamedColour = {name = &quot;&quot;&quot; &amp; [.A91] &amp; &quot;&quot;&quot;, red = &quot; &amp; [.C91] &amp; &quot;, green = &quot; &amp; [.D91] &amp; &quot;, blue = &quot; &amp; [.E91] &amp; &quot;}&quot;" office:value-type="string" office:string-value="pub def mediumorchid(): NamedColour = {name = &quot;mediumorchid&quot;, red = 186, green = 85, blue = 211}" calcext:value-type="string">
            <text:p>pub def mediumorchid(): NamedColour = {name = "mediumorchid", red = 186, green = 85, blue = 211}</text:p>
          </table:table-cell>
          <table:table-cell table:formula="of:=&quot;pub def &quot;&amp; [.A91] &amp; &quot;(): NamedColour = {name = &quot;&quot;&quot; &amp; [.A91] &amp; &quot;&quot;&quot;, red = &quot; &amp; TEXT([.F91]; &quot;#0.00&quot;) &amp; &quot;f64, green = &quot; &amp; TEXT([.G91]; &quot;#0.00&quot;) &amp; &quot;f64, blue = &quot; &amp; TEXT([.H91]; &quot;#0.00&quot;) &amp; &quot;f64}&quot;" office:value-type="string" office:string-value="pub def mediumorchid(): NamedColour = {name = &quot;mediumorchid&quot;, red = 0.73f64, green = 0.33f64, blue = 0.83f64}" calcext:value-type="string">
            <text:p>pub def mediumorchid(): NamedColour = {name = "mediumorchid", red = 0.73f64, green = 0.33f64, blue = 0.83f64}</text:p>
          </table:table-cell>
        </table:table-row>
        <table:table-row table:style-name="ro1">
          <table:table-cell office:value-type="string" calcext:value-type="string">
            <text:p>mediumpurple</text:p>
          </table:table-cell>
          <table:table-cell office:value-type="string" calcext:value-type="string">
            <text:p>rgb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table:formula="of:=[.C92]/255" office:value-type="float" office:value="0.576470588235294" calcext:value-type="float">
            <text:p>0.58</text:p>
          </table:table-cell>
          <table:table-cell table:formula="of:=[.D92]/255" office:value-type="float" office:value="0.43921568627451" calcext:value-type="float">
            <text:p>0.44</text:p>
          </table:table-cell>
          <table:table-cell table:style-name="ce1" table:formula="of:=[.E92]/255" office:value-type="float" office:value="0.858823529411765" calcext:value-type="float">
            <text:p>0.86</text:p>
          </table:table-cell>
          <table:table-cell table:formula="of:=&quot;pub def &quot;&amp; [.A92] &amp; &quot;(): NamedColour = {name = &quot;&quot;&quot; &amp; [.A92] &amp; &quot;&quot;&quot;, red = &quot; &amp; [.C92] &amp; &quot;, green = &quot; &amp; [.D92] &amp; &quot;, blue = &quot; &amp; [.E92] &amp; &quot;}&quot;" office:value-type="string" office:string-value="pub def mediumpurple(): NamedColour = {name = &quot;mediumpurple&quot;, red = 147, green = 112, blue = 219}" calcext:value-type="string">
            <text:p>pub def mediumpurple(): NamedColour = {name = "mediumpurple", red = 147, green = 112, blue = 219}</text:p>
          </table:table-cell>
          <table:table-cell table:formula="of:=&quot;pub def &quot;&amp; [.A92] &amp; &quot;(): NamedColour = {name = &quot;&quot;&quot; &amp; [.A92] &amp; &quot;&quot;&quot;, red = &quot; &amp; TEXT([.F92]; &quot;#0.00&quot;) &amp; &quot;f64, green = &quot; &amp; TEXT([.G92]; &quot;#0.00&quot;) &amp; &quot;f64, blue = &quot; &amp; TEXT([.H92]; &quot;#0.00&quot;) &amp; &quot;f64}&quot;" office:value-type="string" office:string-value="pub def mediumpurple(): NamedColour = {name = &quot;mediumpurple&quot;, red = 0.58f64, green = 0.44f64, blue = 0.86f64}" calcext:value-type="string">
            <text:p>pub def mediumpurple(): NamedColour = {name = "mediumpurple", red = 0.58f64, green = 0.44f64, blue = 0.86f64}</text:p>
          </table:table-cell>
        </table:table-row>
        <table:table-row table:style-name="ro1">
          <table:table-cell office:value-type="string" calcext:value-type="string">
            <text:p>mediumseagreen</text:p>
          </table:table-cell>
          <table:table-cell office:value-type="string" calcext:value-type="string">
            <text:p>rgb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table:formula="of:=[.C93]/255" office:value-type="float" office:value="0.235294117647059" calcext:value-type="float">
            <text:p>0.24</text:p>
          </table:table-cell>
          <table:table-cell table:formula="of:=[.D93]/255" office:value-type="float" office:value="0.701960784313725" calcext:value-type="float">
            <text:p>0.70</text:p>
          </table:table-cell>
          <table:table-cell table:style-name="ce1" table:formula="of:=[.E93]/255" office:value-type="float" office:value="0.443137254901961" calcext:value-type="float">
            <text:p>0.44</text:p>
          </table:table-cell>
          <table:table-cell table:formula="of:=&quot;pub def &quot;&amp; [.A93] &amp; &quot;(): NamedColour = {name = &quot;&quot;&quot; &amp; [.A93] &amp; &quot;&quot;&quot;, red = &quot; &amp; [.C93] &amp; &quot;, green = &quot; &amp; [.D93] &amp; &quot;, blue = &quot; &amp; [.E93] &amp; &quot;}&quot;" office:value-type="string" office:string-value="pub def mediumseagreen(): NamedColour = {name = &quot;mediumseagreen&quot;, red = 60, green = 179, blue = 113}" calcext:value-type="string">
            <text:p>pub def mediumseagreen(): NamedColour = {name = "mediumseagreen", red = 60, green = 179, blue = 113}</text:p>
          </table:table-cell>
          <table:table-cell table:formula="of:=&quot;pub def &quot;&amp; [.A93] &amp; &quot;(): NamedColour = {name = &quot;&quot;&quot; &amp; [.A93] &amp; &quot;&quot;&quot;, red = &quot; &amp; TEXT([.F93]; &quot;#0.00&quot;) &amp; &quot;f64, green = &quot; &amp; TEXT([.G93]; &quot;#0.00&quot;) &amp; &quot;f64, blue = &quot; &amp; TEXT([.H93]; &quot;#0.00&quot;) &amp; &quot;f64}&quot;" office:value-type="string" office:string-value="pub def mediumseagreen(): NamedColour = {name = &quot;mediumseagreen&quot;, red = 0.24f64, green = 0.70f64, blue = 0.44f64}" calcext:value-type="string">
            <text:p>pub def mediumseagreen(): NamedColour = {name = "mediumseagreen", red = 0.24f64, green = 0.70f64, blue = 0.44f64}</text:p>
          </table:table-cell>
        </table:table-row>
        <table:table-row table:style-name="ro1">
          <table:table-cell office:value-type="string" calcext:value-type="string">
            <text:p>mediumslateblue</text:p>
          </table:table-cell>
          <table:table-cell office:value-type="string" calcext:value-type="string">
            <text:p>rgb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  <table:table-cell table:formula="of:=[.C94]/255" office:value-type="float" office:value="0.482352941176471" calcext:value-type="float">
            <text:p>0.48</text:p>
          </table:table-cell>
          <table:table-cell table:formula="of:=[.D94]/255" office:value-type="float" office:value="0.407843137254902" calcext:value-type="float">
            <text:p>0.41</text:p>
          </table:table-cell>
          <table:table-cell table:style-name="ce1" table:formula="of:=[.E94]/255" office:value-type="float" office:value="0.933333333333333" calcext:value-type="float">
            <text:p>0.93</text:p>
          </table:table-cell>
          <table:table-cell table:formula="of:=&quot;pub def &quot;&amp; [.A94] &amp; &quot;(): NamedColour = {name = &quot;&quot;&quot; &amp; [.A94] &amp; &quot;&quot;&quot;, red = &quot; &amp; [.C94] &amp; &quot;, green = &quot; &amp; [.D94] &amp; &quot;, blue = &quot; &amp; [.E94] &amp; &quot;}&quot;" office:value-type="string" office:string-value="pub def mediumslateblue(): NamedColour = {name = &quot;mediumslateblue&quot;, red = 123, green = 104, blue = 238}" calcext:value-type="string">
            <text:p>pub def mediumslateblue(): NamedColour = {name = "mediumslateblue", red = 123, green = 104, blue = 238}</text:p>
          </table:table-cell>
          <table:table-cell table:formula="of:=&quot;pub def &quot;&amp; [.A94] &amp; &quot;(): NamedColour = {name = &quot;&quot;&quot; &amp; [.A94] &amp; &quot;&quot;&quot;, red = &quot; &amp; TEXT([.F94]; &quot;#0.00&quot;) &amp; &quot;f64, green = &quot; &amp; TEXT([.G94]; &quot;#0.00&quot;) &amp; &quot;f64, blue = &quot; &amp; TEXT([.H94]; &quot;#0.00&quot;) &amp; &quot;f64}&quot;" office:value-type="string" office:string-value="pub def mediumslateblue(): NamedColour = {name = &quot;mediumslateblue&quot;, red = 0.48f64, green = 0.41f64, blue = 0.93f64}" calcext:value-type="string">
            <text:p>pub def mediumslateblue(): NamedColour = {name = "mediumslateblue", red = 0.48f64, green = 0.41f64, blue = 0.93f64}</text:p>
          </table:table-cell>
        </table:table-row>
        <table:table-row table:style-name="ro1">
          <table:table-cell office:value-type="string" calcext:value-type="string">
            <text:p>mediumspringgreen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table:formula="of:=[.C95]/255" office:value-type="float" office:value="0" calcext:value-type="float">
            <text:p>0.00</text:p>
          </table:table-cell>
          <table:table-cell table:formula="of:=[.D95]/255" office:value-type="float" office:value="0.980392156862745" calcext:value-type="float">
            <text:p>0.98</text:p>
          </table:table-cell>
          <table:table-cell table:style-name="ce1" table:formula="of:=[.E95]/255" office:value-type="float" office:value="0.603921568627451" calcext:value-type="float">
            <text:p>0.60</text:p>
          </table:table-cell>
          <table:table-cell table:formula="of:=&quot;pub def &quot;&amp; [.A95] &amp; &quot;(): NamedColour = {name = &quot;&quot;&quot; &amp; [.A95] &amp; &quot;&quot;&quot;, red = &quot; &amp; [.C95] &amp; &quot;, green = &quot; &amp; [.D95] &amp; &quot;, blue = &quot; &amp; [.E95] &amp; &quot;}&quot;" office:value-type="string" office:string-value="pub def mediumspringgreen(): NamedColour = {name = &quot;mediumspringgreen&quot;, red = 0, green = 250, blue = 154}" calcext:value-type="string">
            <text:p>pub def mediumspringgreen(): NamedColour = {name = "mediumspringgreen", red = 0, green = 250, blue = 154}</text:p>
          </table:table-cell>
          <table:table-cell table:formula="of:=&quot;pub def &quot;&amp; [.A95] &amp; &quot;(): NamedColour = {name = &quot;&quot;&quot; &amp; [.A95] &amp; &quot;&quot;&quot;, red = &quot; &amp; TEXT([.F95]; &quot;#0.00&quot;) &amp; &quot;f64, green = &quot; &amp; TEXT([.G95]; &quot;#0.00&quot;) &amp; &quot;f64, blue = &quot; &amp; TEXT([.H95]; &quot;#0.00&quot;) &amp; &quot;f64}&quot;" office:value-type="string" office:string-value="pub def mediumspringgreen(): NamedColour = {name = &quot;mediumspringgreen&quot;, red = 0.00f64, green = 0.98f64, blue = 0.60f64}" calcext:value-type="string">
            <text:p>pub def mediumspringgreen(): NamedColour = {name = "mediumspringgreen", red = 0.00f64, green = 0.98f64, blue = 0.60f64}</text:p>
          </table:table-cell>
        </table:table-row>
        <table:table-row table:style-name="ro1">
          <table:table-cell office:value-type="string" calcext:value-type="string">
            <text:p>mediumturquoise</text:p>
          </table:table-cell>
          <table:table-cell office:value-type="string" calcext:value-type="string">
            <text:p>rgb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table:formula="of:=[.C96]/255" office:value-type="float" office:value="0.282352941176471" calcext:value-type="float">
            <text:p>0.28</text:p>
          </table:table-cell>
          <table:table-cell table:formula="of:=[.D96]/255" office:value-type="float" office:value="0.819607843137255" calcext:value-type="float">
            <text:p>0.82</text:p>
          </table:table-cell>
          <table:table-cell table:style-name="ce1" table:formula="of:=[.E96]/255" office:value-type="float" office:value="0.8" calcext:value-type="float">
            <text:p>0.80</text:p>
          </table:table-cell>
          <table:table-cell table:formula="of:=&quot;pub def &quot;&amp; [.A96] &amp; &quot;(): NamedColour = {name = &quot;&quot;&quot; &amp; [.A96] &amp; &quot;&quot;&quot;, red = &quot; &amp; [.C96] &amp; &quot;, green = &quot; &amp; [.D96] &amp; &quot;, blue = &quot; &amp; [.E96] &amp; &quot;}&quot;" office:value-type="string" office:string-value="pub def mediumturquoise(): NamedColour = {name = &quot;mediumturquoise&quot;, red = 72, green = 209, blue = 204}" calcext:value-type="string">
            <text:p>pub def mediumturquoise(): NamedColour = {name = "mediumturquoise", red = 72, green = 209, blue = 204}</text:p>
          </table:table-cell>
          <table:table-cell table:formula="of:=&quot;pub def &quot;&amp; [.A96] &amp; &quot;(): NamedColour = {name = &quot;&quot;&quot; &amp; [.A96] &amp; &quot;&quot;&quot;, red = &quot; &amp; TEXT([.F96]; &quot;#0.00&quot;) &amp; &quot;f64, green = &quot; &amp; TEXT([.G96]; &quot;#0.00&quot;) &amp; &quot;f64, blue = &quot; &amp; TEXT([.H96]; &quot;#0.00&quot;) &amp; &quot;f64}&quot;" office:value-type="string" office:string-value="pub def mediumturquoise(): NamedColour = {name = &quot;mediumturquoise&quot;, red = 0.28f64, green = 0.82f64, blue = 0.80f64}" calcext:value-type="string">
            <text:p>pub def mediumturquoise(): NamedColour = {name = "mediumturquoise", red = 0.28f64, green = 0.82f64, blue = 0.80f64}</text:p>
          </table:table-cell>
        </table:table-row>
        <table:table-row table:style-name="ro1">
          <table:table-cell office:value-type="string" calcext:value-type="string">
            <text:p>mediumvioletred</text:p>
          </table:table-cell>
          <table:table-cell office:value-type="string" calcext:value-type="string">
            <text:p>rgb</text:p>
          </table:table-cell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formula="of:=[.C97]/255" office:value-type="float" office:value="0.780392156862745" calcext:value-type="float">
            <text:p>0.78</text:p>
          </table:table-cell>
          <table:table-cell table:formula="of:=[.D97]/255" office:value-type="float" office:value="0.0823529411764706" calcext:value-type="float">
            <text:p>0.08</text:p>
          </table:table-cell>
          <table:table-cell table:style-name="ce1" table:formula="of:=[.E97]/255" office:value-type="float" office:value="0.52156862745098" calcext:value-type="float">
            <text:p>0.52</text:p>
          </table:table-cell>
          <table:table-cell table:formula="of:=&quot;pub def &quot;&amp; [.A97] &amp; &quot;(): NamedColour = {name = &quot;&quot;&quot; &amp; [.A97] &amp; &quot;&quot;&quot;, red = &quot; &amp; [.C97] &amp; &quot;, green = &quot; &amp; [.D97] &amp; &quot;, blue = &quot; &amp; [.E97] &amp; &quot;}&quot;" office:value-type="string" office:string-value="pub def mediumvioletred(): NamedColour = {name = &quot;mediumvioletred&quot;, red = 199, green = 21, blue = 133}" calcext:value-type="string">
            <text:p>pub def mediumvioletred(): NamedColour = {name = "mediumvioletred", red = 199, green = 21, blue = 133}</text:p>
          </table:table-cell>
          <table:table-cell table:formula="of:=&quot;pub def &quot;&amp; [.A97] &amp; &quot;(): NamedColour = {name = &quot;&quot;&quot; &amp; [.A97] &amp; &quot;&quot;&quot;, red = &quot; &amp; TEXT([.F97]; &quot;#0.00&quot;) &amp; &quot;f64, green = &quot; &amp; TEXT([.G97]; &quot;#0.00&quot;) &amp; &quot;f64, blue = &quot; &amp; TEXT([.H97]; &quot;#0.00&quot;) &amp; &quot;f64}&quot;" office:value-type="string" office:string-value="pub def mediumvioletred(): NamedColour = {name = &quot;mediumvioletred&quot;, red = 0.78f64, green = 0.08f64, blue = 0.52f64}" calcext:value-type="string">
            <text:p>pub def mediumvioletred(): NamedColour = {name = "mediumvioletred", red = 0.78f64, green = 0.08f64, blue = 0.52f64}</text:p>
          </table:table-cell>
        </table:table-row>
        <table:table-row table:style-name="ro1">
          <table:table-cell office:value-type="string" calcext:value-type="string">
            <text:p>midnightblue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formula="of:=[.C98]/255" office:value-type="float" office:value="0.0980392156862745" calcext:value-type="float">
            <text:p>0.10</text:p>
          </table:table-cell>
          <table:table-cell table:formula="of:=[.D98]/255" office:value-type="float" office:value="0.0980392156862745" calcext:value-type="float">
            <text:p>0.10</text:p>
          </table:table-cell>
          <table:table-cell table:style-name="ce1" table:formula="of:=[.E98]/255" office:value-type="float" office:value="0.43921568627451" calcext:value-type="float">
            <text:p>0.44</text:p>
          </table:table-cell>
          <table:table-cell table:formula="of:=&quot;pub def &quot;&amp; [.A98] &amp; &quot;(): NamedColour = {name = &quot;&quot;&quot; &amp; [.A98] &amp; &quot;&quot;&quot;, red = &quot; &amp; [.C98] &amp; &quot;, green = &quot; &amp; [.D98] &amp; &quot;, blue = &quot; &amp; [.E98] &amp; &quot;}&quot;" office:value-type="string" office:string-value="pub def midnightblue(): NamedColour = {name = &quot;midnightblue&quot;, red = 25, green = 25, blue = 112}" calcext:value-type="string">
            <text:p>pub def midnightblue(): NamedColour = {name = "midnightblue", red = 25, green = 25, blue = 112}</text:p>
          </table:table-cell>
          <table:table-cell table:formula="of:=&quot;pub def &quot;&amp; [.A98] &amp; &quot;(): NamedColour = {name = &quot;&quot;&quot; &amp; [.A98] &amp; &quot;&quot;&quot;, red = &quot; &amp; TEXT([.F98]; &quot;#0.00&quot;) &amp; &quot;f64, green = &quot; &amp; TEXT([.G98]; &quot;#0.00&quot;) &amp; &quot;f64, blue = &quot; &amp; TEXT([.H98]; &quot;#0.00&quot;) &amp; &quot;f64}&quot;" office:value-type="string" office:string-value="pub def midnightblue(): NamedColour = {name = &quot;midnightblue&quot;, red = 0.10f64, green = 0.10f64, blue = 0.44f64}" calcext:value-type="string">
            <text:p>pub def midnightblue(): NamedColour = {name = "midnightblue", red = 0.10f64, green = 0.10f64, blue = 0.44f64}</text:p>
          </table:table-cell>
        </table:table-row>
        <table:table-row table:style-name="ro1">
          <table:table-cell office:value-type="string" calcext:value-type="string">
            <text:p>mintcream</text:p>
          </table:table-cell>
          <table:table-cell office:value-type="string" calcext:value-type="string">
            <text:p>rgb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table:formula="of:=[.C99]/255" office:value-type="float" office:value="0.96078431372549" calcext:value-type="float">
            <text:p>0.96</text:p>
          </table:table-cell>
          <table:table-cell table:formula="of:=[.D99]/255" office:value-type="float" office:value="1" calcext:value-type="float">
            <text:p>1.00</text:p>
          </table:table-cell>
          <table:table-cell table:style-name="ce1" table:formula="of:=[.E99]/255" office:value-type="float" office:value="0.980392156862745" calcext:value-type="float">
            <text:p>0.98</text:p>
          </table:table-cell>
          <table:table-cell table:formula="of:=&quot;pub def &quot;&amp; [.A99] &amp; &quot;(): NamedColour = {name = &quot;&quot;&quot; &amp; [.A99] &amp; &quot;&quot;&quot;, red = &quot; &amp; [.C99] &amp; &quot;, green = &quot; &amp; [.D99] &amp; &quot;, blue = &quot; &amp; [.E99] &amp; &quot;}&quot;" office:value-type="string" office:string-value="pub def mintcream(): NamedColour = {name = &quot;mintcream&quot;, red = 245, green = 255, blue = 250}" calcext:value-type="string">
            <text:p>pub def mintcream(): NamedColour = {name = "mintcream", red = 245, green = 255, blue = 250}</text:p>
          </table:table-cell>
          <table:table-cell table:formula="of:=&quot;pub def &quot;&amp; [.A99] &amp; &quot;(): NamedColour = {name = &quot;&quot;&quot; &amp; [.A99] &amp; &quot;&quot;&quot;, red = &quot; &amp; TEXT([.F99]; &quot;#0.00&quot;) &amp; &quot;f64, green = &quot; &amp; TEXT([.G99]; &quot;#0.00&quot;) &amp; &quot;f64, blue = &quot; &amp; TEXT([.H99]; &quot;#0.00&quot;) &amp; &quot;f64}&quot;" office:value-type="string" office:string-value="pub def mintcream(): NamedColour = {name = &quot;mintcream&quot;, red = 0.96f64, green = 1.00f64, blue = 0.98f64}" calcext:value-type="string">
            <text:p>pub def mintcream(): NamedColour = {name = "mintcream", red = 0.96f64, green = 1.00f64, blue = 0.98f64}</text:p>
          </table:table-cell>
        </table:table-row>
        <table:table-row table:style-name="ro1">
          <table:table-cell office:value-type="string" calcext:value-type="string">
            <text:p>mistyrose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table:formula="of:=[.C100]/255" office:value-type="float" office:value="1" calcext:value-type="float">
            <text:p>1.00</text:p>
          </table:table-cell>
          <table:table-cell table:formula="of:=[.D100]/255" office:value-type="float" office:value="0.894117647058824" calcext:value-type="float">
            <text:p>0.89</text:p>
          </table:table-cell>
          <table:table-cell table:style-name="ce1" table:formula="of:=[.E100]/255" office:value-type="float" office:value="0.882352941176471" calcext:value-type="float">
            <text:p>0.88</text:p>
          </table:table-cell>
          <table:table-cell table:formula="of:=&quot;pub def &quot;&amp; [.A100] &amp; &quot;(): NamedColour = {name = &quot;&quot;&quot; &amp; [.A100] &amp; &quot;&quot;&quot;, red = &quot; &amp; [.C100] &amp; &quot;, green = &quot; &amp; [.D100] &amp; &quot;, blue = &quot; &amp; [.E100] &amp; &quot;}&quot;" office:value-type="string" office:string-value="pub def mistyrose(): NamedColour = {name = &quot;mistyrose&quot;, red = 255, green = 228, blue = 225}" calcext:value-type="string">
            <text:p>pub def mistyrose(): NamedColour = {name = "mistyrose", red = 255, green = 228, blue = 225}</text:p>
          </table:table-cell>
          <table:table-cell table:formula="of:=&quot;pub def &quot;&amp; [.A100] &amp; &quot;(): NamedColour = {name = &quot;&quot;&quot; &amp; [.A100] &amp; &quot;&quot;&quot;, red = &quot; &amp; TEXT([.F100]; &quot;#0.00&quot;) &amp; &quot;f64, green = &quot; &amp; TEXT([.G100]; &quot;#0.00&quot;) &amp; &quot;f64, blue = &quot; &amp; TEXT([.H100]; &quot;#0.00&quot;) &amp; &quot;f64}&quot;" office:value-type="string" office:string-value="pub def mistyrose(): NamedColour = {name = &quot;mistyrose&quot;, red = 1.00f64, green = 0.89f64, blue = 0.88f64}" calcext:value-type="string">
            <text:p>pub def mistyrose(): NamedColour = {name = "mistyrose", red = 1.00f64, green = 0.89f64, blue = 0.88f64}</text:p>
          </table:table-cell>
        </table:table-row>
        <table:table-row table:style-name="ro1">
          <table:table-cell office:value-type="string" calcext:value-type="string">
            <text:p>moccasin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table:formula="of:=[.C101]/255" office:value-type="float" office:value="1" calcext:value-type="float">
            <text:p>1.00</text:p>
          </table:table-cell>
          <table:table-cell table:formula="of:=[.D101]/255" office:value-type="float" office:value="0.894117647058824" calcext:value-type="float">
            <text:p>0.89</text:p>
          </table:table-cell>
          <table:table-cell table:style-name="ce1" table:formula="of:=[.E101]/255" office:value-type="float" office:value="0.709803921568628" calcext:value-type="float">
            <text:p>0.71</text:p>
          </table:table-cell>
          <table:table-cell table:formula="of:=&quot;pub def &quot;&amp; [.A101] &amp; &quot;(): NamedColour = {name = &quot;&quot;&quot; &amp; [.A101] &amp; &quot;&quot;&quot;, red = &quot; &amp; [.C101] &amp; &quot;, green = &quot; &amp; [.D101] &amp; &quot;, blue = &quot; &amp; [.E101] &amp; &quot;}&quot;" office:value-type="string" office:string-value="pub def moccasin(): NamedColour = {name = &quot;moccasin&quot;, red = 255, green = 228, blue = 181}" calcext:value-type="string">
            <text:p>pub def moccasin(): NamedColour = {name = "moccasin", red = 255, green = 228, blue = 181}</text:p>
          </table:table-cell>
          <table:table-cell table:formula="of:=&quot;pub def &quot;&amp; [.A101] &amp; &quot;(): NamedColour = {name = &quot;&quot;&quot; &amp; [.A101] &amp; &quot;&quot;&quot;, red = &quot; &amp; TEXT([.F101]; &quot;#0.00&quot;) &amp; &quot;f64, green = &quot; &amp; TEXT([.G101]; &quot;#0.00&quot;) &amp; &quot;f64, blue = &quot; &amp; TEXT([.H101]; &quot;#0.00&quot;) &amp; &quot;f64}&quot;" office:value-type="string" office:string-value="pub def moccasin(): NamedColour = {name = &quot;moccasin&quot;, red = 1.00f64, green = 0.89f64, blue = 0.71f64}" calcext:value-type="string">
            <text:p>pub def moccasin(): NamedColour = {name = "moccasin", red = 1.00f64, green = 0.89f64, blue = 0.71f64}</text:p>
          </table:table-cell>
        </table:table-row>
        <table:table-row table:style-name="ro1">
          <table:table-cell office:value-type="string" calcext:value-type="string">
            <text:p>navajowhite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office:value-type="float" office:value="173" calcext:value-type="float">
            <text:p>173</text:p>
          </table:table-cell>
          <table:table-cell table:formula="of:=[.C102]/255" office:value-type="float" office:value="1" calcext:value-type="float">
            <text:p>1.00</text:p>
          </table:table-cell>
          <table:table-cell table:formula="of:=[.D102]/255" office:value-type="float" office:value="0.870588235294118" calcext:value-type="float">
            <text:p>0.87</text:p>
          </table:table-cell>
          <table:table-cell table:style-name="ce1" table:formula="of:=[.E102]/255" office:value-type="float" office:value="0.67843137254902" calcext:value-type="float">
            <text:p>0.68</text:p>
          </table:table-cell>
          <table:table-cell table:formula="of:=&quot;pub def &quot;&amp; [.A102] &amp; &quot;(): NamedColour = {name = &quot;&quot;&quot; &amp; [.A102] &amp; &quot;&quot;&quot;, red = &quot; &amp; [.C102] &amp; &quot;, green = &quot; &amp; [.D102] &amp; &quot;, blue = &quot; &amp; [.E102] &amp; &quot;}&quot;" office:value-type="string" office:string-value="pub def navajowhite(): NamedColour = {name = &quot;navajowhite&quot;, red = 255, green = 222, blue = 173}" calcext:value-type="string">
            <text:p>pub def navajowhite(): NamedColour = {name = "navajowhite", red = 255, green = 222, blue = 173}</text:p>
          </table:table-cell>
          <table:table-cell table:formula="of:=&quot;pub def &quot;&amp; [.A102] &amp; &quot;(): NamedColour = {name = &quot;&quot;&quot; &amp; [.A102] &amp; &quot;&quot;&quot;, red = &quot; &amp; TEXT([.F102]; &quot;#0.00&quot;) &amp; &quot;f64, green = &quot; &amp; TEXT([.G102]; &quot;#0.00&quot;) &amp; &quot;f64, blue = &quot; &amp; TEXT([.H102]; &quot;#0.00&quot;) &amp; &quot;f64}&quot;" office:value-type="string" office:string-value="pub def navajowhite(): NamedColour = {name = &quot;navajowhite&quot;, red = 1.00f64, green = 0.87f64, blue = 0.68f64}" calcext:value-type="string">
            <text:p>pub def navajowhite(): NamedColour = {name = "navajowhite", red = 1.00f64, green = 0.87f64, blue = 0.68f64}</text:p>
          </table:table-cell>
        </table:table-row>
        <table:table-row table:style-name="ro1">
          <table:table-cell office:value-type="string" calcext:value-type="string">
            <text:p>navy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C103]/255" office:value-type="float" office:value="0" calcext:value-type="float">
            <text:p>0.00</text:p>
          </table:table-cell>
          <table:table-cell table:formula="of:=[.D103]/255" office:value-type="float" office:value="0" calcext:value-type="float">
            <text:p>0.00</text:p>
          </table:table-cell>
          <table:table-cell table:style-name="ce1" table:formula="of:=[.E103]/255" office:value-type="float" office:value="0.501960784313726" calcext:value-type="float">
            <text:p>0.50</text:p>
          </table:table-cell>
          <table:table-cell table:formula="of:=&quot;pub def &quot;&amp; [.A103] &amp; &quot;(): NamedColour = {name = &quot;&quot;&quot; &amp; [.A103] &amp; &quot;&quot;&quot;, red = &quot; &amp; [.C103] &amp; &quot;, green = &quot; &amp; [.D103] &amp; &quot;, blue = &quot; &amp; [.E103] &amp; &quot;}&quot;" office:value-type="string" office:string-value="pub def navy(): NamedColour = {name = &quot;navy&quot;, red = 0, green = 0, blue = 128}" calcext:value-type="string">
            <text:p>pub def navy(): NamedColour = {name = "navy", red = 0, green = 0, blue = 128}</text:p>
          </table:table-cell>
          <table:table-cell table:formula="of:=&quot;pub def &quot;&amp; [.A103] &amp; &quot;(): NamedColour = {name = &quot;&quot;&quot; &amp; [.A103] &amp; &quot;&quot;&quot;, red = &quot; &amp; TEXT([.F103]; &quot;#0.00&quot;) &amp; &quot;f64, green = &quot; &amp; TEXT([.G103]; &quot;#0.00&quot;) &amp; &quot;f64, blue = &quot; &amp; TEXT([.H103]; &quot;#0.00&quot;) &amp; &quot;f64}&quot;" office:value-type="string" office:string-value="pub def navy(): NamedColour = {name = &quot;navy&quot;, red = 0.00f64, green = 0.00f64, blue = 0.50f64}" calcext:value-type="string">
            <text:p>pub def navy(): NamedColour = {name = "navy", red = 0.00f64, green = 0.00f64, blue = 0.50f64}</text:p>
          </table:table-cell>
        </table:table-row>
        <table:table-row table:style-name="ro1">
          <table:table-cell office:value-type="string" calcext:value-type="string">
            <text:p>oldlace</text:p>
          </table:table-cell>
          <table:table-cell office:value-type="string" calcext:value-type="string">
            <text:p>rgb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table:formula="of:=[.C104]/255" office:value-type="float" office:value="0.992156862745098" calcext:value-type="float">
            <text:p>0.99</text:p>
          </table:table-cell>
          <table:table-cell table:formula="of:=[.D104]/255" office:value-type="float" office:value="0.96078431372549" calcext:value-type="float">
            <text:p>0.96</text:p>
          </table:table-cell>
          <table:table-cell table:style-name="ce1" table:formula="of:=[.E104]/255" office:value-type="float" office:value="0.901960784313726" calcext:value-type="float">
            <text:p>0.90</text:p>
          </table:table-cell>
          <table:table-cell table:formula="of:=&quot;pub def &quot;&amp; [.A104] &amp; &quot;(): NamedColour = {name = &quot;&quot;&quot; &amp; [.A104] &amp; &quot;&quot;&quot;, red = &quot; &amp; [.C104] &amp; &quot;, green = &quot; &amp; [.D104] &amp; &quot;, blue = &quot; &amp; [.E104] &amp; &quot;}&quot;" office:value-type="string" office:string-value="pub def oldlace(): NamedColour = {name = &quot;oldlace&quot;, red = 253, green = 245, blue = 230}" calcext:value-type="string">
            <text:p>pub def oldlace(): NamedColour = {name = "oldlace", red = 253, green = 245, blue = 230}</text:p>
          </table:table-cell>
          <table:table-cell table:formula="of:=&quot;pub def &quot;&amp; [.A104] &amp; &quot;(): NamedColour = {name = &quot;&quot;&quot; &amp; [.A104] &amp; &quot;&quot;&quot;, red = &quot; &amp; TEXT([.F104]; &quot;#0.00&quot;) &amp; &quot;f64, green = &quot; &amp; TEXT([.G104]; &quot;#0.00&quot;) &amp; &quot;f64, blue = &quot; &amp; TEXT([.H104]; &quot;#0.00&quot;) &amp; &quot;f64}&quot;" office:value-type="string" office:string-value="pub def oldlace(): NamedColour = {name = &quot;oldlace&quot;, red = 0.99f64, green = 0.96f64, blue = 0.90f64}" calcext:value-type="string">
            <text:p>pub def oldlace(): NamedColour = {name = "oldlace", red = 0.99f64, green = 0.96f64, blue = 0.90f64}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105]/255" office:value-type="float" office:value="0.501960784313726" calcext:value-type="float">
            <text:p>0.50</text:p>
          </table:table-cell>
          <table:table-cell table:formula="of:=[.D105]/255" office:value-type="float" office:value="0.501960784313726" calcext:value-type="float">
            <text:p>0.50</text:p>
          </table:table-cell>
          <table:table-cell table:style-name="ce1" table:formula="of:=[.E105]/255" office:value-type="float" office:value="0" calcext:value-type="float">
            <text:p>0.00</text:p>
          </table:table-cell>
          <table:table-cell table:formula="of:=&quot;pub def &quot;&amp; [.A105] &amp; &quot;(): NamedColour = {name = &quot;&quot;&quot; &amp; [.A105] &amp; &quot;&quot;&quot;, red = &quot; &amp; [.C105] &amp; &quot;, green = &quot; &amp; [.D105] &amp; &quot;, blue = &quot; &amp; [.E105] &amp; &quot;}&quot;" office:value-type="string" office:string-value="pub def olive(): NamedColour = {name = &quot;olive&quot;, red = 128, green = 128, blue = 0}" calcext:value-type="string">
            <text:p>pub def olive(): NamedColour = {name = "olive", red = 128, green = 128, blue = 0}</text:p>
          </table:table-cell>
          <table:table-cell table:formula="of:=&quot;pub def &quot;&amp; [.A105] &amp; &quot;(): NamedColour = {name = &quot;&quot;&quot; &amp; [.A105] &amp; &quot;&quot;&quot;, red = &quot; &amp; TEXT([.F105]; &quot;#0.00&quot;) &amp; &quot;f64, green = &quot; &amp; TEXT([.G105]; &quot;#0.00&quot;) &amp; &quot;f64, blue = &quot; &amp; TEXT([.H105]; &quot;#0.00&quot;) &amp; &quot;f64}&quot;" office:value-type="string" office:string-value="pub def olive(): NamedColour = {name = &quot;olive&quot;, red = 0.50f64, green = 0.50f64, blue = 0.00f64}" calcext:value-type="string">
            <text:p>pub def olive(): NamedColour = {name = "olive", red = 0.50f64, green = 0.50f64, blue = 0.00f64}</text:p>
          </table:table-cell>
        </table:table-row>
        <table:table-row table:style-name="ro1">
          <table:table-cell office:value-type="string" calcext:value-type="string">
            <text:p>olivedrab</text:p>
          </table:table-cell>
          <table:table-cell office:value-type="string" calcext:value-type="string">
            <text:p>rgb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table:formula="of:=[.C106]/255" office:value-type="float" office:value="0.419607843137255" calcext:value-type="float">
            <text:p>0.42</text:p>
          </table:table-cell>
          <table:table-cell table:formula="of:=[.D106]/255" office:value-type="float" office:value="0.556862745098039" calcext:value-type="float">
            <text:p>0.56</text:p>
          </table:table-cell>
          <table:table-cell table:style-name="ce1" table:formula="of:=[.E106]/255" office:value-type="float" office:value="0.137254901960784" calcext:value-type="float">
            <text:p>0.14</text:p>
          </table:table-cell>
          <table:table-cell table:formula="of:=&quot;pub def &quot;&amp; [.A106] &amp; &quot;(): NamedColour = {name = &quot;&quot;&quot; &amp; [.A106] &amp; &quot;&quot;&quot;, red = &quot; &amp; [.C106] &amp; &quot;, green = &quot; &amp; [.D106] &amp; &quot;, blue = &quot; &amp; [.E106] &amp; &quot;}&quot;" office:value-type="string" office:string-value="pub def olivedrab(): NamedColour = {name = &quot;olivedrab&quot;, red = 107, green = 142, blue = 35}" calcext:value-type="string">
            <text:p>pub def olivedrab(): NamedColour = {name = "olivedrab", red = 107, green = 142, blue = 35}</text:p>
          </table:table-cell>
          <table:table-cell table:formula="of:=&quot;pub def &quot;&amp; [.A106] &amp; &quot;(): NamedColour = {name = &quot;&quot;&quot; &amp; [.A106] &amp; &quot;&quot;&quot;, red = &quot; &amp; TEXT([.F106]; &quot;#0.00&quot;) &amp; &quot;f64, green = &quot; &amp; TEXT([.G106]; &quot;#0.00&quot;) &amp; &quot;f64, blue = &quot; &amp; TEXT([.H106]; &quot;#0.00&quot;) &amp; &quot;f64}&quot;" office:value-type="string" office:string-value="pub def olivedrab(): NamedColour = {name = &quot;olivedrab&quot;, red = 0.42f64, green = 0.56f64, blue = 0.14f64}" calcext:value-type="string">
            <text:p>pub def olivedrab(): NamedColour = {name = "olivedrab", red = 0.42f64, green = 0.56f64, blue = 0.14f64}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C107]/255" office:value-type="float" office:value="1" calcext:value-type="float">
            <text:p>1.00</text:p>
          </table:table-cell>
          <table:table-cell table:formula="of:=[.D107]/255" office:value-type="float" office:value="0.647058823529412" calcext:value-type="float">
            <text:p>0.65</text:p>
          </table:table-cell>
          <table:table-cell table:style-name="ce1" table:formula="of:=[.E107]/255" office:value-type="float" office:value="0" calcext:value-type="float">
            <text:p>0.00</text:p>
          </table:table-cell>
          <table:table-cell table:formula="of:=&quot;pub def &quot;&amp; [.A107] &amp; &quot;(): NamedColour = {name = &quot;&quot;&quot; &amp; [.A107] &amp; &quot;&quot;&quot;, red = &quot; &amp; [.C107] &amp; &quot;, green = &quot; &amp; [.D107] &amp; &quot;, blue = &quot; &amp; [.E107] &amp; &quot;}&quot;" office:value-type="string" office:string-value="pub def orange(): NamedColour = {name = &quot;orange&quot;, red = 255, green = 165, blue = 0}" calcext:value-type="string">
            <text:p>pub def orange(): NamedColour = {name = "orange", red = 255, green = 165, blue = 0}</text:p>
          </table:table-cell>
          <table:table-cell table:formula="of:=&quot;pub def &quot;&amp; [.A107] &amp; &quot;(): NamedColour = {name = &quot;&quot;&quot; &amp; [.A107] &amp; &quot;&quot;&quot;, red = &quot; &amp; TEXT([.F107]; &quot;#0.00&quot;) &amp; &quot;f64, green = &quot; &amp; TEXT([.G107]; &quot;#0.00&quot;) &amp; &quot;f64, blue = &quot; &amp; TEXT([.H107]; &quot;#0.00&quot;) &amp; &quot;f64}&quot;" office:value-type="string" office:string-value="pub def orange(): NamedColour = {name = &quot;orange&quot;, red = 1.00f64, green = 0.65f64, blue = 0.00f64}" calcext:value-type="string">
            <text:p>pub def orange(): NamedColour = {name = "orange", red = 1.00f64, green = 0.65f64, blue = 0.00f64}</text:p>
          </table:table-cell>
        </table:table-row>
        <table:table-row table:style-name="ro1">
          <table:table-cell office:value-type="string" calcext:value-type="string">
            <text:p>orangered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08]/255" office:value-type="float" office:value="1" calcext:value-type="float">
            <text:p>1.00</text:p>
          </table:table-cell>
          <table:table-cell table:formula="of:=[.D108]/255" office:value-type="float" office:value="0.270588235294118" calcext:value-type="float">
            <text:p>0.27</text:p>
          </table:table-cell>
          <table:table-cell table:style-name="ce1" table:formula="of:=[.E108]/255" office:value-type="float" office:value="0" calcext:value-type="float">
            <text:p>0.00</text:p>
          </table:table-cell>
          <table:table-cell table:formula="of:=&quot;pub def &quot;&amp; [.A108] &amp; &quot;(): NamedColour = {name = &quot;&quot;&quot; &amp; [.A108] &amp; &quot;&quot;&quot;, red = &quot; &amp; [.C108] &amp; &quot;, green = &quot; &amp; [.D108] &amp; &quot;, blue = &quot; &amp; [.E108] &amp; &quot;}&quot;" office:value-type="string" office:string-value="pub def orangered(): NamedColour = {name = &quot;orangered&quot;, red = 255, green = 69, blue = 0}" calcext:value-type="string">
            <text:p>pub def orangered(): NamedColour = {name = "orangered", red = 255, green = 69, blue = 0}</text:p>
          </table:table-cell>
          <table:table-cell table:formula="of:=&quot;pub def &quot;&amp; [.A108] &amp; &quot;(): NamedColour = {name = &quot;&quot;&quot; &amp; [.A108] &amp; &quot;&quot;&quot;, red = &quot; &amp; TEXT([.F108]; &quot;#0.00&quot;) &amp; &quot;f64, green = &quot; &amp; TEXT([.G108]; &quot;#0.00&quot;) &amp; &quot;f64, blue = &quot; &amp; TEXT([.H108]; &quot;#0.00&quot;) &amp; &quot;f64}&quot;" office:value-type="string" office:string-value="pub def orangered(): NamedColour = {name = &quot;orangered&quot;, red = 1.00f64, green = 0.27f64, blue = 0.00f64}" calcext:value-type="string">
            <text:p>pub def orangered(): NamedColour = {name = "orangered", red = 1.00f64, green = 0.27f64, blue = 0.00f64}</text:p>
          </table:table-cell>
        </table:table-row>
        <table:table-row table:style-name="ro1">
          <table:table-cell office:value-type="string" calcext:value-type="string">
            <text:p>orchid</text:p>
          </table:table-cell>
          <table:table-cell office:value-type="string" calcext:value-type="string">
            <text:p>rgb</text:p>
          </table:table-cell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office:value-type="float" office:value="214" calcext:value-type="float">
            <text:p>214</text:p>
          </table:table-cell>
          <table:table-cell table:formula="of:=[.C109]/255" office:value-type="float" office:value="0.854901960784314" calcext:value-type="float">
            <text:p>0.85</text:p>
          </table:table-cell>
          <table:table-cell table:formula="of:=[.D109]/255" office:value-type="float" office:value="0.43921568627451" calcext:value-type="float">
            <text:p>0.44</text:p>
          </table:table-cell>
          <table:table-cell table:style-name="ce1" table:formula="of:=[.E109]/255" office:value-type="float" office:value="0.83921568627451" calcext:value-type="float">
            <text:p>0.84</text:p>
          </table:table-cell>
          <table:table-cell table:formula="of:=&quot;pub def &quot;&amp; [.A109] &amp; &quot;(): NamedColour = {name = &quot;&quot;&quot; &amp; [.A109] &amp; &quot;&quot;&quot;, red = &quot; &amp; [.C109] &amp; &quot;, green = &quot; &amp; [.D109] &amp; &quot;, blue = &quot; &amp; [.E109] &amp; &quot;}&quot;" office:value-type="string" office:string-value="pub def orchid(): NamedColour = {name = &quot;orchid&quot;, red = 218, green = 112, blue = 214}" calcext:value-type="string">
            <text:p>pub def orchid(): NamedColour = {name = "orchid", red = 218, green = 112, blue = 214}</text:p>
          </table:table-cell>
          <table:table-cell table:formula="of:=&quot;pub def &quot;&amp; [.A109] &amp; &quot;(): NamedColour = {name = &quot;&quot;&quot; &amp; [.A109] &amp; &quot;&quot;&quot;, red = &quot; &amp; TEXT([.F109]; &quot;#0.00&quot;) &amp; &quot;f64, green = &quot; &amp; TEXT([.G109]; &quot;#0.00&quot;) &amp; &quot;f64, blue = &quot; &amp; TEXT([.H109]; &quot;#0.00&quot;) &amp; &quot;f64}&quot;" office:value-type="string" office:string-value="pub def orchid(): NamedColour = {name = &quot;orchid&quot;, red = 0.85f64, green = 0.44f64, blue = 0.84f64}" calcext:value-type="string">
            <text:p>pub def orchid(): NamedColour = {name = "orchid", red = 0.85f64, green = 0.44f64, blue = 0.84f64}</text:p>
          </table:table-cell>
        </table:table-row>
        <table:table-row table:style-name="ro1">
          <table:table-cell office:value-type="string" calcext:value-type="string">
            <text:p>palegoldenrod</text:p>
          </table:table-cell>
          <table:table-cell office:value-type="string" calcext:value-type="string">
            <text:p>rgb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table:formula="of:=[.C110]/255" office:value-type="float" office:value="0.933333333333333" calcext:value-type="float">
            <text:p>0.93</text:p>
          </table:table-cell>
          <table:table-cell table:formula="of:=[.D110]/255" office:value-type="float" office:value="0.909803921568627" calcext:value-type="float">
            <text:p>0.91</text:p>
          </table:table-cell>
          <table:table-cell table:style-name="ce1" table:formula="of:=[.E110]/255" office:value-type="float" office:value="0.666666666666667" calcext:value-type="float">
            <text:p>0.67</text:p>
          </table:table-cell>
          <table:table-cell table:formula="of:=&quot;pub def &quot;&amp; [.A110] &amp; &quot;(): NamedColour = {name = &quot;&quot;&quot; &amp; [.A110] &amp; &quot;&quot;&quot;, red = &quot; &amp; [.C110] &amp; &quot;, green = &quot; &amp; [.D110] &amp; &quot;, blue = &quot; &amp; [.E110] &amp; &quot;}&quot;" office:value-type="string" office:string-value="pub def palegoldenrod(): NamedColour = {name = &quot;palegoldenrod&quot;, red = 238, green = 232, blue = 170}" calcext:value-type="string">
            <text:p>pub def palegoldenrod(): NamedColour = {name = "palegoldenrod", red = 238, green = 232, blue = 170}</text:p>
          </table:table-cell>
          <table:table-cell table:formula="of:=&quot;pub def &quot;&amp; [.A110] &amp; &quot;(): NamedColour = {name = &quot;&quot;&quot; &amp; [.A110] &amp; &quot;&quot;&quot;, red = &quot; &amp; TEXT([.F110]; &quot;#0.00&quot;) &amp; &quot;f64, green = &quot; &amp; TEXT([.G110]; &quot;#0.00&quot;) &amp; &quot;f64, blue = &quot; &amp; TEXT([.H110]; &quot;#0.00&quot;) &amp; &quot;f64}&quot;" office:value-type="string" office:string-value="pub def palegoldenrod(): NamedColour = {name = &quot;palegoldenrod&quot;, red = 0.93f64, green = 0.91f64, blue = 0.67f64}" calcext:value-type="string">
            <text:p>pub def palegoldenrod(): NamedColour = {name = "palegoldenrod", red = 0.93f64, green = 0.91f64, blue = 0.67f64}</text:p>
          </table:table-cell>
        </table:table-row>
        <table:table-row table:style-name="ro1">
          <table:table-cell office:value-type="string" calcext:value-type="string">
            <text:p>palegreen</text:p>
          </table:table-cell>
          <table:table-cell office:value-type="string" calcext:value-type="string">
            <text:p>rgb</text:p>
          </table:table-cell>
          <table:table-cell office:value-type="float" office:value="152" calcext:value-type="float">
            <text:p>152</text:p>
          </table:table-cell>
          <table:table-cell office:value-type="float" office:value="251" calcext:value-type="float">
            <text:p>251</text:p>
          </table:table-cell>
          <table:table-cell office:value-type="float" office:value="152" calcext:value-type="float">
            <text:p>152</text:p>
          </table:table-cell>
          <table:table-cell table:formula="of:=[.C111]/255" office:value-type="float" office:value="0.596078431372549" calcext:value-type="float">
            <text:p>0.60</text:p>
          </table:table-cell>
          <table:table-cell table:formula="of:=[.D111]/255" office:value-type="float" office:value="0.984313725490196" calcext:value-type="float">
            <text:p>0.98</text:p>
          </table:table-cell>
          <table:table-cell table:style-name="ce1" table:formula="of:=[.E111]/255" office:value-type="float" office:value="0.596078431372549" calcext:value-type="float">
            <text:p>0.60</text:p>
          </table:table-cell>
          <table:table-cell table:formula="of:=&quot;pub def &quot;&amp; [.A111] &amp; &quot;(): NamedColour = {name = &quot;&quot;&quot; &amp; [.A111] &amp; &quot;&quot;&quot;, red = &quot; &amp; [.C111] &amp; &quot;, green = &quot; &amp; [.D111] &amp; &quot;, blue = &quot; &amp; [.E111] &amp; &quot;}&quot;" office:value-type="string" office:string-value="pub def palegreen(): NamedColour = {name = &quot;palegreen&quot;, red = 152, green = 251, blue = 152}" calcext:value-type="string">
            <text:p>pub def palegreen(): NamedColour = {name = "palegreen", red = 152, green = 251, blue = 152}</text:p>
          </table:table-cell>
          <table:table-cell table:formula="of:=&quot;pub def &quot;&amp; [.A111] &amp; &quot;(): NamedColour = {name = &quot;&quot;&quot; &amp; [.A111] &amp; &quot;&quot;&quot;, red = &quot; &amp; TEXT([.F111]; &quot;#0.00&quot;) &amp; &quot;f64, green = &quot; &amp; TEXT([.G111]; &quot;#0.00&quot;) &amp; &quot;f64, blue = &quot; &amp; TEXT([.H111]; &quot;#0.00&quot;) &amp; &quot;f64}&quot;" office:value-type="string" office:string-value="pub def palegreen(): NamedColour = {name = &quot;palegreen&quot;, red = 0.60f64, green = 0.98f64, blue = 0.60f64}" calcext:value-type="string">
            <text:p>pub def palegreen(): NamedColour = {name = "palegreen", red = 0.60f64, green = 0.98f64, blue = 0.60f64}</text:p>
          </table:table-cell>
        </table:table-row>
        <table:table-row table:style-name="ro1">
          <table:table-cell office:value-type="string" calcext:value-type="string">
            <text:p>paleturquoise</text:p>
          </table:table-cell>
          <table:table-cell office:value-type="string" calcext:value-type="string">
            <text:p>rgb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8" calcext:value-type="float">
            <text:p>238</text:p>
          </table:table-cell>
          <table:table-cell table:formula="of:=[.C112]/255" office:value-type="float" office:value="0.686274509803922" calcext:value-type="float">
            <text:p>0.69</text:p>
          </table:table-cell>
          <table:table-cell table:formula="of:=[.D112]/255" office:value-type="float" office:value="0.933333333333333" calcext:value-type="float">
            <text:p>0.93</text:p>
          </table:table-cell>
          <table:table-cell table:style-name="ce1" table:formula="of:=[.E112]/255" office:value-type="float" office:value="0.933333333333333" calcext:value-type="float">
            <text:p>0.93</text:p>
          </table:table-cell>
          <table:table-cell table:formula="of:=&quot;pub def &quot;&amp; [.A112] &amp; &quot;(): NamedColour = {name = &quot;&quot;&quot; &amp; [.A112] &amp; &quot;&quot;&quot;, red = &quot; &amp; [.C112] &amp; &quot;, green = &quot; &amp; [.D112] &amp; &quot;, blue = &quot; &amp; [.E112] &amp; &quot;}&quot;" office:value-type="string" office:string-value="pub def paleturquoise(): NamedColour = {name = &quot;paleturquoise&quot;, red = 175, green = 238, blue = 238}" calcext:value-type="string">
            <text:p>pub def paleturquoise(): NamedColour = {name = "paleturquoise", red = 175, green = 238, blue = 238}</text:p>
          </table:table-cell>
          <table:table-cell table:formula="of:=&quot;pub def &quot;&amp; [.A112] &amp; &quot;(): NamedColour = {name = &quot;&quot;&quot; &amp; [.A112] &amp; &quot;&quot;&quot;, red = &quot; &amp; TEXT([.F112]; &quot;#0.00&quot;) &amp; &quot;f64, green = &quot; &amp; TEXT([.G112]; &quot;#0.00&quot;) &amp; &quot;f64, blue = &quot; &amp; TEXT([.H112]; &quot;#0.00&quot;) &amp; &quot;f64}&quot;" office:value-type="string" office:string-value="pub def paleturquoise(): NamedColour = {name = &quot;paleturquoise&quot;, red = 0.69f64, green = 0.93f64, blue = 0.93f64}" calcext:value-type="string">
            <text:p>pub def paleturquoise(): NamedColour = {name = "paleturquoise", red = 0.69f64, green = 0.93f64, blue = 0.93f64}</text:p>
          </table:table-cell>
        </table:table-row>
        <table:table-row table:style-name="ro1">
          <table:table-cell office:value-type="string" calcext:value-type="string">
            <text:p>palevioletred</text:p>
          </table:table-cell>
          <table:table-cell office:value-type="string" calcext:value-type="string">
            <text:p>rgb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table:formula="of:=[.C113]/255" office:value-type="float" office:value="0.858823529411765" calcext:value-type="float">
            <text:p>0.86</text:p>
          </table:table-cell>
          <table:table-cell table:formula="of:=[.D113]/255" office:value-type="float" office:value="0.43921568627451" calcext:value-type="float">
            <text:p>0.44</text:p>
          </table:table-cell>
          <table:table-cell table:style-name="ce1" table:formula="of:=[.E113]/255" office:value-type="float" office:value="0.576470588235294" calcext:value-type="float">
            <text:p>0.58</text:p>
          </table:table-cell>
          <table:table-cell table:formula="of:=&quot;pub def &quot;&amp; [.A113] &amp; &quot;(): NamedColour = {name = &quot;&quot;&quot; &amp; [.A113] &amp; &quot;&quot;&quot;, red = &quot; &amp; [.C113] &amp; &quot;, green = &quot; &amp; [.D113] &amp; &quot;, blue = &quot; &amp; [.E113] &amp; &quot;}&quot;" office:value-type="string" office:string-value="pub def palevioletred(): NamedColour = {name = &quot;palevioletred&quot;, red = 219, green = 112, blue = 147}" calcext:value-type="string">
            <text:p>pub def palevioletred(): NamedColour = {name = "palevioletred", red = 219, green = 112, blue = 147}</text:p>
          </table:table-cell>
          <table:table-cell table:formula="of:=&quot;pub def &quot;&amp; [.A113] &amp; &quot;(): NamedColour = {name = &quot;&quot;&quot; &amp; [.A113] &amp; &quot;&quot;&quot;, red = &quot; &amp; TEXT([.F113]; &quot;#0.00&quot;) &amp; &quot;f64, green = &quot; &amp; TEXT([.G113]; &quot;#0.00&quot;) &amp; &quot;f64, blue = &quot; &amp; TEXT([.H113]; &quot;#0.00&quot;) &amp; &quot;f64}&quot;" office:value-type="string" office:string-value="pub def palevioletred(): NamedColour = {name = &quot;palevioletred&quot;, red = 0.86f64, green = 0.44f64, blue = 0.58f64}" calcext:value-type="string">
            <text:p>pub def palevioletred(): NamedColour = {name = "palevioletred", red = 0.86f64, green = 0.44f64, blue = 0.58f64}</text:p>
          </table:table-cell>
        </table:table-row>
        <table:table-row table:style-name="ro1">
          <table:table-cell office:value-type="string" calcext:value-type="string">
            <text:p>papayawhip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table:formula="of:=[.C114]/255" office:value-type="float" office:value="1" calcext:value-type="float">
            <text:p>1.00</text:p>
          </table:table-cell>
          <table:table-cell table:formula="of:=[.D114]/255" office:value-type="float" office:value="0.937254901960784" calcext:value-type="float">
            <text:p>0.94</text:p>
          </table:table-cell>
          <table:table-cell table:style-name="ce1" table:formula="of:=[.E114]/255" office:value-type="float" office:value="0.835294117647059" calcext:value-type="float">
            <text:p>0.84</text:p>
          </table:table-cell>
          <table:table-cell table:formula="of:=&quot;pub def &quot;&amp; [.A114] &amp; &quot;(): NamedColour = {name = &quot;&quot;&quot; &amp; [.A114] &amp; &quot;&quot;&quot;, red = &quot; &amp; [.C114] &amp; &quot;, green = &quot; &amp; [.D114] &amp; &quot;, blue = &quot; &amp; [.E114] &amp; &quot;}&quot;" office:value-type="string" office:string-value="pub def papayawhip(): NamedColour = {name = &quot;papayawhip&quot;, red = 255, green = 239, blue = 213}" calcext:value-type="string">
            <text:p>pub def papayawhip(): NamedColour = {name = "papayawhip", red = 255, green = 239, blue = 213}</text:p>
          </table:table-cell>
          <table:table-cell table:formula="of:=&quot;pub def &quot;&amp; [.A114] &amp; &quot;(): NamedColour = {name = &quot;&quot;&quot; &amp; [.A114] &amp; &quot;&quot;&quot;, red = &quot; &amp; TEXT([.F114]; &quot;#0.00&quot;) &amp; &quot;f64, green = &quot; &amp; TEXT([.G114]; &quot;#0.00&quot;) &amp; &quot;f64, blue = &quot; &amp; TEXT([.H114]; &quot;#0.00&quot;) &amp; &quot;f64}&quot;" office:value-type="string" office:string-value="pub def papayawhip(): NamedColour = {name = &quot;papayawhip&quot;, red = 1.00f64, green = 0.94f64, blue = 0.84f64}" calcext:value-type="string">
            <text:p>pub def papayawhip(): NamedColour = {name = "papayawhip", red = 1.00f64, green = 0.94f64, blue = 0.84f64}</text:p>
          </table:table-cell>
        </table:table-row>
        <table:table-row table:style-name="ro1">
          <table:table-cell office:value-type="string" calcext:value-type="string">
            <text:p>peachpuff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table:formula="of:=[.C115]/255" office:value-type="float" office:value="1" calcext:value-type="float">
            <text:p>1.00</text:p>
          </table:table-cell>
          <table:table-cell table:formula="of:=[.D115]/255" office:value-type="float" office:value="0.854901960784314" calcext:value-type="float">
            <text:p>0.85</text:p>
          </table:table-cell>
          <table:table-cell table:style-name="ce1" table:formula="of:=[.E115]/255" office:value-type="float" office:value="0.725490196078431" calcext:value-type="float">
            <text:p>0.73</text:p>
          </table:table-cell>
          <table:table-cell table:formula="of:=&quot;pub def &quot;&amp; [.A115] &amp; &quot;(): NamedColour = {name = &quot;&quot;&quot; &amp; [.A115] &amp; &quot;&quot;&quot;, red = &quot; &amp; [.C115] &amp; &quot;, green = &quot; &amp; [.D115] &amp; &quot;, blue = &quot; &amp; [.E115] &amp; &quot;}&quot;" office:value-type="string" office:string-value="pub def peachpuff(): NamedColour = {name = &quot;peachpuff&quot;, red = 255, green = 218, blue = 185}" calcext:value-type="string">
            <text:p>pub def peachpuff(): NamedColour = {name = "peachpuff", red = 255, green = 218, blue = 185}</text:p>
          </table:table-cell>
          <table:table-cell table:formula="of:=&quot;pub def &quot;&amp; [.A115] &amp; &quot;(): NamedColour = {name = &quot;&quot;&quot; &amp; [.A115] &amp; &quot;&quot;&quot;, red = &quot; &amp; TEXT([.F115]; &quot;#0.00&quot;) &amp; &quot;f64, green = &quot; &amp; TEXT([.G115]; &quot;#0.00&quot;) &amp; &quot;f64, blue = &quot; &amp; TEXT([.H115]; &quot;#0.00&quot;) &amp; &quot;f64}&quot;" office:value-type="string" office:string-value="pub def peachpuff(): NamedColour = {name = &quot;peachpuff&quot;, red = 1.00f64, green = 0.85f64, blue = 0.73f64}" calcext:value-type="string">
            <text:p>pub def peachpuff(): NamedColour = {name = "peachpuff", red = 1.00f64, green = 0.85f64, blue = 0.73f64}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rgb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formula="of:=[.C116]/255" office:value-type="float" office:value="0.803921568627451" calcext:value-type="float">
            <text:p>0.80</text:p>
          </table:table-cell>
          <table:table-cell table:formula="of:=[.D116]/255" office:value-type="float" office:value="0.52156862745098" calcext:value-type="float">
            <text:p>0.52</text:p>
          </table:table-cell>
          <table:table-cell table:style-name="ce1" table:formula="of:=[.E116]/255" office:value-type="float" office:value="0.247058823529412" calcext:value-type="float">
            <text:p>0.25</text:p>
          </table:table-cell>
          <table:table-cell table:formula="of:=&quot;pub def &quot;&amp; [.A116] &amp; &quot;(): NamedColour = {name = &quot;&quot;&quot; &amp; [.A116] &amp; &quot;&quot;&quot;, red = &quot; &amp; [.C116] &amp; &quot;, green = &quot; &amp; [.D116] &amp; &quot;, blue = &quot; &amp; [.E116] &amp; &quot;}&quot;" office:value-type="string" office:string-value="pub def peru(): NamedColour = {name = &quot;peru&quot;, red = 205, green = 133, blue = 63}" calcext:value-type="string">
            <text:p>pub def peru(): NamedColour = {name = "peru", red = 205, green = 133, blue = 63}</text:p>
          </table:table-cell>
          <table:table-cell table:formula="of:=&quot;pub def &quot;&amp; [.A116] &amp; &quot;(): NamedColour = {name = &quot;&quot;&quot; &amp; [.A116] &amp; &quot;&quot;&quot;, red = &quot; &amp; TEXT([.F116]; &quot;#0.00&quot;) &amp; &quot;f64, green = &quot; &amp; TEXT([.G116]; &quot;#0.00&quot;) &amp; &quot;f64, blue = &quot; &amp; TEXT([.H116]; &quot;#0.00&quot;) &amp; &quot;f64}&quot;" office:value-type="string" office:string-value="pub def peru(): NamedColour = {name = &quot;peru&quot;, red = 0.80f64, green = 0.52f64, blue = 0.25f64}" calcext:value-type="string">
            <text:p>pub def peru(): NamedColour = {name = "peru", red = 0.80f64, green = 0.52f64, blue = 0.25f64}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table:formula="of:=[.C117]/255" office:value-type="float" office:value="1" calcext:value-type="float">
            <text:p>1.00</text:p>
          </table:table-cell>
          <table:table-cell table:formula="of:=[.D117]/255" office:value-type="float" office:value="0.752941176470588" calcext:value-type="float">
            <text:p>0.75</text:p>
          </table:table-cell>
          <table:table-cell table:style-name="ce1" table:formula="of:=[.E117]/255" office:value-type="float" office:value="0.796078431372549" calcext:value-type="float">
            <text:p>0.80</text:p>
          </table:table-cell>
          <table:table-cell table:formula="of:=&quot;pub def &quot;&amp; [.A117] &amp; &quot;(): NamedColour = {name = &quot;&quot;&quot; &amp; [.A117] &amp; &quot;&quot;&quot;, red = &quot; &amp; [.C117] &amp; &quot;, green = &quot; &amp; [.D117] &amp; &quot;, blue = &quot; &amp; [.E117] &amp; &quot;}&quot;" office:value-type="string" office:string-value="pub def pink(): NamedColour = {name = &quot;pink&quot;, red = 255, green = 192, blue = 203}" calcext:value-type="string">
            <text:p>pub def pink(): NamedColour = {name = "pink", red = 255, green = 192, blue = 203}</text:p>
          </table:table-cell>
          <table:table-cell table:formula="of:=&quot;pub def &quot;&amp; [.A117] &amp; &quot;(): NamedColour = {name = &quot;&quot;&quot; &amp; [.A117] &amp; &quot;&quot;&quot;, red = &quot; &amp; TEXT([.F117]; &quot;#0.00&quot;) &amp; &quot;f64, green = &quot; &amp; TEXT([.G117]; &quot;#0.00&quot;) &amp; &quot;f64, blue = &quot; &amp; TEXT([.H117]; &quot;#0.00&quot;) &amp; &quot;f64}&quot;" office:value-type="string" office:string-value="pub def pink(): NamedColour = {name = &quot;pink&quot;, red = 1.00f64, green = 0.75f64, blue = 0.80f64}" calcext:value-type="string">
            <text:p>pub def pink(): NamedColour = {name = "pink", red = 1.00f64, green = 0.75f64, blue = 0.80f64}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rgb</text:p>
          </table:table-cell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 table:formula="of:=[.C118]/255" office:value-type="float" office:value="0.866666666666667" calcext:value-type="float">
            <text:p>0.87</text:p>
          </table:table-cell>
          <table:table-cell table:formula="of:=[.D118]/255" office:value-type="float" office:value="0.627450980392157" calcext:value-type="float">
            <text:p>0.63</text:p>
          </table:table-cell>
          <table:table-cell table:style-name="ce1" table:formula="of:=[.E118]/255" office:value-type="float" office:value="0.866666666666667" calcext:value-type="float">
            <text:p>0.87</text:p>
          </table:table-cell>
          <table:table-cell table:formula="of:=&quot;pub def &quot;&amp; [.A118] &amp; &quot;(): NamedColour = {name = &quot;&quot;&quot; &amp; [.A118] &amp; &quot;&quot;&quot;, red = &quot; &amp; [.C118] &amp; &quot;, green = &quot; &amp; [.D118] &amp; &quot;, blue = &quot; &amp; [.E118] &amp; &quot;}&quot;" office:value-type="string" office:string-value="pub def plum(): NamedColour = {name = &quot;plum&quot;, red = 221, green = 160, blue = 221}" calcext:value-type="string">
            <text:p>pub def plum(): NamedColour = {name = "plum", red = 221, green = 160, blue = 221}</text:p>
          </table:table-cell>
          <table:table-cell table:formula="of:=&quot;pub def &quot;&amp; [.A118] &amp; &quot;(): NamedColour = {name = &quot;&quot;&quot; &amp; [.A118] &amp; &quot;&quot;&quot;, red = &quot; &amp; TEXT([.F118]; &quot;#0.00&quot;) &amp; &quot;f64, green = &quot; &amp; TEXT([.G118]; &quot;#0.00&quot;) &amp; &quot;f64, blue = &quot; &amp; TEXT([.H118]; &quot;#0.00&quot;) &amp; &quot;f64}&quot;" office:value-type="string" office:string-value="pub def plum(): NamedColour = {name = &quot;plum&quot;, red = 0.87f64, green = 0.63f64, blue = 0.87f64}" calcext:value-type="string">
            <text:p>pub def plum(): NamedColour = {name = "plum", red = 0.87f64, green = 0.63f64, blue = 0.87f64}</text:p>
          </table:table-cell>
        </table:table-row>
        <table:table-row table:style-name="ro1">
          <table:table-cell office:value-type="string" calcext:value-type="string">
            <text:p>powderblue</text:p>
          </table:table-cell>
          <table:table-cell office:value-type="string" calcext:value-type="string">
            <text:p>rgb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table:formula="of:=[.C119]/255" office:value-type="float" office:value="0.690196078431373" calcext:value-type="float">
            <text:p>0.69</text:p>
          </table:table-cell>
          <table:table-cell table:formula="of:=[.D119]/255" office:value-type="float" office:value="0.87843137254902" calcext:value-type="float">
            <text:p>0.88</text:p>
          </table:table-cell>
          <table:table-cell table:style-name="ce1" table:formula="of:=[.E119]/255" office:value-type="float" office:value="0.901960784313726" calcext:value-type="float">
            <text:p>0.90</text:p>
          </table:table-cell>
          <table:table-cell table:formula="of:=&quot;pub def &quot;&amp; [.A119] &amp; &quot;(): NamedColour = {name = &quot;&quot;&quot; &amp; [.A119] &amp; &quot;&quot;&quot;, red = &quot; &amp; [.C119] &amp; &quot;, green = &quot; &amp; [.D119] &amp; &quot;, blue = &quot; &amp; [.E119] &amp; &quot;}&quot;" office:value-type="string" office:string-value="pub def powderblue(): NamedColour = {name = &quot;powderblue&quot;, red = 176, green = 224, blue = 230}" calcext:value-type="string">
            <text:p>pub def powderblue(): NamedColour = {name = "powderblue", red = 176, green = 224, blue = 230}</text:p>
          </table:table-cell>
          <table:table-cell table:formula="of:=&quot;pub def &quot;&amp; [.A119] &amp; &quot;(): NamedColour = {name = &quot;&quot;&quot; &amp; [.A119] &amp; &quot;&quot;&quot;, red = &quot; &amp; TEXT([.F119]; &quot;#0.00&quot;) &amp; &quot;f64, green = &quot; &amp; TEXT([.G119]; &quot;#0.00&quot;) &amp; &quot;f64, blue = &quot; &amp; TEXT([.H119]; &quot;#0.00&quot;) &amp; &quot;f64}&quot;" office:value-type="string" office:string-value="pub def powderblue(): NamedColour = {name = &quot;powderblue&quot;, red = 0.69f64, green = 0.88f64, blue = 0.90f64}" calcext:value-type="string">
            <text:p>pub def powderblue(): NamedColour = {name = "powderblue", red = 0.69f64, green = 0.88f64, blue = 0.90f64}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rgb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C120]/255" office:value-type="float" office:value="0.501960784313726" calcext:value-type="float">
            <text:p>0.50</text:p>
          </table:table-cell>
          <table:table-cell table:formula="of:=[.D120]/255" office:value-type="float" office:value="0" calcext:value-type="float">
            <text:p>0.00</text:p>
          </table:table-cell>
          <table:table-cell table:style-name="ce1" table:formula="of:=[.E120]/255" office:value-type="float" office:value="0.501960784313726" calcext:value-type="float">
            <text:p>0.50</text:p>
          </table:table-cell>
          <table:table-cell table:formula="of:=&quot;pub def &quot;&amp; [.A120] &amp; &quot;(): NamedColour = {name = &quot;&quot;&quot; &amp; [.A120] &amp; &quot;&quot;&quot;, red = &quot; &amp; [.C120] &amp; &quot;, green = &quot; &amp; [.D120] &amp; &quot;, blue = &quot; &amp; [.E120] &amp; &quot;}&quot;" office:value-type="string" office:string-value="pub def purple(): NamedColour = {name = &quot;purple&quot;, red = 128, green = 0, blue = 128}" calcext:value-type="string">
            <text:p>pub def purple(): NamedColour = {name = "purple", red = 128, green = 0, blue = 128}</text:p>
          </table:table-cell>
          <table:table-cell table:formula="of:=&quot;pub def &quot;&amp; [.A120] &amp; &quot;(): NamedColour = {name = &quot;&quot;&quot; &amp; [.A120] &amp; &quot;&quot;&quot;, red = &quot; &amp; TEXT([.F120]; &quot;#0.00&quot;) &amp; &quot;f64, green = &quot; &amp; TEXT([.G120]; &quot;#0.00&quot;) &amp; &quot;f64, blue = &quot; &amp; TEXT([.H120]; &quot;#0.00&quot;) &amp; &quot;f64}&quot;" office:value-type="string" office:string-value="pub def purple(): NamedColour = {name = &quot;purple&quot;, red = 0.50f64, green = 0.00f64, blue = 0.50f64}" calcext:value-type="string">
            <text:p>pub def purple(): NamedColour = {name = "purple", red = 0.50f64, green = 0.00f64, blue = 0.50f64}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/255" office:value-type="float" office:value="1" calcext:value-type="float">
            <text:p>1.00</text:p>
          </table:table-cell>
          <table:table-cell table:formula="of:=[.D121]/255" office:value-type="float" office:value="0" calcext:value-type="float">
            <text:p>0.00</text:p>
          </table:table-cell>
          <table:table-cell table:style-name="ce1" table:formula="of:=[.E121]/255" office:value-type="float" office:value="0" calcext:value-type="float">
            <text:p>0.00</text:p>
          </table:table-cell>
          <table:table-cell table:formula="of:=&quot;pub def &quot;&amp; [.A121] &amp; &quot;(): NamedColour = {name = &quot;&quot;&quot; &amp; [.A121] &amp; &quot;&quot;&quot;, red = &quot; &amp; [.C121] &amp; &quot;, green = &quot; &amp; [.D121] &amp; &quot;, blue = &quot; &amp; [.E121] &amp; &quot;}&quot;" office:value-type="string" office:string-value="pub def red(): NamedColour = {name = &quot;red&quot;, red = 255, green = 0, blue = 0}" calcext:value-type="string">
            <text:p>pub def red(): NamedColour = {name = "red", red = 255, green = 0, blue = 0}</text:p>
          </table:table-cell>
          <table:table-cell table:formula="of:=&quot;pub def &quot;&amp; [.A121] &amp; &quot;(): NamedColour = {name = &quot;&quot;&quot; &amp; [.A121] &amp; &quot;&quot;&quot;, red = &quot; &amp; TEXT([.F121]; &quot;#0.00&quot;) &amp; &quot;f64, green = &quot; &amp; TEXT([.G121]; &quot;#0.00&quot;) &amp; &quot;f64, blue = &quot; &amp; TEXT([.H121]; &quot;#0.00&quot;) &amp; &quot;f64}&quot;" office:value-type="string" office:string-value="pub def red(): NamedColour = {name = &quot;red&quot;, red = 1.00f64, green = 0.00f64, blue = 0.00f64}" calcext:value-type="string">
            <text:p>pub def red(): NamedColour = {name = "red", red = 1.00f64, green = 0.00f64, blue = 0.00f64}</text:p>
          </table:table-cell>
        </table:table-row>
        <table:table-row table:style-name="ro1">
          <table:table-cell office:value-type="string" calcext:value-type="string">
            <text:p>rosybrown</text:p>
          </table:table-cell>
          <table:table-cell office:value-type="string" calcext:value-type="string">
            <text:p>rgb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43" calcext:value-type="float">
            <text:p>143</text:p>
          </table:table-cell>
          <table:table-cell table:formula="of:=[.C122]/255" office:value-type="float" office:value="0.737254901960784" calcext:value-type="float">
            <text:p>0.74</text:p>
          </table:table-cell>
          <table:table-cell table:formula="of:=[.D122]/255" office:value-type="float" office:value="0.56078431372549" calcext:value-type="float">
            <text:p>0.56</text:p>
          </table:table-cell>
          <table:table-cell table:style-name="ce1" table:formula="of:=[.E122]/255" office:value-type="float" office:value="0.56078431372549" calcext:value-type="float">
            <text:p>0.56</text:p>
          </table:table-cell>
          <table:table-cell table:formula="of:=&quot;pub def &quot;&amp; [.A122] &amp; &quot;(): NamedColour = {name = &quot;&quot;&quot; &amp; [.A122] &amp; &quot;&quot;&quot;, red = &quot; &amp; [.C122] &amp; &quot;, green = &quot; &amp; [.D122] &amp; &quot;, blue = &quot; &amp; [.E122] &amp; &quot;}&quot;" office:value-type="string" office:string-value="pub def rosybrown(): NamedColour = {name = &quot;rosybrown&quot;, red = 188, green = 143, blue = 143}" calcext:value-type="string">
            <text:p>pub def rosybrown(): NamedColour = {name = "rosybrown", red = 188, green = 143, blue = 143}</text:p>
          </table:table-cell>
          <table:table-cell table:formula="of:=&quot;pub def &quot;&amp; [.A122] &amp; &quot;(): NamedColour = {name = &quot;&quot;&quot; &amp; [.A122] &amp; &quot;&quot;&quot;, red = &quot; &amp; TEXT([.F122]; &quot;#0.00&quot;) &amp; &quot;f64, green = &quot; &amp; TEXT([.G122]; &quot;#0.00&quot;) &amp; &quot;f64, blue = &quot; &amp; TEXT([.H122]; &quot;#0.00&quot;) &amp; &quot;f64}&quot;" office:value-type="string" office:string-value="pub def rosybrown(): NamedColour = {name = &quot;rosybrown&quot;, red = 0.74f64, green = 0.56f64, blue = 0.56f64}" calcext:value-type="string">
            <text:p>pub def rosybrown(): NamedColour = {name = "rosybrown", red = 0.74f64, green = 0.56f64, blue = 0.56f64}</text:p>
          </table:table-cell>
        </table:table-row>
        <table:table-row table:style-name="ro1">
          <table:table-cell office:value-type="string" calcext:value-type="string">
            <text:p>royalblue</text:p>
          </table:table-cell>
          <table:table-cell office:value-type="string" calcext:value-type="string">
            <text:p>rgb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table:formula="of:=[.C123]/255" office:value-type="float" office:value="0.254901960784314" calcext:value-type="float">
            <text:p>0.25</text:p>
          </table:table-cell>
          <table:table-cell table:formula="of:=[.D123]/255" office:value-type="float" office:value="0.411764705882353" calcext:value-type="float">
            <text:p>0.41</text:p>
          </table:table-cell>
          <table:table-cell table:style-name="ce1" table:formula="of:=[.E123]/255" office:value-type="float" office:value="0.882352941176471" calcext:value-type="float">
            <text:p>0.88</text:p>
          </table:table-cell>
          <table:table-cell table:formula="of:=&quot;pub def &quot;&amp; [.A123] &amp; &quot;(): NamedColour = {name = &quot;&quot;&quot; &amp; [.A123] &amp; &quot;&quot;&quot;, red = &quot; &amp; [.C123] &amp; &quot;, green = &quot; &amp; [.D123] &amp; &quot;, blue = &quot; &amp; [.E123] &amp; &quot;}&quot;" office:value-type="string" office:string-value="pub def royalblue(): NamedColour = {name = &quot;royalblue&quot;, red = 65, green = 105, blue = 225}" calcext:value-type="string">
            <text:p>pub def royalblue(): NamedColour = {name = "royalblue", red = 65, green = 105, blue = 225}</text:p>
          </table:table-cell>
          <table:table-cell table:formula="of:=&quot;pub def &quot;&amp; [.A123] &amp; &quot;(): NamedColour = {name = &quot;&quot;&quot; &amp; [.A123] &amp; &quot;&quot;&quot;, red = &quot; &amp; TEXT([.F123]; &quot;#0.00&quot;) &amp; &quot;f64, green = &quot; &amp; TEXT([.G123]; &quot;#0.00&quot;) &amp; &quot;f64, blue = &quot; &amp; TEXT([.H123]; &quot;#0.00&quot;) &amp; &quot;f64}&quot;" office:value-type="string" office:string-value="pub def royalblue(): NamedColour = {name = &quot;royalblue&quot;, red = 0.25f64, green = 0.41f64, blue = 0.88f64}" calcext:value-type="string">
            <text:p>pub def royalblue(): NamedColour = {name = "royalblue", red = 0.25f64, green = 0.41f64, blue = 0.88f64}</text:p>
          </table:table-cell>
        </table:table-row>
        <table:table-row table:style-name="ro1">
          <table:table-cell office:value-type="string" calcext:value-type="string">
            <text:p>saddlebrown</text:p>
          </table:table-cell>
          <table:table-cell office:value-type="string" calcext:value-type="string">
            <text:p>rgb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formula="of:=[.C124]/255" office:value-type="float" office:value="0.545098039215686" calcext:value-type="float">
            <text:p>0.55</text:p>
          </table:table-cell>
          <table:table-cell table:formula="of:=[.D124]/255" office:value-type="float" office:value="0.270588235294118" calcext:value-type="float">
            <text:p>0.27</text:p>
          </table:table-cell>
          <table:table-cell table:style-name="ce1" table:formula="of:=[.E124]/255" office:value-type="float" office:value="0.0745098039215686" calcext:value-type="float">
            <text:p>0.07</text:p>
          </table:table-cell>
          <table:table-cell table:formula="of:=&quot;pub def &quot;&amp; [.A124] &amp; &quot;(): NamedColour = {name = &quot;&quot;&quot; &amp; [.A124] &amp; &quot;&quot;&quot;, red = &quot; &amp; [.C124] &amp; &quot;, green = &quot; &amp; [.D124] &amp; &quot;, blue = &quot; &amp; [.E124] &amp; &quot;}&quot;" office:value-type="string" office:string-value="pub def saddlebrown(): NamedColour = {name = &quot;saddlebrown&quot;, red = 139, green = 69, blue = 19}" calcext:value-type="string">
            <text:p>pub def saddlebrown(): NamedColour = {name = "saddlebrown", red = 139, green = 69, blue = 19}</text:p>
          </table:table-cell>
          <table:table-cell table:formula="of:=&quot;pub def &quot;&amp; [.A124] &amp; &quot;(): NamedColour = {name = &quot;&quot;&quot; &amp; [.A124] &amp; &quot;&quot;&quot;, red = &quot; &amp; TEXT([.F124]; &quot;#0.00&quot;) &amp; &quot;f64, green = &quot; &amp; TEXT([.G124]; &quot;#0.00&quot;) &amp; &quot;f64, blue = &quot; &amp; TEXT([.H124]; &quot;#0.00&quot;) &amp; &quot;f64}&quot;" office:value-type="string" office:string-value="pub def saddlebrown(): NamedColour = {name = &quot;saddlebrown&quot;, red = 0.55f64, green = 0.27f64, blue = 0.07f64}" calcext:value-type="string">
            <text:p>pub def saddlebrown(): NamedColour = {name = "saddlebrown", red = 0.55f64, green = 0.27f64, blue = 0.07f64}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table:formula="of:=[.C125]/255" office:value-type="float" office:value="0.980392156862745" calcext:value-type="float">
            <text:p>0.98</text:p>
          </table:table-cell>
          <table:table-cell table:formula="of:=[.D125]/255" office:value-type="float" office:value="0.501960784313726" calcext:value-type="float">
            <text:p>0.50</text:p>
          </table:table-cell>
          <table:table-cell table:style-name="ce1" table:formula="of:=[.E125]/255" office:value-type="float" office:value="0.447058823529412" calcext:value-type="float">
            <text:p>0.45</text:p>
          </table:table-cell>
          <table:table-cell table:formula="of:=&quot;pub def &quot;&amp; [.A125] &amp; &quot;(): NamedColour = {name = &quot;&quot;&quot; &amp; [.A125] &amp; &quot;&quot;&quot;, red = &quot; &amp; [.C125] &amp; &quot;, green = &quot; &amp; [.D125] &amp; &quot;, blue = &quot; &amp; [.E125] &amp; &quot;}&quot;" office:value-type="string" office:string-value="pub def salmon(): NamedColour = {name = &quot;salmon&quot;, red = 250, green = 128, blue = 114}" calcext:value-type="string">
            <text:p>pub def salmon(): NamedColour = {name = "salmon", red = 250, green = 128, blue = 114}</text:p>
          </table:table-cell>
          <table:table-cell table:formula="of:=&quot;pub def &quot;&amp; [.A125] &amp; &quot;(): NamedColour = {name = &quot;&quot;&quot; &amp; [.A125] &amp; &quot;&quot;&quot;, red = &quot; &amp; TEXT([.F125]; &quot;#0.00&quot;) &amp; &quot;f64, green = &quot; &amp; TEXT([.G125]; &quot;#0.00&quot;) &amp; &quot;f64, blue = &quot; &amp; TEXT([.H125]; &quot;#0.00&quot;) &amp; &quot;f64}&quot;" office:value-type="string" office:string-value="pub def salmon(): NamedColour = {name = &quot;salmon&quot;, red = 0.98f64, green = 0.50f64, blue = 0.45f64}" calcext:value-type="string">
            <text:p>pub def salmon(): NamedColour = {name = "salmon", red = 0.98f64, green = 0.50f64, blue = 0.45f64}</text:p>
          </table:table-cell>
        </table:table-row>
        <table:table-row table:style-name="ro1">
          <table:table-cell office:value-type="string" calcext:value-type="string">
            <text:p>sandybrown</text:p>
          </table:table-cell>
          <table:table-cell office:value-type="string" calcext:value-type="string">
            <text:p>rgb</text:p>
          </table:table-cell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table:formula="of:=[.C126]/255" office:value-type="float" office:value="0.956862745098039" calcext:value-type="float">
            <text:p>0.96</text:p>
          </table:table-cell>
          <table:table-cell table:formula="of:=[.D126]/255" office:value-type="float" office:value="0.643137254901961" calcext:value-type="float">
            <text:p>0.64</text:p>
          </table:table-cell>
          <table:table-cell table:style-name="ce1" table:formula="of:=[.E126]/255" office:value-type="float" office:value="0.376470588235294" calcext:value-type="float">
            <text:p>0.38</text:p>
          </table:table-cell>
          <table:table-cell table:formula="of:=&quot;pub def &quot;&amp; [.A126] &amp; &quot;(): NamedColour = {name = &quot;&quot;&quot; &amp; [.A126] &amp; &quot;&quot;&quot;, red = &quot; &amp; [.C126] &amp; &quot;, green = &quot; &amp; [.D126] &amp; &quot;, blue = &quot; &amp; [.E126] &amp; &quot;}&quot;" office:value-type="string" office:string-value="pub def sandybrown(): NamedColour = {name = &quot;sandybrown&quot;, red = 244, green = 164, blue = 96}" calcext:value-type="string">
            <text:p>pub def sandybrown(): NamedColour = {name = "sandybrown", red = 244, green = 164, blue = 96}</text:p>
          </table:table-cell>
          <table:table-cell table:formula="of:=&quot;pub def &quot;&amp; [.A126] &amp; &quot;(): NamedColour = {name = &quot;&quot;&quot; &amp; [.A126] &amp; &quot;&quot;&quot;, red = &quot; &amp; TEXT([.F126]; &quot;#0.00&quot;) &amp; &quot;f64, green = &quot; &amp; TEXT([.G126]; &quot;#0.00&quot;) &amp; &quot;f64, blue = &quot; &amp; TEXT([.H126]; &quot;#0.00&quot;) &amp; &quot;f64}&quot;" office:value-type="string" office:string-value="pub def sandybrown(): NamedColour = {name = &quot;sandybrown&quot;, red = 0.96f64, green = 0.64f64, blue = 0.38f64}" calcext:value-type="string">
            <text:p>pub def sandybrown(): NamedColour = {name = "sandybrown", red = 0.96f64, green = 0.64f64, blue = 0.38f64}</text:p>
          </table:table-cell>
        </table:table-row>
        <table:table-row table:style-name="ro1">
          <table:table-cell office:value-type="string" calcext:value-type="string">
            <text:p>seagreen</text:p>
          </table:table-cell>
          <table:table-cell office:value-type="string" calcext:value-type="string">
            <text:p>rgb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C127]/255" office:value-type="float" office:value="0.180392156862745" calcext:value-type="float">
            <text:p>0.18</text:p>
          </table:table-cell>
          <table:table-cell table:formula="of:=[.D127]/255" office:value-type="float" office:value="0.545098039215686" calcext:value-type="float">
            <text:p>0.55</text:p>
          </table:table-cell>
          <table:table-cell table:style-name="ce1" table:formula="of:=[.E127]/255" office:value-type="float" office:value="0.341176470588235" calcext:value-type="float">
            <text:p>0.34</text:p>
          </table:table-cell>
          <table:table-cell table:formula="of:=&quot;pub def &quot;&amp; [.A127] &amp; &quot;(): NamedColour = {name = &quot;&quot;&quot; &amp; [.A127] &amp; &quot;&quot;&quot;, red = &quot; &amp; [.C127] &amp; &quot;, green = &quot; &amp; [.D127] &amp; &quot;, blue = &quot; &amp; [.E127] &amp; &quot;}&quot;" office:value-type="string" office:string-value="pub def seagreen(): NamedColour = {name = &quot;seagreen&quot;, red = 46, green = 139, blue = 87}" calcext:value-type="string">
            <text:p>pub def seagreen(): NamedColour = {name = "seagreen", red = 46, green = 139, blue = 87}</text:p>
          </table:table-cell>
          <table:table-cell table:formula="of:=&quot;pub def &quot;&amp; [.A127] &amp; &quot;(): NamedColour = {name = &quot;&quot;&quot; &amp; [.A127] &amp; &quot;&quot;&quot;, red = &quot; &amp; TEXT([.F127]; &quot;#0.00&quot;) &amp; &quot;f64, green = &quot; &amp; TEXT([.G127]; &quot;#0.00&quot;) &amp; &quot;f64, blue = &quot; &amp; TEXT([.H127]; &quot;#0.00&quot;) &amp; &quot;f64}&quot;" office:value-type="string" office:string-value="pub def seagreen(): NamedColour = {name = &quot;seagreen&quot;, red = 0.18f64, green = 0.55f64, blue = 0.34f64}" calcext:value-type="string">
            <text:p>pub def seagreen(): NamedColour = {name = "seagreen", red = 0.18f64, green = 0.55f64, blue = 0.34f64}</text:p>
          </table:table-cell>
        </table:table-row>
        <table:table-row table:style-name="ro1">
          <table:table-cell office:value-type="string" calcext:value-type="string">
            <text:p>seashell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table:formula="of:=[.C128]/255" office:value-type="float" office:value="1" calcext:value-type="float">
            <text:p>1.00</text:p>
          </table:table-cell>
          <table:table-cell table:formula="of:=[.D128]/255" office:value-type="float" office:value="0.96078431372549" calcext:value-type="float">
            <text:p>0.96</text:p>
          </table:table-cell>
          <table:table-cell table:style-name="ce1" table:formula="of:=[.E128]/255" office:value-type="float" office:value="0.933333333333333" calcext:value-type="float">
            <text:p>0.93</text:p>
          </table:table-cell>
          <table:table-cell table:formula="of:=&quot;pub def &quot;&amp; [.A128] &amp; &quot;(): NamedColour = {name = &quot;&quot;&quot; &amp; [.A128] &amp; &quot;&quot;&quot;, red = &quot; &amp; [.C128] &amp; &quot;, green = &quot; &amp; [.D128] &amp; &quot;, blue = &quot; &amp; [.E128] &amp; &quot;}&quot;" office:value-type="string" office:string-value="pub def seashell(): NamedColour = {name = &quot;seashell&quot;, red = 255, green = 245, blue = 238}" calcext:value-type="string">
            <text:p>pub def seashell(): NamedColour = {name = "seashell", red = 255, green = 245, blue = 238}</text:p>
          </table:table-cell>
          <table:table-cell table:formula="of:=&quot;pub def &quot;&amp; [.A128] &amp; &quot;(): NamedColour = {name = &quot;&quot;&quot; &amp; [.A128] &amp; &quot;&quot;&quot;, red = &quot; &amp; TEXT([.F128]; &quot;#0.00&quot;) &amp; &quot;f64, green = &quot; &amp; TEXT([.G128]; &quot;#0.00&quot;) &amp; &quot;f64, blue = &quot; &amp; TEXT([.H128]; &quot;#0.00&quot;) &amp; &quot;f64}&quot;" office:value-type="string" office:string-value="pub def seashell(): NamedColour = {name = &quot;seashell&quot;, red = 1.00f64, green = 0.96f64, blue = 0.93f64}" calcext:value-type="string">
            <text:p>pub def seashell(): NamedColour = {name = "seashell", red = 1.00f64, green = 0.96f64, blue = 0.93f64}</text:p>
          </table:table-cell>
        </table:table-row>
        <table:table-row table:style-name="ro1">
          <table:table-cell office:value-type="string" calcext:value-type="string">
            <text:p>sienna</text:p>
          </table:table-cell>
          <table:table-cell office:value-type="string" calcext:value-type="string">
            <text:p>rgb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formula="of:=[.C129]/255" office:value-type="float" office:value="0.627450980392157" calcext:value-type="float">
            <text:p>0.63</text:p>
          </table:table-cell>
          <table:table-cell table:formula="of:=[.D129]/255" office:value-type="float" office:value="0.32156862745098" calcext:value-type="float">
            <text:p>0.32</text:p>
          </table:table-cell>
          <table:table-cell table:style-name="ce1" table:formula="of:=[.E129]/255" office:value-type="float" office:value="0.176470588235294" calcext:value-type="float">
            <text:p>0.18</text:p>
          </table:table-cell>
          <table:table-cell table:formula="of:=&quot;pub def &quot;&amp; [.A129] &amp; &quot;(): NamedColour = {name = &quot;&quot;&quot; &amp; [.A129] &amp; &quot;&quot;&quot;, red = &quot; &amp; [.C129] &amp; &quot;, green = &quot; &amp; [.D129] &amp; &quot;, blue = &quot; &amp; [.E129] &amp; &quot;}&quot;" office:value-type="string" office:string-value="pub def sienna(): NamedColour = {name = &quot;sienna&quot;, red = 160, green = 82, blue = 45}" calcext:value-type="string">
            <text:p>pub def sienna(): NamedColour = {name = "sienna", red = 160, green = 82, blue = 45}</text:p>
          </table:table-cell>
          <table:table-cell table:formula="of:=&quot;pub def &quot;&amp; [.A129] &amp; &quot;(): NamedColour = {name = &quot;&quot;&quot; &amp; [.A129] &amp; &quot;&quot;&quot;, red = &quot; &amp; TEXT([.F129]; &quot;#0.00&quot;) &amp; &quot;f64, green = &quot; &amp; TEXT([.G129]; &quot;#0.00&quot;) &amp; &quot;f64, blue = &quot; &amp; TEXT([.H129]; &quot;#0.00&quot;) &amp; &quot;f64}&quot;" office:value-type="string" office:string-value="pub def sienna(): NamedColour = {name = &quot;sienna&quot;, red = 0.63f64, green = 0.32f64, blue = 0.18f64}" calcext:value-type="string">
            <text:p>pub def sienna(): NamedColour = {name = "sienna", red = 0.63f64, green = 0.32f64, blue = 0.18f64}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192" calcext:value-type="float">
            <text:p>192</text:p>
          </table:table-cell>
          <table:table-cell table:formula="of:=[.C130]/255" office:value-type="float" office:value="0.752941176470588" calcext:value-type="float">
            <text:p>0.75</text:p>
          </table:table-cell>
          <table:table-cell table:formula="of:=[.D130]/255" office:value-type="float" office:value="0.752941176470588" calcext:value-type="float">
            <text:p>0.75</text:p>
          </table:table-cell>
          <table:table-cell table:style-name="ce1" table:formula="of:=[.E130]/255" office:value-type="float" office:value="0.752941176470588" calcext:value-type="float">
            <text:p>0.75</text:p>
          </table:table-cell>
          <table:table-cell table:formula="of:=&quot;pub def &quot;&amp; [.A130] &amp; &quot;(): NamedColour = {name = &quot;&quot;&quot; &amp; [.A130] &amp; &quot;&quot;&quot;, red = &quot; &amp; [.C130] &amp; &quot;, green = &quot; &amp; [.D130] &amp; &quot;, blue = &quot; &amp; [.E130] &amp; &quot;}&quot;" office:value-type="string" office:string-value="pub def silver(): NamedColour = {name = &quot;silver&quot;, red = 192, green = 192, blue = 192}" calcext:value-type="string">
            <text:p>pub def silver(): NamedColour = {name = "silver", red = 192, green = 192, blue = 192}</text:p>
          </table:table-cell>
          <table:table-cell table:formula="of:=&quot;pub def &quot;&amp; [.A130] &amp; &quot;(): NamedColour = {name = &quot;&quot;&quot; &amp; [.A130] &amp; &quot;&quot;&quot;, red = &quot; &amp; TEXT([.F130]; &quot;#0.00&quot;) &amp; &quot;f64, green = &quot; &amp; TEXT([.G130]; &quot;#0.00&quot;) &amp; &quot;f64, blue = &quot; &amp; TEXT([.H130]; &quot;#0.00&quot;) &amp; &quot;f64}&quot;" office:value-type="string" office:string-value="pub def silver(): NamedColour = {name = &quot;silver&quot;, red = 0.75f64, green = 0.75f64, blue = 0.75f64}" calcext:value-type="string">
            <text:p>pub def silver(): NamedColour = {name = "silver", red = 0.75f64, green = 0.75f64, blue = 0.75f64}</text:p>
          </table:table-cell>
        </table:table-row>
        <table:table-row table:style-name="ro1">
          <table:table-cell office:value-type="string" calcext:value-type="string">
            <text:p>skyblue</text:p>
          </table:table-cell>
          <table:table-cell office:value-type="string" calcext:value-type="string">
            <text:p>rgb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table:formula="of:=[.C131]/255" office:value-type="float" office:value="0.529411764705882" calcext:value-type="float">
            <text:p>0.53</text:p>
          </table:table-cell>
          <table:table-cell table:formula="of:=[.D131]/255" office:value-type="float" office:value="0.807843137254902" calcext:value-type="float">
            <text:p>0.81</text:p>
          </table:table-cell>
          <table:table-cell table:style-name="ce1" table:formula="of:=[.E131]/255" office:value-type="float" office:value="0.92156862745098" calcext:value-type="float">
            <text:p>0.92</text:p>
          </table:table-cell>
          <table:table-cell table:formula="of:=&quot;pub def &quot;&amp; [.A131] &amp; &quot;(): NamedColour = {name = &quot;&quot;&quot; &amp; [.A131] &amp; &quot;&quot;&quot;, red = &quot; &amp; [.C131] &amp; &quot;, green = &quot; &amp; [.D131] &amp; &quot;, blue = &quot; &amp; [.E131] &amp; &quot;}&quot;" office:value-type="string" office:string-value="pub def skyblue(): NamedColour = {name = &quot;skyblue&quot;, red = 135, green = 206, blue = 235}" calcext:value-type="string">
            <text:p>pub def skyblue(): NamedColour = {name = "skyblue", red = 135, green = 206, blue = 235}</text:p>
          </table:table-cell>
          <table:table-cell table:formula="of:=&quot;pub def &quot;&amp; [.A131] &amp; &quot;(): NamedColour = {name = &quot;&quot;&quot; &amp; [.A131] &amp; &quot;&quot;&quot;, red = &quot; &amp; TEXT([.F131]; &quot;#0.00&quot;) &amp; &quot;f64, green = &quot; &amp; TEXT([.G131]; &quot;#0.00&quot;) &amp; &quot;f64, blue = &quot; &amp; TEXT([.H131]; &quot;#0.00&quot;) &amp; &quot;f64}&quot;" office:value-type="string" office:string-value="pub def skyblue(): NamedColour = {name = &quot;skyblue&quot;, red = 0.53f64, green = 0.81f64, blue = 0.92f64}" calcext:value-type="string">
            <text:p>pub def skyblue(): NamedColour = {name = "skyblue", red = 0.53f64, green = 0.81f64, blue = 0.92f64}</text:p>
          </table:table-cell>
        </table:table-row>
        <table:table-row table:style-name="ro1">
          <table:table-cell office:value-type="string" calcext:value-type="string">
            <text:p>slateblue</text:p>
          </table:table-cell>
          <table:table-cell office:value-type="string" calcext:value-type="string">
            <text:p>rgb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table:formula="of:=[.C132]/255" office:value-type="float" office:value="0.415686274509804" calcext:value-type="float">
            <text:p>0.42</text:p>
          </table:table-cell>
          <table:table-cell table:formula="of:=[.D132]/255" office:value-type="float" office:value="0.352941176470588" calcext:value-type="float">
            <text:p>0.35</text:p>
          </table:table-cell>
          <table:table-cell table:style-name="ce1" table:formula="of:=[.E132]/255" office:value-type="float" office:value="0.803921568627451" calcext:value-type="float">
            <text:p>0.80</text:p>
          </table:table-cell>
          <table:table-cell table:formula="of:=&quot;pub def &quot;&amp; [.A132] &amp; &quot;(): NamedColour = {name = &quot;&quot;&quot; &amp; [.A132] &amp; &quot;&quot;&quot;, red = &quot; &amp; [.C132] &amp; &quot;, green = &quot; &amp; [.D132] &amp; &quot;, blue = &quot; &amp; [.E132] &amp; &quot;}&quot;" office:value-type="string" office:string-value="pub def slateblue(): NamedColour = {name = &quot;slateblue&quot;, red = 106, green = 90, blue = 205}" calcext:value-type="string">
            <text:p>pub def slateblue(): NamedColour = {name = "slateblue", red = 106, green = 90, blue = 205}</text:p>
          </table:table-cell>
          <table:table-cell table:formula="of:=&quot;pub def &quot;&amp; [.A132] &amp; &quot;(): NamedColour = {name = &quot;&quot;&quot; &amp; [.A132] &amp; &quot;&quot;&quot;, red = &quot; &amp; TEXT([.F132]; &quot;#0.00&quot;) &amp; &quot;f64, green = &quot; &amp; TEXT([.G132]; &quot;#0.00&quot;) &amp; &quot;f64, blue = &quot; &amp; TEXT([.H132]; &quot;#0.00&quot;) &amp; &quot;f64}&quot;" office:value-type="string" office:string-value="pub def slateblue(): NamedColour = {name = &quot;slateblue&quot;, red = 0.42f64, green = 0.35f64, blue = 0.80f64}" calcext:value-type="string">
            <text:p>pub def slateblue(): NamedColour = {name = "slateblue", red = 0.42f64, green = 0.35f64, blue = 0.80f64}</text:p>
          </table:table-cell>
        </table:table-row>
        <table:table-row table:style-name="ro1">
          <table:table-cell office:value-type="string" calcext:value-type="string">
            <text:p>slategray</text:p>
          </table:table-cell>
          <table:table-cell office:value-type="string" calcext:value-type="string">
            <text:p>rgb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formula="of:=[.C133]/255" office:value-type="float" office:value="0.43921568627451" calcext:value-type="float">
            <text:p>0.44</text:p>
          </table:table-cell>
          <table:table-cell table:formula="of:=[.D133]/255" office:value-type="float" office:value="0.501960784313726" calcext:value-type="float">
            <text:p>0.50</text:p>
          </table:table-cell>
          <table:table-cell table:style-name="ce1" table:formula="of:=[.E133]/255" office:value-type="float" office:value="0.564705882352941" calcext:value-type="float">
            <text:p>0.56</text:p>
          </table:table-cell>
          <table:table-cell table:formula="of:=&quot;pub def &quot;&amp; [.A133] &amp; &quot;(): NamedColour = {name = &quot;&quot;&quot; &amp; [.A133] &amp; &quot;&quot;&quot;, red = &quot; &amp; [.C133] &amp; &quot;, green = &quot; &amp; [.D133] &amp; &quot;, blue = &quot; &amp; [.E133] &amp; &quot;}&quot;" office:value-type="string" office:string-value="pub def slategray(): NamedColour = {name = &quot;slategray&quot;, red = 112, green = 128, blue = 144}" calcext:value-type="string">
            <text:p>pub def slategray(): NamedColour = {name = "slategray", red = 112, green = 128, blue = 144}</text:p>
          </table:table-cell>
          <table:table-cell table:formula="of:=&quot;pub def &quot;&amp; [.A133] &amp; &quot;(): NamedColour = {name = &quot;&quot;&quot; &amp; [.A133] &amp; &quot;&quot;&quot;, red = &quot; &amp; TEXT([.F133]; &quot;#0.00&quot;) &amp; &quot;f64, green = &quot; &amp; TEXT([.G133]; &quot;#0.00&quot;) &amp; &quot;f64, blue = &quot; &amp; TEXT([.H133]; &quot;#0.00&quot;) &amp; &quot;f64}&quot;" office:value-type="string" office:string-value="pub def slategray(): NamedColour = {name = &quot;slategray&quot;, red = 0.44f64, green = 0.50f64, blue = 0.56f64}" calcext:value-type="string">
            <text:p>pub def slategray(): NamedColour = {name = "slategray", red = 0.44f64, green = 0.50f64, blue = 0.56f64}</text:p>
          </table:table-cell>
        </table:table-row>
        <table:table-row table:style-name="ro1">
          <table:table-cell office:value-type="string" calcext:value-type="string">
            <text:p>slategrey</text:p>
          </table:table-cell>
          <table:table-cell office:value-type="string" calcext:value-type="string">
            <text:p>rgb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formula="of:=[.C134]/255" office:value-type="float" office:value="0.43921568627451" calcext:value-type="float">
            <text:p>0.44</text:p>
          </table:table-cell>
          <table:table-cell table:formula="of:=[.D134]/255" office:value-type="float" office:value="0.501960784313726" calcext:value-type="float">
            <text:p>0.50</text:p>
          </table:table-cell>
          <table:table-cell table:style-name="ce1" table:formula="of:=[.E134]/255" office:value-type="float" office:value="0.564705882352941" calcext:value-type="float">
            <text:p>0.56</text:p>
          </table:table-cell>
          <table:table-cell table:formula="of:=&quot;pub def &quot;&amp; [.A134] &amp; &quot;(): NamedColour = {name = &quot;&quot;&quot; &amp; [.A134] &amp; &quot;&quot;&quot;, red = &quot; &amp; [.C134] &amp; &quot;, green = &quot; &amp; [.D134] &amp; &quot;, blue = &quot; &amp; [.E134] &amp; &quot;}&quot;" office:value-type="string" office:string-value="pub def slategrey(): NamedColour = {name = &quot;slategrey&quot;, red = 112, green = 128, blue = 144}" calcext:value-type="string">
            <text:p>pub def slategrey(): NamedColour = {name = "slategrey", red = 112, green = 128, blue = 144}</text:p>
          </table:table-cell>
          <table:table-cell table:formula="of:=&quot;pub def &quot;&amp; [.A134] &amp; &quot;(): NamedColour = {name = &quot;&quot;&quot; &amp; [.A134] &amp; &quot;&quot;&quot;, red = &quot; &amp; TEXT([.F134]; &quot;#0.00&quot;) &amp; &quot;f64, green = &quot; &amp; TEXT([.G134]; &quot;#0.00&quot;) &amp; &quot;f64, blue = &quot; &amp; TEXT([.H134]; &quot;#0.00&quot;) &amp; &quot;f64}&quot;" office:value-type="string" office:string-value="pub def slategrey(): NamedColour = {name = &quot;slategrey&quot;, red = 0.44f64, green = 0.50f64, blue = 0.56f64}" calcext:value-type="string">
            <text:p>pub def slategrey(): NamedColour = {name = "slategrey", red = 0.44f64, green = 0.50f64, blue = 0.56f64}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0" calcext:value-type="float">
            <text:p>250</text:p>
          </table:table-cell>
          <table:table-cell table:formula="of:=[.C135]/255" office:value-type="float" office:value="1" calcext:value-type="float">
            <text:p>1.00</text:p>
          </table:table-cell>
          <table:table-cell table:formula="of:=[.D135]/255" office:value-type="float" office:value="0.980392156862745" calcext:value-type="float">
            <text:p>0.98</text:p>
          </table:table-cell>
          <table:table-cell table:style-name="ce1" table:formula="of:=[.E135]/255" office:value-type="float" office:value="0.980392156862745" calcext:value-type="float">
            <text:p>0.98</text:p>
          </table:table-cell>
          <table:table-cell table:formula="of:=&quot;pub def &quot;&amp; [.A135] &amp; &quot;(): NamedColour = {name = &quot;&quot;&quot; &amp; [.A135] &amp; &quot;&quot;&quot;, red = &quot; &amp; [.C135] &amp; &quot;, green = &quot; &amp; [.D135] &amp; &quot;, blue = &quot; &amp; [.E135] &amp; &quot;}&quot;" office:value-type="string" office:string-value="pub def snow(): NamedColour = {name = &quot;snow&quot;, red = 255, green = 250, blue = 250}" calcext:value-type="string">
            <text:p>pub def snow(): NamedColour = {name = "snow", red = 255, green = 250, blue = 250}</text:p>
          </table:table-cell>
          <table:table-cell table:formula="of:=&quot;pub def &quot;&amp; [.A135] &amp; &quot;(): NamedColour = {name = &quot;&quot;&quot; &amp; [.A135] &amp; &quot;&quot;&quot;, red = &quot; &amp; TEXT([.F135]; &quot;#0.00&quot;) &amp; &quot;f64, green = &quot; &amp; TEXT([.G135]; &quot;#0.00&quot;) &amp; &quot;f64, blue = &quot; &amp; TEXT([.H135]; &quot;#0.00&quot;) &amp; &quot;f64}&quot;" office:value-type="string" office:string-value="pub def snow(): NamedColour = {name = &quot;snow&quot;, red = 1.00f64, green = 0.98f64, blue = 0.98f64}" calcext:value-type="string">
            <text:p>pub def snow(): NamedColour = {name = "snow", red = 1.00f64, green = 0.98f64, blue = 0.98f64}</text:p>
          </table:table-cell>
        </table:table-row>
        <table:table-row table:style-name="ro1">
          <table:table-cell office:value-type="string" calcext:value-type="string">
            <text:p>springgreen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formula="of:=[.C136]/255" office:value-type="float" office:value="0" calcext:value-type="float">
            <text:p>0.00</text:p>
          </table:table-cell>
          <table:table-cell table:formula="of:=[.D136]/255" office:value-type="float" office:value="1" calcext:value-type="float">
            <text:p>1.00</text:p>
          </table:table-cell>
          <table:table-cell table:style-name="ce1" table:formula="of:=[.E136]/255" office:value-type="float" office:value="0.498039215686275" calcext:value-type="float">
            <text:p>0.50</text:p>
          </table:table-cell>
          <table:table-cell table:formula="of:=&quot;pub def &quot;&amp; [.A136] &amp; &quot;(): NamedColour = {name = &quot;&quot;&quot; &amp; [.A136] &amp; &quot;&quot;&quot;, red = &quot; &amp; [.C136] &amp; &quot;, green = &quot; &amp; [.D136] &amp; &quot;, blue = &quot; &amp; [.E136] &amp; &quot;}&quot;" office:value-type="string" office:string-value="pub def springgreen(): NamedColour = {name = &quot;springgreen&quot;, red = 0, green = 255, blue = 127}" calcext:value-type="string">
            <text:p>pub def springgreen(): NamedColour = {name = "springgreen", red = 0, green = 255, blue = 127}</text:p>
          </table:table-cell>
          <table:table-cell table:formula="of:=&quot;pub def &quot;&amp; [.A136] &amp; &quot;(): NamedColour = {name = &quot;&quot;&quot; &amp; [.A136] &amp; &quot;&quot;&quot;, red = &quot; &amp; TEXT([.F136]; &quot;#0.00&quot;) &amp; &quot;f64, green = &quot; &amp; TEXT([.G136]; &quot;#0.00&quot;) &amp; &quot;f64, blue = &quot; &amp; TEXT([.H136]; &quot;#0.00&quot;) &amp; &quot;f64}&quot;" office:value-type="string" office:string-value="pub def springgreen(): NamedColour = {name = &quot;springgreen&quot;, red = 0.00f64, green = 1.00f64, blue = 0.50f64}" calcext:value-type="string">
            <text:p>pub def springgreen(): NamedColour = {name = "springgreen", red = 0.00f64, green = 1.00f64, blue = 0.50f64}</text:p>
          </table:table-cell>
        </table:table-row>
        <table:table-row table:style-name="ro1">
          <table:table-cell office:value-type="string" calcext:value-type="string">
            <text:p>steelblue</text:p>
          </table:table-cell>
          <table:table-cell office:value-type="string" calcext:value-type="string">
            <text:p>rgb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table:formula="of:=[.C137]/255" office:value-type="float" office:value="0.274509803921569" calcext:value-type="float">
            <text:p>0.27</text:p>
          </table:table-cell>
          <table:table-cell table:formula="of:=[.D137]/255" office:value-type="float" office:value="0.509803921568627" calcext:value-type="float">
            <text:p>0.51</text:p>
          </table:table-cell>
          <table:table-cell table:style-name="ce1" table:formula="of:=[.E137]/255" office:value-type="float" office:value="0.705882352941177" calcext:value-type="float">
            <text:p>0.71</text:p>
          </table:table-cell>
          <table:table-cell table:formula="of:=&quot;pub def &quot;&amp; [.A137] &amp; &quot;(): NamedColour = {name = &quot;&quot;&quot; &amp; [.A137] &amp; &quot;&quot;&quot;, red = &quot; &amp; [.C137] &amp; &quot;, green = &quot; &amp; [.D137] &amp; &quot;, blue = &quot; &amp; [.E137] &amp; &quot;}&quot;" office:value-type="string" office:string-value="pub def steelblue(): NamedColour = {name = &quot;steelblue&quot;, red = 70, green = 130, blue = 180}" calcext:value-type="string">
            <text:p>pub def steelblue(): NamedColour = {name = "steelblue", red = 70, green = 130, blue = 180}</text:p>
          </table:table-cell>
          <table:table-cell table:formula="of:=&quot;pub def &quot;&amp; [.A137] &amp; &quot;(): NamedColour = {name = &quot;&quot;&quot; &amp; [.A137] &amp; &quot;&quot;&quot;, red = &quot; &amp; TEXT([.F137]; &quot;#0.00&quot;) &amp; &quot;f64, green = &quot; &amp; TEXT([.G137]; &quot;#0.00&quot;) &amp; &quot;f64, blue = &quot; &amp; TEXT([.H137]; &quot;#0.00&quot;) &amp; &quot;f64}&quot;" office:value-type="string" office:string-value="pub def steelblue(): NamedColour = {name = &quot;steelblue&quot;, red = 0.27f64, green = 0.51f64, blue = 0.71f64}" calcext:value-type="string">
            <text:p>pub def steelblue(): NamedColour = {name = "steelblue", red = 0.27f64, green = 0.51f64, blue = 0.71f64}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rgb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[.C138]/255" office:value-type="float" office:value="0.823529411764706" calcext:value-type="float">
            <text:p>0.82</text:p>
          </table:table-cell>
          <table:table-cell table:formula="of:=[.D138]/255" office:value-type="float" office:value="0.705882352941177" calcext:value-type="float">
            <text:p>0.71</text:p>
          </table:table-cell>
          <table:table-cell table:style-name="ce1" table:formula="of:=[.E138]/255" office:value-type="float" office:value="0.549019607843137" calcext:value-type="float">
            <text:p>0.55</text:p>
          </table:table-cell>
          <table:table-cell table:formula="of:=&quot;pub def &quot;&amp; [.A138] &amp; &quot;(): NamedColour = {name = &quot;&quot;&quot; &amp; [.A138] &amp; &quot;&quot;&quot;, red = &quot; &amp; [.C138] &amp; &quot;, green = &quot; &amp; [.D138] &amp; &quot;, blue = &quot; &amp; [.E138] &amp; &quot;}&quot;" office:value-type="string" office:string-value="pub def tan(): NamedColour = {name = &quot;tan&quot;, red = 210, green = 180, blue = 140}" calcext:value-type="string">
            <text:p>pub def tan(): NamedColour = {name = "tan", red = 210, green = 180, blue = 140}</text:p>
          </table:table-cell>
          <table:table-cell table:formula="of:=&quot;pub def &quot;&amp; [.A138] &amp; &quot;(): NamedColour = {name = &quot;&quot;&quot; &amp; [.A138] &amp; &quot;&quot;&quot;, red = &quot; &amp; TEXT([.F138]; &quot;#0.00&quot;) &amp; &quot;f64, green = &quot; &amp; TEXT([.G138]; &quot;#0.00&quot;) &amp; &quot;f64, blue = &quot; &amp; TEXT([.H138]; &quot;#0.00&quot;) &amp; &quot;f64}&quot;" office:value-type="string" office:string-value="pub def tan(): NamedColour = {name = &quot;tan&quot;, red = 0.82f64, green = 0.71f64, blue = 0.55f64}" calcext:value-type="string">
            <text:p>pub def tan(): NamedColour = {name = "tan", red = 0.82f64, green = 0.71f64, blue = 0.55f64}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rg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139]/255" office:value-type="float" office:value="0" calcext:value-type="float">
            <text:p>0.00</text:p>
          </table:table-cell>
          <table:table-cell table:formula="of:=[.D139]/255" office:value-type="float" office:value="0.501960784313726" calcext:value-type="float">
            <text:p>0.50</text:p>
          </table:table-cell>
          <table:table-cell table:style-name="ce1" table:formula="of:=[.E139]/255" office:value-type="float" office:value="0.501960784313726" calcext:value-type="float">
            <text:p>0.50</text:p>
          </table:table-cell>
          <table:table-cell table:formula="of:=&quot;pub def &quot;&amp; [.A139] &amp; &quot;(): NamedColour = {name = &quot;&quot;&quot; &amp; [.A139] &amp; &quot;&quot;&quot;, red = &quot; &amp; [.C139] &amp; &quot;, green = &quot; &amp; [.D139] &amp; &quot;, blue = &quot; &amp; [.E139] &amp; &quot;}&quot;" office:value-type="string" office:string-value="pub def teal(): NamedColour = {name = &quot;teal&quot;, red = 0, green = 128, blue = 128}" calcext:value-type="string">
            <text:p>pub def teal(): NamedColour = {name = "teal", red = 0, green = 128, blue = 128}</text:p>
          </table:table-cell>
          <table:table-cell table:formula="of:=&quot;pub def &quot;&amp; [.A139] &amp; &quot;(): NamedColour = {name = &quot;&quot;&quot; &amp; [.A139] &amp; &quot;&quot;&quot;, red = &quot; &amp; TEXT([.F139]; &quot;#0.00&quot;) &amp; &quot;f64, green = &quot; &amp; TEXT([.G139]; &quot;#0.00&quot;) &amp; &quot;f64, blue = &quot; &amp; TEXT([.H139]; &quot;#0.00&quot;) &amp; &quot;f64}&quot;" office:value-type="string" office:string-value="pub def teal(): NamedColour = {name = &quot;teal&quot;, red = 0.00f64, green = 0.50f64, blue = 0.50f64}" calcext:value-type="string">
            <text:p>pub def teal(): NamedColour = {name = "teal", red = 0.00f64, green = 0.50f64, blue = 0.50f64}</text:p>
          </table:table-cell>
        </table:table-row>
        <table:table-row table:style-name="ro1">
          <table:table-cell office:value-type="string" calcext:value-type="string">
            <text:p>thistle</text:p>
          </table:table-cell>
          <table:table-cell office:value-type="string" calcext:value-type="string">
            <text:p>rgb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table:formula="of:=[.C140]/255" office:value-type="float" office:value="0.847058823529412" calcext:value-type="float">
            <text:p>0.85</text:p>
          </table:table-cell>
          <table:table-cell table:formula="of:=[.D140]/255" office:value-type="float" office:value="0.749019607843137" calcext:value-type="float">
            <text:p>0.75</text:p>
          </table:table-cell>
          <table:table-cell table:style-name="ce1" table:formula="of:=[.E140]/255" office:value-type="float" office:value="0.847058823529412" calcext:value-type="float">
            <text:p>0.85</text:p>
          </table:table-cell>
          <table:table-cell table:formula="of:=&quot;pub def &quot;&amp; [.A140] &amp; &quot;(): NamedColour = {name = &quot;&quot;&quot; &amp; [.A140] &amp; &quot;&quot;&quot;, red = &quot; &amp; [.C140] &amp; &quot;, green = &quot; &amp; [.D140] &amp; &quot;, blue = &quot; &amp; [.E140] &amp; &quot;}&quot;" office:value-type="string" office:string-value="pub def thistle(): NamedColour = {name = &quot;thistle&quot;, red = 216, green = 191, blue = 216}" calcext:value-type="string">
            <text:p>pub def thistle(): NamedColour = {name = "thistle", red = 216, green = 191, blue = 216}</text:p>
          </table:table-cell>
          <table:table-cell table:formula="of:=&quot;pub def &quot;&amp; [.A140] &amp; &quot;(): NamedColour = {name = &quot;&quot;&quot; &amp; [.A140] &amp; &quot;&quot;&quot;, red = &quot; &amp; TEXT([.F140]; &quot;#0.00&quot;) &amp; &quot;f64, green = &quot; &amp; TEXT([.G140]; &quot;#0.00&quot;) &amp; &quot;f64, blue = &quot; &amp; TEXT([.H140]; &quot;#0.00&quot;) &amp; &quot;f64}&quot;" office:value-type="string" office:string-value="pub def thistle(): NamedColour = {name = &quot;thistle&quot;, red = 0.85f64, green = 0.75f64, blue = 0.85f64}" calcext:value-type="string">
            <text:p>pub def thistle(): NamedColour = {name = "thistle", red = 0.85f64, green = 0.75f64, blue = 0.85f64}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rgb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table:formula="of:=[.C141]/255" office:value-type="float" office:value="1" calcext:value-type="float">
            <text:p>1.00</text:p>
          </table:table-cell>
          <table:table-cell table:formula="of:=[.D141]/255" office:value-type="float" office:value="0.388235294117647" calcext:value-type="float">
            <text:p>0.39</text:p>
          </table:table-cell>
          <table:table-cell table:style-name="ce1" table:formula="of:=[.E141]/255" office:value-type="float" office:value="0.27843137254902" calcext:value-type="float">
            <text:p>0.28</text:p>
          </table:table-cell>
          <table:table-cell table:formula="of:=&quot;pub def &quot;&amp; [.A141] &amp; &quot;(): NamedColour = {name = &quot;&quot;&quot; &amp; [.A141] &amp; &quot;&quot;&quot;, red = &quot; &amp; [.C141] &amp; &quot;, green = &quot; &amp; [.D141] &amp; &quot;, blue = &quot; &amp; [.E141] &amp; &quot;}&quot;" office:value-type="string" office:string-value="pub def tomato(): NamedColour = {name = &quot;tomato&quot;, red = 255, green = 99, blue = 71}" calcext:value-type="string">
            <text:p>pub def tomato(): NamedColour = {name = "tomato", red = 255, green = 99, blue = 71}</text:p>
          </table:table-cell>
          <table:table-cell table:formula="of:=&quot;pub def &quot;&amp; [.A141] &amp; &quot;(): NamedColour = {name = &quot;&quot;&quot; &amp; [.A141] &amp; &quot;&quot;&quot;, red = &quot; &amp; TEXT([.F141]; &quot;#0.00&quot;) &amp; &quot;f64, green = &quot; &amp; TEXT([.G141]; &quot;#0.00&quot;) &amp; &quot;f64, blue = &quot; &amp; TEXT([.H141]; &quot;#0.00&quot;) &amp; &quot;f64}&quot;" office:value-type="string" office:string-value="pub def tomato(): NamedColour = {name = &quot;tomato&quot;, red = 1.00f64, green = 0.39f64, blue = 0.28f64}" calcext:value-type="string">
            <text:p>pub def tomato(): NamedColour = {name = "tomato", red = 1.00f64, green = 0.39f64, blue = 0.28f64}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rgb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table:formula="of:=[.C142]/255" office:value-type="float" office:value="0.250980392156863" calcext:value-type="float">
            <text:p>0.25</text:p>
          </table:table-cell>
          <table:table-cell table:formula="of:=[.D142]/255" office:value-type="float" office:value="0.87843137254902" calcext:value-type="float">
            <text:p>0.88</text:p>
          </table:table-cell>
          <table:table-cell table:style-name="ce1" table:formula="of:=[.E142]/255" office:value-type="float" office:value="0.815686274509804" calcext:value-type="float">
            <text:p>0.82</text:p>
          </table:table-cell>
          <table:table-cell table:formula="of:=&quot;pub def &quot;&amp; [.A142] &amp; &quot;(): NamedColour = {name = &quot;&quot;&quot; &amp; [.A142] &amp; &quot;&quot;&quot;, red = &quot; &amp; [.C142] &amp; &quot;, green = &quot; &amp; [.D142] &amp; &quot;, blue = &quot; &amp; [.E142] &amp; &quot;}&quot;" office:value-type="string" office:string-value="pub def turquoise(): NamedColour = {name = &quot;turquoise&quot;, red = 64, green = 224, blue = 208}" calcext:value-type="string">
            <text:p>pub def turquoise(): NamedColour = {name = "turquoise", red = 64, green = 224, blue = 208}</text:p>
          </table:table-cell>
          <table:table-cell table:formula="of:=&quot;pub def &quot;&amp; [.A142] &amp; &quot;(): NamedColour = {name = &quot;&quot;&quot; &amp; [.A142] &amp; &quot;&quot;&quot;, red = &quot; &amp; TEXT([.F142]; &quot;#0.00&quot;) &amp; &quot;f64, green = &quot; &amp; TEXT([.G142]; &quot;#0.00&quot;) &amp; &quot;f64, blue = &quot; &amp; TEXT([.H142]; &quot;#0.00&quot;) &amp; &quot;f64}&quot;" office:value-type="string" office:string-value="pub def turquoise(): NamedColour = {name = &quot;turquoise&quot;, red = 0.25f64, green = 0.88f64, blue = 0.82f64}" calcext:value-type="string">
            <text:p>pub def turquoise(): NamedColour = {name = "turquoise", red = 0.25f64, green = 0.88f64, blue = 0.82f64}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rgb</text:p>
          </table:table-cell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 office:value-type="float" office:value="238" calcext:value-type="float">
            <text:p>238</text:p>
          </table:table-cell>
          <table:table-cell table:formula="of:=[.C143]/255" office:value-type="float" office:value="0.933333333333333" calcext:value-type="float">
            <text:p>0.93</text:p>
          </table:table-cell>
          <table:table-cell table:formula="of:=[.D143]/255" office:value-type="float" office:value="0.509803921568627" calcext:value-type="float">
            <text:p>0.51</text:p>
          </table:table-cell>
          <table:table-cell table:style-name="ce1" table:formula="of:=[.E143]/255" office:value-type="float" office:value="0.933333333333333" calcext:value-type="float">
            <text:p>0.93</text:p>
          </table:table-cell>
          <table:table-cell table:formula="of:=&quot;pub def &quot;&amp; [.A143] &amp; &quot;(): NamedColour = {name = &quot;&quot;&quot; &amp; [.A143] &amp; &quot;&quot;&quot;, red = &quot; &amp; [.C143] &amp; &quot;, green = &quot; &amp; [.D143] &amp; &quot;, blue = &quot; &amp; [.E143] &amp; &quot;}&quot;" office:value-type="string" office:string-value="pub def violet(): NamedColour = {name = &quot;violet&quot;, red = 238, green = 130, blue = 238}" calcext:value-type="string">
            <text:p>pub def violet(): NamedColour = {name = "violet", red = 238, green = 130, blue = 238}</text:p>
          </table:table-cell>
          <table:table-cell table:formula="of:=&quot;pub def &quot;&amp; [.A143] &amp; &quot;(): NamedColour = {name = &quot;&quot;&quot; &amp; [.A143] &amp; &quot;&quot;&quot;, red = &quot; &amp; TEXT([.F143]; &quot;#0.00&quot;) &amp; &quot;f64, green = &quot; &amp; TEXT([.G143]; &quot;#0.00&quot;) &amp; &quot;f64, blue = &quot; &amp; TEXT([.H143]; &quot;#0.00&quot;) &amp; &quot;f64}&quot;" office:value-type="string" office:string-value="pub def violet(): NamedColour = {name = &quot;violet&quot;, red = 0.93f64, green = 0.51f64, blue = 0.93f64}" calcext:value-type="string">
            <text:p>pub def violet(): NamedColour = {name = "violet", red = 0.93f64, green = 0.51f64, blue = 0.93f64}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rgb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table:formula="of:=[.C144]/255" office:value-type="float" office:value="0.96078431372549" calcext:value-type="float">
            <text:p>0.96</text:p>
          </table:table-cell>
          <table:table-cell table:formula="of:=[.D144]/255" office:value-type="float" office:value="0.870588235294118" calcext:value-type="float">
            <text:p>0.87</text:p>
          </table:table-cell>
          <table:table-cell table:style-name="ce1" table:formula="of:=[.E144]/255" office:value-type="float" office:value="0.701960784313725" calcext:value-type="float">
            <text:p>0.70</text:p>
          </table:table-cell>
          <table:table-cell table:formula="of:=&quot;pub def &quot;&amp; [.A144] &amp; &quot;(): NamedColour = {name = &quot;&quot;&quot; &amp; [.A144] &amp; &quot;&quot;&quot;, red = &quot; &amp; [.C144] &amp; &quot;, green = &quot; &amp; [.D144] &amp; &quot;, blue = &quot; &amp; [.E144] &amp; &quot;}&quot;" office:value-type="string" office:string-value="pub def wheat(): NamedColour = {name = &quot;wheat&quot;, red = 245, green = 222, blue = 179}" calcext:value-type="string">
            <text:p>pub def wheat(): NamedColour = {name = "wheat", red = 245, green = 222, blue = 179}</text:p>
          </table:table-cell>
          <table:table-cell table:formula="of:=&quot;pub def &quot;&amp; [.A144] &amp; &quot;(): NamedColour = {name = &quot;&quot;&quot; &amp; [.A144] &amp; &quot;&quot;&quot;, red = &quot; &amp; TEXT([.F144]; &quot;#0.00&quot;) &amp; &quot;f64, green = &quot; &amp; TEXT([.G144]; &quot;#0.00&quot;) &amp; &quot;f64, blue = &quot; &amp; TEXT([.H144]; &quot;#0.00&quot;) &amp; &quot;f64}&quot;" office:value-type="string" office:string-value="pub def wheat(): NamedColour = {name = &quot;wheat&quot;, red = 0.96f64, green = 0.87f64, blue = 0.70f64}" calcext:value-type="string">
            <text:p>pub def wheat(): NamedColour = {name = "wheat", red = 0.96f64, green = 0.87f64, blue = 0.70f64}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255" calcext:value-type="float">
            <text:p>255</text:p>
          </table:table-cell>
          <table:table-cell table:formula="of:=[.C145]/255" office:value-type="float" office:value="1" calcext:value-type="float">
            <text:p>1.00</text:p>
          </table:table-cell>
          <table:table-cell table:formula="of:=[.D145]/255" office:value-type="float" office:value="1" calcext:value-type="float">
            <text:p>1.00</text:p>
          </table:table-cell>
          <table:table-cell table:style-name="ce1" table:formula="of:=[.E145]/255" office:value-type="float" office:value="1" calcext:value-type="float">
            <text:p>1.00</text:p>
          </table:table-cell>
          <table:table-cell table:formula="of:=&quot;pub def &quot;&amp; [.A145] &amp; &quot;(): NamedColour = {name = &quot;&quot;&quot; &amp; [.A145] &amp; &quot;&quot;&quot;, red = &quot; &amp; [.C145] &amp; &quot;, green = &quot; &amp; [.D145] &amp; &quot;, blue = &quot; &amp; [.E145] &amp; &quot;}&quot;" office:value-type="string" office:string-value="pub def white(): NamedColour = {name = &quot;white&quot;, red = 255, green = 255, blue = 255}" calcext:value-type="string">
            <text:p>pub def white(): NamedColour = {name = "white", red = 255, green = 255, blue = 255}</text:p>
          </table:table-cell>
          <table:table-cell table:formula="of:=&quot;pub def &quot;&amp; [.A145] &amp; &quot;(): NamedColour = {name = &quot;&quot;&quot; &amp; [.A145] &amp; &quot;&quot;&quot;, red = &quot; &amp; TEXT([.F145]; &quot;#0.00&quot;) &amp; &quot;f64, green = &quot; &amp; TEXT([.G145]; &quot;#0.00&quot;) &amp; &quot;f64, blue = &quot; &amp; TEXT([.H145]; &quot;#0.00&quot;) &amp; &quot;f64}&quot;" office:value-type="string" office:string-value="pub def white(): NamedColour = {name = &quot;white&quot;, red = 1.00f64, green = 1.00f64, blue = 1.00f64}" calcext:value-type="string">
            <text:p>pub def white(): NamedColour = {name = "white", red = 1.00f64, green = 1.00f64, blue = 1.00f64}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rgb</text:p>
          </table:table-cell>
          <table:table-cell table:number-columns-repeated="3" office:value-type="float" office:value="245" calcext:value-type="float">
            <text:p>245</text:p>
          </table:table-cell>
          <table:table-cell table:formula="of:=[.C146]/255" office:value-type="float" office:value="0.96078431372549" calcext:value-type="float">
            <text:p>0.96</text:p>
          </table:table-cell>
          <table:table-cell table:formula="of:=[.D146]/255" office:value-type="float" office:value="0.96078431372549" calcext:value-type="float">
            <text:p>0.96</text:p>
          </table:table-cell>
          <table:table-cell table:style-name="ce1" table:formula="of:=[.E146]/255" office:value-type="float" office:value="0.96078431372549" calcext:value-type="float">
            <text:p>0.96</text:p>
          </table:table-cell>
          <table:table-cell table:formula="of:=&quot;pub def &quot;&amp; [.A146] &amp; &quot;(): NamedColour = {name = &quot;&quot;&quot; &amp; [.A146] &amp; &quot;&quot;&quot;, red = &quot; &amp; [.C146] &amp; &quot;, green = &quot; &amp; [.D146] &amp; &quot;, blue = &quot; &amp; [.E146] &amp; &quot;}&quot;" office:value-type="string" office:string-value="pub def whitesmoke(): NamedColour = {name = &quot;whitesmoke&quot;, red = 245, green = 245, blue = 245}" calcext:value-type="string">
            <text:p>pub def whitesmoke(): NamedColour = {name = "whitesmoke", red = 245, green = 245, blue = 245}</text:p>
          </table:table-cell>
          <table:table-cell table:formula="of:=&quot;pub def &quot;&amp; [.A146] &amp; &quot;(): NamedColour = {name = &quot;&quot;&quot; &amp; [.A146] &amp; &quot;&quot;&quot;, red = &quot; &amp; TEXT([.F146]; &quot;#0.00&quot;) &amp; &quot;f64, green = &quot; &amp; TEXT([.G146]; &quot;#0.00&quot;) &amp; &quot;f64, blue = &quot; &amp; TEXT([.H146]; &quot;#0.00&quot;) &amp; &quot;f64}&quot;" office:value-type="string" office:string-value="pub def whitesmoke(): NamedColour = {name = &quot;whitesmoke&quot;, red = 0.96f64, green = 0.96f64, blue = 0.96f64}" calcext:value-type="string">
            <text:p>pub def whitesmoke(): NamedColour = {name = "whitesmoke", red = 0.96f64, green = 0.96f64, blue = 0.96f64}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rgb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C147]/255" office:value-type="float" office:value="1" calcext:value-type="float">
            <text:p>1.00</text:p>
          </table:table-cell>
          <table:table-cell table:formula="of:=[.D147]/255" office:value-type="float" office:value="1" calcext:value-type="float">
            <text:p>1.00</text:p>
          </table:table-cell>
          <table:table-cell table:style-name="ce1" table:formula="of:=[.E147]/255" office:value-type="float" office:value="0" calcext:value-type="float">
            <text:p>0.00</text:p>
          </table:table-cell>
          <table:table-cell table:formula="of:=&quot;pub def &quot;&amp; [.A147] &amp; &quot;(): NamedColour = {name = &quot;&quot;&quot; &amp; [.A147] &amp; &quot;&quot;&quot;, red = &quot; &amp; [.C147] &amp; &quot;, green = &quot; &amp; [.D147] &amp; &quot;, blue = &quot; &amp; [.E147] &amp; &quot;}&quot;" office:value-type="string" office:string-value="pub def yellow(): NamedColour = {name = &quot;yellow&quot;, red = 255, green = 255, blue = 0}" calcext:value-type="string">
            <text:p>pub def yellow(): NamedColour = {name = "yellow", red = 255, green = 255, blue = 0}</text:p>
          </table:table-cell>
          <table:table-cell table:formula="of:=&quot;pub def &quot;&amp; [.A147] &amp; &quot;(): NamedColour = {name = &quot;&quot;&quot; &amp; [.A147] &amp; &quot;&quot;&quot;, red = &quot; &amp; TEXT([.F147]; &quot;#0.00&quot;) &amp; &quot;f64, green = &quot; &amp; TEXT([.G147]; &quot;#0.00&quot;) &amp; &quot;f64, blue = &quot; &amp; TEXT([.H147]; &quot;#0.00&quot;) &amp; &quot;f64}&quot;" office:value-type="string" office:string-value="pub def yellow(): NamedColour = {name = &quot;yellow&quot;, red = 1.00f64, green = 1.00f64, blue = 0.00f64}" calcext:value-type="string">
            <text:p>pub def yellow(): NamedColour = {name = "yellow", red = 1.00f64, green = 1.00f64, blue = 0.00f64}</text:p>
          </table:table-cell>
        </table:table-row>
        <table:table-row table:style-name="ro1">
          <table:table-cell office:value-type="string" calcext:value-type="string">
            <text:p>yellowgreen</text:p>
          </table:table-cell>
          <table:table-cell office:value-type="string" calcext:value-type="string">
            <text:p>rgb</text:p>
          </table:table-cell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table:formula="of:=[.C148]/255" office:value-type="float" office:value="0.603921568627451" calcext:value-type="float">
            <text:p>0.60</text:p>
          </table:table-cell>
          <table:table-cell table:formula="of:=[.D148]/255" office:value-type="float" office:value="0.803921568627451" calcext:value-type="float">
            <text:p>0.80</text:p>
          </table:table-cell>
          <table:table-cell table:style-name="ce1" table:formula="of:=[.E148]/255" office:value-type="float" office:value="0.196078431372549" calcext:value-type="float">
            <text:p>0.20</text:p>
          </table:table-cell>
          <table:table-cell table:formula="of:=&quot;pub def &quot;&amp; [.A148] &amp; &quot;(): NamedColour = {name = &quot;&quot;&quot; &amp; [.A148] &amp; &quot;&quot;&quot;, red = &quot; &amp; [.C148] &amp; &quot;, green = &quot; &amp; [.D148] &amp; &quot;, blue = &quot; &amp; [.E148] &amp; &quot;}&quot;" office:value-type="string" office:string-value="pub def yellowgreen(): NamedColour = {name = &quot;yellowgreen&quot;, red = 154, green = 205, blue = 50}" calcext:value-type="string">
            <text:p>pub def yellowgreen(): NamedColour = {name = "yellowgreen", red = 154, green = 205, blue = 50}</text:p>
          </table:table-cell>
          <table:table-cell table:formula="of:=&quot;pub def &quot;&amp; [.A148] &amp; &quot;(): NamedColour = {name = &quot;&quot;&quot; &amp; [.A148] &amp; &quot;&quot;&quot;, red = &quot; &amp; TEXT([.F148]; &quot;#0.00&quot;) &amp; &quot;f64, green = &quot; &amp; TEXT([.G148]; &quot;#0.00&quot;) &amp; &quot;f64, blue = &quot; &amp; TEXT([.H148]; &quot;#0.00&quot;) &amp; &quot;f64}&quot;" office:value-type="string" office:string-value="pub def yellowgreen(): NamedColour = {name = &quot;yellowgreen&quot;, red = 0.60f64, green = 0.80f64, blue = 0.20f64}" calcext:value-type="string">
            <text:p>pub def yellowgreen(): NamedColour = {name = "yellowgreen", red = 0.60f64, green = 0.80f64, blue = 0.20f64}</text:p>
          </table:table-cell>
        </table:table-row>
        <table:table-row table:style-name="ro1" table:number-rows-repeated="104842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7:25:16.079693540</meta:creation-date>
    <dc:date>2025-12-28T18:04:36.449605245</dc:date>
    <meta:editing-duration>PT46S</meta:editing-duration>
    <meta:editing-cycles>1</meta:editing-cycles>
    <meta:document-statistic meta:table-count="1" meta:cell-count="1480" meta:object-count="0"/>
    <meta:generator>LibreOffice/25.2.7.2$Linux_X86_64 LibreOffice_project/520$Build-2</meta:generator>
  </office:meta>
</office:document-meta>
</file>